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109.25pt"/>
    </style:style>
    <style:style style:name="co2" style:family="table-column">
      <style:table-column-properties fo:break-before="auto" style:column-width="151.99pt"/>
    </style:style>
    <style:style style:name="co3" style:family="table-column">
      <style:table-column-properties fo:break-before="auto" style:column-width="330.86pt"/>
    </style:style>
    <style:style style:name="co4" style:family="table-column">
      <style:table-column-properties fo:break-before="auto" style:column-width="129.29pt"/>
    </style:style>
    <style:style style:name="co5" style:family="table-column">
      <style:table-column-properties fo:break-before="auto" style:column-width="139.55pt"/>
    </style:style>
    <style:style style:name="co6" style:family="table-column">
      <style:table-column-properties fo:break-before="auto" style:column-width="85.01pt"/>
    </style:style>
    <style:style style:name="co7" style:family="table-column">
      <style:table-column-properties fo:break-before="auto" style:column-width="112.45pt"/>
    </style:style>
    <style:style style:name="co8" style:family="table-column">
      <style:table-column-properties fo:break-before="auto" style:column-width="399.4pt"/>
    </style:style>
    <style:style style:name="co9" style:family="table-column">
      <style:table-column-properties fo:break-before="auto" style:column-width="64.01pt"/>
    </style:style>
    <style:style style:name="co10" style:family="table-column">
      <style:table-column-properties fo:break-before="auto" style:column-width="119pt"/>
    </style:style>
    <style:style style:name="co11" style:family="table-column">
      <style:table-column-properties fo:break-before="auto" style:column-width="133.94pt"/>
    </style:style>
    <style:style style:name="co12" style:family="table-column">
      <style:table-column-properties fo:break-before="auto" style:column-width="116.96pt"/>
    </style:style>
    <style:style style:name="co13" style:family="table-column">
      <style:table-column-properties fo:break-before="auto" style:column-width="106.16pt"/>
    </style:style>
    <style:style style:name="co14" style:family="table-column">
      <style:table-column-properties fo:break-before="auto" style:column-width="160.75pt"/>
    </style:style>
    <style:style style:name="co15" style:family="table-column">
      <style:table-column-properties fo:break-before="auto" style:column-width="96.86pt"/>
    </style:style>
    <style:style style:name="co16" style:family="table-column">
      <style:table-column-properties fo:break-before="auto" style:column-width="67.44pt"/>
    </style:style>
    <style:style style:name="ro1" style:family="table-row">
      <style:table-row-properties style:row-height="53.74pt" fo:break-before="auto" style:use-optimal-row-height="false"/>
    </style:style>
    <style:style style:name="ro2" style:family="table-row">
      <style:table-row-properties style:row-height="67.49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12.81pt" fo:break-before="auto" style:use-optimal-row-height="true"/>
    </style:style>
    <style:style style:name="ro5" style:family="table-row">
      <style:table-row-properties style:row-height="180.54pt" fo:break-before="auto" style:use-optimal-row-height="true"/>
    </style:style>
    <style:style style:name="ro6" style:family="table-row">
      <style:table-row-properties style:row-height="123.76pt" fo:break-before="auto" style:use-optimal-row-height="true"/>
    </style:style>
    <style:style style:name="ro7" style:family="table-row">
      <style:table-row-properties style:row-height="505.19pt" fo:break-before="auto" style:use-optimal-row-height="true"/>
    </style:style>
    <style:style style:name="ro8" style:family="table-row">
      <style:table-row-properties style:row-height="35.04pt" fo:break-before="auto" style:use-optimal-row-height="true"/>
    </style:style>
    <style:style style:name="ro9" style:family="table-row">
      <style:table-row-properties style:row-height="270.11pt" fo:break-before="auto" style:use-optimal-row-height="true"/>
    </style:style>
    <style:style style:name="ro10" style:family="table-row">
      <style:table-row-properties style:row-height="359.69pt" fo:break-before="auto" style:use-optimal-row-height="true"/>
    </style:style>
    <style:style style:name="ro11" style:family="table-row">
      <style:table-row-properties style:row-height="247.75pt" fo:break-before="auto" style:use-optimal-row-height="true"/>
    </style:style>
    <style:style style:name="ro12" style:family="table-row">
      <style:table-row-properties style:row-height="158.2pt" fo:break-before="auto" style:use-optimal-row-height="true"/>
    </style:style>
    <style:style style:name="ro13" style:family="table-row">
      <style:table-row-properties style:row-height="90pt" fo:break-before="auto" style:use-optimal-row-height="true"/>
    </style:style>
    <style:style style:name="ro14" style:family="table-row">
      <style:table-row-properties style:row-height="337.29pt" fo:break-before="auto" style:use-optimal-row-height="true"/>
    </style:style>
    <style:style style:name="ro15" style:family="table-row">
      <style:table-row-properties style:row-height="169.4pt" fo:break-before="auto" style:use-optimal-row-height="true"/>
    </style:style>
    <style:style style:name="ro16" style:family="table-row">
      <style:table-row-properties style:row-height="102.19pt" fo:break-before="auto" style:use-optimal-row-height="true"/>
    </style:style>
    <style:style style:name="ro17" style:family="table-row">
      <style:table-row-properties style:row-height="90.99pt" fo:break-before="auto" style:use-optimal-row-height="true"/>
    </style:style>
    <style:style style:name="ro18" style:family="table-row">
      <style:table-row-properties style:row-height="214.16pt" fo:break-before="auto" style:use-optimal-row-height="true"/>
    </style:style>
    <style:style style:name="ro19" style:family="table-row">
      <style:table-row-properties style:row-height="124.61pt" fo:break-before="auto" style:use-optimal-row-height="true"/>
    </style:style>
    <style:style style:name="ro20" style:family="table-row">
      <style:table-row-properties style:row-height="326.1pt" fo:break-before="auto" style:use-optimal-row-height="true"/>
    </style:style>
    <style:style style:name="ro21" style:family="table-row">
      <style:table-row-properties style:row-height="112.51pt" fo:break-before="auto" style:use-optimal-row-height="true"/>
    </style:style>
    <style:style style:name="ro22" style:family="table-row">
      <style:table-row-properties style:row-height="393.25pt" fo:break-before="auto" style:use-optimal-row-height="true"/>
    </style:style>
    <style:style style:name="ro23" style:family="table-row">
      <style:table-row-properties style:row-height="57.46pt" fo:break-before="auto" style:use-optimal-row-height="true"/>
    </style:style>
    <style:style style:name="ro24" style:family="table-row">
      <style:table-row-properties style:row-height="113.41pt" fo:break-before="auto" style:use-optimal-row-height="true"/>
    </style:style>
    <style:style style:name="ro25" style:family="table-row">
      <style:table-row-properties style:row-height="572.34pt" fo:break-before="auto" style:use-optimal-row-height="true"/>
    </style:style>
    <style:style style:name="ro26" style:family="table-row">
      <style:table-row-properties style:row-height="81.1pt" fo:break-before="auto" style:use-optimal-row-height="true"/>
    </style:style>
    <style:style style:name="ro27" style:family="table-row">
      <style:table-row-properties style:row-height="147pt" fo:break-before="auto" style:use-optimal-row-height="true"/>
    </style:style>
    <style:style style:name="ro28" style:family="table-row">
      <style:table-row-properties style:row-height="236.55pt" fo:break-before="auto" style:use-optimal-row-height="true"/>
    </style:style>
    <style:style style:name="ro29" style:family="table-row">
      <style:table-row-properties style:row-height="202.96pt" fo:break-before="auto" style:use-optimal-row-height="true"/>
    </style:style>
    <style:style style:name="ro30" style:family="table-row">
      <style:table-row-properties style:row-height="46.26pt" fo:break-before="auto" style:use-optimal-row-height="true"/>
    </style:style>
    <style:style style:name="ro31" style:family="table-row">
      <style:table-row-properties style:row-height="225.3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200" style:text-align-source="fix" style:repeat-content="false" fo:border="0.06pt solid #000000" style:vertical-align="middle"/>
      <style:paragraph-properties fo:text-align="start" fo:margin-left="0pt"/>
    </style:style>
    <style:style style:name="ce3" style:family="table-cell" style:parent-style-name="Default">
      <style:table-cell-properties fo:border="0.06pt solid #000000" style:vertical-align="middle"/>
    </style:style>
    <style:style style:name="ce4"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196"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19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style>
    <style:style style:name="ce198" style:family="table-cell" style:parent-style-name="Default">
      <style:table-cell-properties fo:background-color="#ed1c24" style:text-align-source="fix" style:repeat-content="false" fo:wrap-option="wrap" fo:border="0.06pt solid #000000" style:vertical-align="middle"/>
      <style:paragraph-properties fo:text-align="start" fo:margin-left="0pt"/>
    </style:style>
    <style:style style:name="ce2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style>
    <style:style style:name="ce199" style:family="table-cell" style:parent-style-name="Default">
      <style:table-cell-properties fo:background-color="#000000" style:text-align-source="fix" style:repeat-content="false" fo:wrap-option="wrap" fo:border="0.06pt solid #000000" style:vertical-align="middle"/>
      <style:paragraph-properties fo:text-align="start" fo:margin-left="0pt"/>
    </style:style>
    <style:style style:name="ce200"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font-weight="normal" style:font-weight-asian="normal" style:font-weight-complex="normal"/>
    </style:style>
    <style:style style:name="ce194" style:family="table-cell" style:parent-style-name="Default">
      <style:table-cell-properties fo:border="0.06pt solid #000000" style:vertical-align="middle"/>
    </style:style>
    <style:style style:name="ce10" style:family="table-cell" style:parent-style-name="Default">
      <style:table-cell-properties fo:background-color="#fff9ae" style:text-align-source="fix" style:repeat-content="false" fo:wrap-option="no-wrap" fo:border="0.06pt solid #000000" style:vertical-align="middle"/>
      <style:paragraph-properties fo:text-align="start" fo:margin-left="0pt"/>
    </style:style>
    <style:style style:name="ce18" style:family="table-cell" style:parent-style-name="Default">
      <style:table-cell-properties style:text-align-source="fix" style:repeat-content="false" fo:border="0.06pt solid #000000" style:vertical-align="middle"/>
      <style:paragraph-properties fo:text-align="start" fo:margin-left="0pt"/>
    </style:style>
    <style:style style:name="ce204" style:family="table-cell" style:parent-style-name="Default">
      <style:table-cell-properties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5"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203" style:family="table-cell" style:parent-style-name="Default">
      <style:table-cell-properties style:text-align-source="fix" style:repeat-content="false" fo:border="0.06pt solid #000000" style:vertical-align="middle"/>
      <style:paragraph-properties fo:text-align="start" fo:margin-left="0pt"/>
    </style:style>
    <style:style style:name="ce15" style:family="table-cell" style:parent-style-name="Default">
      <style:table-cell-properties fo:background-color="#fff9ae"/>
    </style:style>
    <style:style style:name="ce16" style:family="table-cell" style:parent-style-name="Default">
      <style:table-cell-properties fo:background-color="#fff9ae" style:text-align-source="fix" style:repeat-content="false" fo:border="0.06pt solid #000000" style:vertical-align="middle"/>
      <style:paragraph-properties fo:text-align="start" fo:margin-left="0pt"/>
    </style:style>
    <style:style style:name="ce207"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208" style:family="table-cell" style:parent-style-name="Default">
      <style:table-cell-properties fo:background-color="#e0efd4" fo:wrap-option="wrap" fo:border="0.06pt solid #000000" style:vertical-align="middle"/>
    </style:style>
    <style:style style:name="ce209" style:family="table-cell" style:parent-style-name="Default">
      <style:table-cell-properties fo:background-color="#000000" fo:wrap-option="wrap" fo:border="0.06pt solid #000000" style:vertical-align="middle"/>
    </style:style>
    <style:style style:name="ce2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fo:font-weight="bold" style:font-name-asian="DejaVu Sans2" style:font-weight-asian="bold" style:font-name-complex="DejaVu Sans2" style:font-weight-complex="bold"/>
    </style:style>
    <style:style style:name="ce28"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fo:font-weight="bold" style:font-name-asian="DejaVu Sans" style:font-weight-asian="bold" style:font-name-complex="DejaVu Sans" style:font-weight-complex="bold"/>
    </style:style>
    <style:style style:name="ce2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font-weight="bold" style:font-weight-asian="bold" style:font-weight-complex="bold"/>
    </style:style>
    <style:style style:name="ce212" style:family="table-cell" style:parent-style-name="Default">
      <style:table-cell-properties fo:background-color="transparent" fo:wrap-option="wrap" fo:border="0.06pt solid #000000" style:vertical-align="middle"/>
    </style:style>
    <style:style style:name="ce22" style:family="table-cell" style:parent-style-name="Default">
      <style:table-cell-properties fo:background-color="#fff9ae" style:text-align-source="fix" style:repeat-content="false" fo:wrap-option="wrap" fo:border="0.06pt solid #000000" style:vertical-align="middle"/>
      <style:paragraph-properties fo:text-align="start" fo:margin-left="0pt"/>
    </style:style>
    <style:style style:name="ce23" style:family="table-cell" style:parent-style-name="Default">
      <style:table-cell-properties fo:background-color="#fff9ae" fo:border="0.06pt solid #000000"/>
    </style:style>
    <style:style style:name="ce213" style:family="table-cell" style:parent-style-name="Default">
      <style:table-cell-properties fo:border="0.06pt solid #000000"/>
    </style:style>
    <style:style style:name="ce48"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5"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6" style:family="table-cell" style:parent-style-name="Default">
      <style:table-cell-properties fo:background-color="#e0efd4" style:text-align-source="fix" style:repeat-content="false" fo:border="0.06pt solid #000000" style:vertical-align="middle"/>
      <style:paragraph-properties fo:text-align="start" fo:margin-left="0pt"/>
    </style:style>
    <style:style style:name="ce217" style:family="table-cell" style:parent-style-name="Default">
      <style:table-cell-properties fo:background-color="#ed1c24" style:text-align-source="fix" style:repeat-content="false" fo:border="0.06pt solid #000000" style:vertical-align="middle"/>
      <style:paragraph-properties fo:text-align="start" fo:margin-left="0pt"/>
    </style:style>
    <style:style style:name="ce34" style:family="table-cell" style:parent-style-name="Default">
      <style:table-cell-properties style:text-align-source="fix" style:repeat-content="false" fo:background-color="transparent" fo:border="0.06pt solid #000000" style:vertical-align="middle"/>
      <style:paragraph-properties fo:text-align="start" fo:margin-left="0pt"/>
    </style:style>
    <style:style style:name="ce218" style:family="table-cell" style:parent-style-name="Default">
      <style:table-cell-properties fo:background-color="#e0efd4" fo:border="0.06pt solid #000000" style:vertical-align="middle"/>
    </style:style>
    <style:style style:name="ce219" style:family="table-cell" style:parent-style-name="Default">
      <style:table-cell-properties fo:background-color="transparent" fo:border="0.06pt solid #000000" style:vertical-align="middle"/>
    </style:style>
    <style:style style:name="ce39" style:family="table-cell" style:parent-style-name="Default">
      <style:table-cell-properties fo:background-color="transparent" fo:border="0.06pt solid #000000" style:vertical-align="middle"/>
      <style:text-properties fo:font-weight="normal" style:font-weight-asian="normal" style:font-weight-complex="normal"/>
    </style:style>
    <style:style style:name="ce58"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33" style:family="table-cell" style:parent-style-name="Default">
      <style:table-cell-properties fo:background-color="#fff9ae" style:text-align-source="fix" style:repeat-content="false" fo:wrap-option="wrap" fo:border="0.06pt solid #000000" style:vertical-align="middle"/>
      <style:paragraph-properties fo:text-align="center" fo:margin-left="0pt"/>
    </style:style>
    <style:style style:name="ce61" style:family="table-cell" style:parent-style-name="Default">
      <style:table-cell-properties fo:wrap-option="wrap" fo:border="0.06pt solid #000000" style:vertical-align="middle"/>
    </style:style>
    <style:style style:name="ce222" style:family="table-cell" style:parent-style-name="Default">
      <style:table-cell-properties fo:background-color="#ed1c24" fo:wrap-option="wrap" fo:border="0.06pt solid #000000" style:vertical-align="middle"/>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DejaVu Sans" style:font-name-asian="DejaVu Sans2" style:font-name-complex="DejaVu Sans2"/>
    </style:style>
    <style:style style:name="ce223" style:family="table-cell" style:parent-style-name="Default">
      <style:table-cell-properties fo:background-color="#e0efd4" fo:wrap-option="wrap" fo:border="0.06pt solid #000000" style:vertical-align="middle"/>
      <style:text-properties style:font-name="DejaVu Sans" style:font-name-asian="DejaVu Sans2" style:font-name-complex="DejaVu Sans2"/>
    </style:style>
    <style:style style:name="ce55" style:family="table-cell" style:parent-style-name="Default">
      <style:table-cell-properties fo:background-color="transparent" fo:wrap-option="wrap" fo:border="0.06pt solid #000000" style:vertical-align="middle"/>
      <style:text-properties style:font-name="DejaVu Sans" style:font-name-asian="DejaVu Sans2" style:font-name-complex="DejaVu Sans2"/>
    </style:style>
    <style:style style:name="ce47" style:family="table-cell" style:parent-style-name="Default">
      <style:table-cell-properties fo:background-color="transparent" fo:wrap-option="wrap" fo:border="0.06pt solid #000000" style:vertical-align="middle"/>
      <style:text-properties fo:font-weight="normal" style:font-weight-asian="normal" style:font-weight-complex="normal"/>
    </style:style>
    <style:style style:name="ce37" style:family="table-cell" style:parent-style-name="Default">
      <style:table-cell-properties fo:background-color="#fff9ae" fo:wrap-option="wrap" fo:border="0.06pt solid #000000"/>
    </style:style>
    <style:style style:name="ce226" style:family="table-cell" style:parent-style-name="Default">
      <style:table-cell-properties fo:wrap-option="wrap" fo:border="0.06pt solid #000000"/>
    </style:style>
    <style:style style:name="ce227"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71" style:family="table-cell" style:parent-style-name="Default">
      <style:table-cell-properties style:text-align-source="fix" style:repeat-content="false" fo:border="0.06pt solid #000000" style:vertical-align="middle"/>
      <style:paragraph-properties fo:text-align="center" fo:margin-left="0pt"/>
    </style:style>
    <style:style style:name="ce229"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0"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ed1c24"/>
    </style:style>
    <style:style style:name="ce23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2"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style>
    <style:style style:name="ce234" style:family="table-cell" style:parent-style-name="Default">
      <style:table-cell-properties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fo:font-weight="normal" style:font-name-asian="DejaVu Sans2" style:font-weight-asian="normal" style:font-name-complex="DejaVu Sans2" style:font-weight-complex="normal"/>
    </style:style>
    <style:style style:name="ce49" style:family="table-cell" style:parent-style-name="Default">
      <style:table-cell-properties fo:background-color="#fff9ae" style:text-align-source="fix" style:repeat-content="false" fo:border="0.06pt solid #000000"/>
      <style:paragraph-properties fo:text-align="center" fo:margin-left="0pt"/>
    </style:style>
    <style:style style:name="ce238" style:family="table-cell" style:parent-style-name="Default">
      <style:table-cell-properties style:text-align-source="fix" style:repeat-content="false" fo:border="0.06pt solid #000000"/>
      <style:paragraph-properties fo:text-align="center" fo:margin-left="0pt"/>
    </style:style>
    <style:style style:name="ce84" style:family="table-cell" style:parent-style-name="Default">
      <style:table-cell-properties fo:wrap-option="wrap" fo:border="0.06pt solid #000000" style:vertical-align="top"/>
    </style:style>
    <style:style style:name="ce240" style:family="table-cell" style:parent-style-name="Default">
      <style:table-cell-properties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1" style:family="table-cell" style:parent-style-name="Default">
      <style:table-cell-properties fo:background-color="#000000"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2" style:family="table-cell" style:parent-style-name="Default">
      <style:table-cell-properties fo:background-color="#e0efd4" fo:wrap-option="wrap" fo:border="0.06pt solid #000000" style:vertical-align="top"/>
    </style:style>
    <style:style style:name="ce243" style:family="table-cell" style:parent-style-name="Default">
      <style:table-cell-properties fo:background-color="#ed1c24" fo:wrap-option="wrap" fo:border="0.06pt solid #000000" style:vertical-align="top"/>
    </style:style>
    <style:style style:name="ce248" style:family="table-cell" style:parent-style-name="Default">
      <style:table-cell-properties fo:background-color="transparent" fo:wrap-option="wrap" fo:border="0.06pt solid #000000" style:vertical-align="top"/>
    </style:style>
    <style:style style:name="ce244" style:family="table-cell" style:parent-style-name="Default">
      <style:table-cell-properties fo:background-color="#000000" style:text-align-source="fix" style:repeat-content="false" fo:wrap-option="wrap" fo:border="0.06pt solid #000000" style:vertical-align="top"/>
      <style:paragraph-properties fo:text-align="start" fo:margin-left="0pt"/>
    </style:style>
    <style:style style:name="ce245" style:family="table-cell" style:parent-style-name="Default">
      <style:table-cell-properties fo:background-color="#e0efd4" style:text-align-source="fix" style:repeat-content="false" fo:wrap-option="wrap" fo:border="0.06pt solid #000000" style:vertical-align="top"/>
      <style:paragraph-properties fo:text-align="start" fo:margin-left="0pt"/>
    </style:style>
    <style:style style:name="ce247" style:family="table-cell" style:parent-style-name="Default">
      <style:table-cell-properties fo:background-color="#e0efd4" fo:wrap-option="wrap" fo:border="0.06pt solid #000000" style:vertical-align="top"/>
      <style:text-properties style:font-name="DejaVu Sans" style:font-name-asian="DejaVu Sans2" style:font-name-complex="DejaVu Sans2"/>
    </style:style>
    <style:style style:name="ce246" style:family="table-cell" style:parent-style-name="Default">
      <style:table-cell-properties fo:background-color="#e0efd4" style:text-align-source="fix" style:repeat-content="false" fo:wrap-option="wrap" fo:border="0.06pt solid #000000" style:vertical-align="top"/>
      <style:paragraph-properties fo:text-align="start" fo:margin-left="0pt"/>
      <style:text-properties style:font-name="DejaVu Sans" style:font-name-asian="DejaVu Sans2" style:font-name-complex="DejaVu Sans2"/>
    </style:style>
    <style:style style:name="ce249" style:family="table-cell" style:parent-style-name="Default">
      <style:table-cell-properties fo:background-color="transparent" fo:wrap-option="wrap" fo:border="0.06pt solid #000000" style:vertical-align="top"/>
      <style:text-properties style:font-name="DejaVu Sans" style:font-name-asian="DejaVu Sans2" style:font-name-complex="DejaVu Sans2"/>
    </style:style>
    <style:style style:name="ce250" style:family="table-cell" style:parent-style-name="Default">
      <style:table-cell-properties fo:background-color="#000000" fo:wrap-option="wrap" fo:border="0.06pt solid #000000" style:vertical-align="top"/>
    </style:style>
    <style:style style:name="ce75" style:family="table-cell" style:parent-style-name="Default">
      <style:table-cell-properties fo:background-color="transparent" fo:wrap-option="wrap" fo:border="0.06pt solid #000000" style:vertical-align="top"/>
      <style:text-properties fo:font-weight="normal" style:font-weight-asian="normal" style:font-weight-complex="normal"/>
    </style:style>
    <style:style style:name="ce76" style:family="table-cell" style:parent-style-name="Default">
      <style:table-cell-properties fo:background-color="transparent" fo:wrap-option="wrap" fo:border="0.06pt solid #000000" style:vertical-align="top"/>
      <style:text-properties style:font-name-asian="DejaVu Sans" style:font-name-complex="DejaVu Sans"/>
    </style:style>
    <style:style style:name="ce65" style:family="table-cell" style:parent-style-name="Default">
      <style:table-cell-properties fo:background-color="#fff9ae" fo:wrap-option="wrap" fo:border="0.06pt solid #000000" style:vertical-align="top"/>
    </style:style>
    <style:style style:name="ce253"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54" style:family="table-cell" style:parent-style-name="Default">
      <style:table-cell-properties fo:background-color="#ed1c24" fo:border="0.06pt solid #000000" style:vertical-align="middle"/>
    </style:style>
    <style:style style:name="ce255"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style>
    <style:style style:name="ce256"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7"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style>
    <style:style style:name="ce2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8"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8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fo:font-weight="normal" style:font-name-asian="DejaVu Sans2" style:font-weight-asian="normal" style:font-name-complex="DejaVu Sans2" style:font-weight-complex="normal"/>
    </style:style>
    <style:style style:name="ce113" style:family="table-cell" style:parent-style-name="Default">
      <style:table-cell-properties fo:wrap-option="wrap" fo:border="0.06pt solid #000000" style:vertical-align="middle"/>
      <style:text-properties style:use-window-font-color="true"/>
    </style:style>
    <style:style style:name="ce262"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4" style:family="table-cell" style:parent-style-name="Default">
      <style:table-cell-properties fo:background-color="#e0efd4" fo:wrap-option="wrap" fo:border="0.06pt solid #000000" style:vertical-align="middle"/>
      <style:text-properties style:use-window-font-color="true"/>
    </style:style>
    <style:style style:name="ce265" style:family="table-cell" style:parent-style-name="Default">
      <style:table-cell-properties fo:background-color="#ed1c24" fo:wrap-option="wrap" fo:border="0.06pt solid #000000" style:vertical-align="middle"/>
      <style:text-properties style:use-window-font-color="true" style:font-name="DejaVu Sans" style:font-name-asian="DejaVu Sans2" style:font-name-complex="DejaVu Sans2"/>
    </style:style>
    <style:style style:name="ce272" style:family="table-cell" style:parent-style-name="Default">
      <style:table-cell-properties fo:background-color="transparent" fo:wrap-option="wrap" fo:border="0.06pt solid #000000" style:vertical-align="middle"/>
      <style:text-properties style:use-window-font-color="true"/>
    </style:style>
    <style:style style:name="ce266" style:family="table-cell" style:parent-style-name="Default">
      <style:table-cell-properties fo:background-color="#ed1c24" fo:wrap-option="wrap" fo:border="0.06pt solid #000000" style:vertical-align="middle"/>
      <style:text-properties style:use-window-font-color="true"/>
    </style:style>
    <style:style style:name="ce267" style:family="table-cell" style:parent-style-name="Default">
      <style:table-cell-properties fo:background-color="#e0efd4" fo:border="0.06pt solid #000000"/>
      <style:text-properties style:use-window-font-color="true"/>
    </style:style>
    <style:style style:name="ce268"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style:use-window-font-color="true"/>
    </style:style>
    <style:style style:name="ce269"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style>
    <style:style style:name="ce83"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font-name="DejaVu Sans1" style:font-name-asian="DejaVu Sans2" style:font-name-complex="DejaVu Sans2"/>
    </style:style>
    <style:style style:name="ce27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style:style>
    <style:style style:name="ce102" style:family="table-cell" style:parent-style-name="Default">
      <style:table-cell-properties fo:background-color="transparent" fo:wrap-option="wrap" fo:border="0.06pt solid #000000" style:vertical-align="middle"/>
      <style:text-properties style:use-window-font-color="true" fo:font-weight="normal" style:font-weight-asian="normal" style:font-weight-complex="normal"/>
    </style:style>
    <style:style style:name="ce87" style:family="table-cell" style:parent-style-name="Default">
      <style:table-cell-properties fo:background-color="#fff9ae" fo:wrap-option="wrap" fo:border="0.06pt solid #000000" style:vertical-align="middle"/>
      <style:text-properties style:use-window-font-color="true"/>
    </style:style>
    <style:style style:name="ce124" style:family="table-cell" style:parent-style-name="Default">
      <style:table-cell-properties style:text-align-source="fix" style:repeat-content="false" fo:border="0.06pt solid #000000" style:vertical-align="middle"/>
      <style:paragraph-properties fo:text-align="center" fo:margin-left="0pt"/>
      <style:text-properties fo:color="#000000" fo:font-weight="bold" style:font-weight-asian="bold" style:font-weight-complex="bold"/>
    </style:style>
    <style:style style:name="ce276" style:family="table-cell" style:parent-style-name="Default">
      <style:table-cell-properties style:text-align-source="fix" style:repeat-content="false"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103"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ed1c24"/>
    </style:style>
    <style:style style:name="ce231"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ed1c24"/>
    </style:style>
    <style:style style:name="ce277" style:family="table-cell" style:parent-style-name="Default">
      <style:table-cell-properties fo:wrap-option="wrap" fo:border="0.06pt solid #000000" style:vertical-align="middle"/>
      <style:text-properties fo:color="#72bf44"/>
    </style:style>
    <style:style style:name="ce278" style:family="table-cell" style:parent-style-name="Default">
      <style:table-cell-properties fo:background-color="#e0efd4" fo:wrap-option="wrap" fo:border="0.06pt solid #000000"/>
    </style:style>
    <style:style style:name="ce279" style:family="table-cell" style:parent-style-name="Default">
      <style:table-cell-properties fo:background-color="#ed1c24" fo:wrap-option="wrap" fo:border="0.06pt solid #000000"/>
    </style:style>
    <style:style style:name="ce108" style:family="table-cell" style:parent-style-name="Default">
      <style:table-cell-properties fo:background-color="transparent" fo:wrap-option="wrap" fo:border="0.06pt solid #000000"/>
    </style:style>
    <style:style style:name="ce93" style:family="table-cell" style:parent-style-name="Default">
      <style:table-cell-properties fo:background-color="#fff9ae" fo:wrap-option="wrap" fo:border="0.06pt solid #000000" style:vertical-align="middle"/>
    </style:style>
    <style:style style:name="ce134" style:family="table-cell" style:parent-style-name="Default">
      <style:table-cell-properties style:text-align-source="fix" style:repeat-content="false" fo:border="0.06pt solid #000000" style:vertical-align="middle"/>
      <style:paragraph-properties fo:text-align="center"/>
      <style:text-properties fo:color="#000000" fo:font-weight="bold" style:font-weight-asian="bold" style:font-weight-complex="bold"/>
    </style:style>
    <style:style style:name="ce28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82" style:family="table-cell" style:parent-style-name="Default">
      <style:table-cell-properties style:text-align-source="fix" style:repeat-content="false" fo:border="0.06pt solid #000000" style:vertical-align="middle"/>
      <style:paragraph-properties fo:text-align="center"/>
      <style:text-properties style:use-window-font-color="true" fo:font-weight="bold" style:font-weight-asian="bold" style:font-weight-complex="bold"/>
    </style:style>
    <style:style style:name="ce283" style:family="table-cell" style:parent-style-name="Default">
      <style:table-cell-properties fo:background-color="#000000" fo:border="0.06pt solid #000000"/>
    </style:style>
    <style:style style:name="ce284" style:family="table-cell" style:parent-style-name="Default">
      <style:table-cell-properties fo:background-color="#e0efd4" fo:border="0.06pt solid #000000"/>
    </style:style>
    <style:style style:name="ce285" style:family="table-cell" style:parent-style-name="Default">
      <style:table-cell-properties fo:background-color="#ed1c24" fo:border="0.06pt solid #000000"/>
    </style:style>
    <style:style style:name="ce286" style:family="table-cell" style:parent-style-name="Default">
      <style:table-cell-properties fo:background-color="transparent" fo:border="0.06pt solid #000000"/>
    </style:style>
    <style:style style:name="ce122" style:family="table-cell" style:parent-style-name="Default">
      <style:table-cell-properties fo:background-color="transparent" fo:border="0.06pt solid #000000"/>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color="#72bf44"/>
    </style:style>
    <style:style style:name="T3" style:family="text">
      <style:text-properties fo:color="#ce181e"/>
    </style:style>
    <style:style style:name="T4" style:family="text">
      <style:text-properties style:font-name-asian="DejaVu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DejaVu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5" style:family="text">
      <style:text-properties style:font-name="DejaVu Sans" style:font-name-asian="DejaVu Sans" style:font-name-complex="DejaVu Sans"/>
    </style:style>
    <style:style style:name="T6" style:family="text">
      <style:text-properties fo:font-weight="normal" style:font-weight-asian="normal" style:font-weight-complex="normal"/>
    </style:style>
    <style:style style:name="T7" style:family="text">
      <style:text-properties style:font-name="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DejaVu San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9" style:family="text">
      <style:text-properties style:font-weight-asian="bold" style:font-weight-complex="bold"/>
    </style:style>
    <style:style style:name="T10" style:family="text">
      <style:text-properties style:font-name="DejaVu Sans" style:font-name-asian="DejaVu Sans" style:font-name-complex="DejaVu Sans" style:font-weight-asian="bold" style:font-weight-complex="bold"/>
    </style:style>
    <style:style style:name="T11" style:family="text">
      <style:text-properties style:font-name="DejaVu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2" style:family="text">
      <style:text-properties style:font-name-asian="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DejaVu Sans" style:language-complex="hi" style:country-complex="IN"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style:font-name="DejaVu Sans" style:text-overline-style="none" style:text-overline-color="font-color" style:font-relief="none" style:text-emphasize="none" style:font-style-complex="normal" style:font-style-asian="normal" style:font-weight-complex="bold" style:font-weight-asian="bold" style:font-size-complex="10pt" style:font-size-asian="10pt" style:font-name-complex="DejaVu Sans" style:language-complex="hi" style:country-complex="IN" style:font-name-asian="DejaVu Sans" style:language-asian="zh" style:country-asian="CN" fo:language="en" fo:country="US" style:text-line-through-mode="continuous" fo:text-shadow="none" style:text-outline="false" fo:font-style="normal" style:text-line-through-type="none" style:text-underline-style="none" style:text-underline-color="font-color" fo:font-weight="bold" fo:font-size="10pt"/>
    </style:style>
    <style:style style:name="T14" style:family="text">
      <style:text-properties style:font-weight-complex="bold" style:font-weight-asian="bold" fo:font-weight="bold"/>
    </style:style>
    <style:style style:name="T15"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Podporovane_zariadenia" table:style-name="ta1">
        <table:table-column table:style-name="co1" table:default-cell-style-name="ce200"/>
        <table:table-column table:style-name="co2" table:default-cell-style-name="ce200"/>
        <table:table-column table:style-name="co3" table:default-cell-style-name="ce200"/>
        <table:table-column table:style-name="co4" table:default-cell-style-name="ce58"/>
        <table:table-column table:style-name="co5" table:default-cell-style-name="ce58"/>
        <table:table-column table:style-name="co6" table:default-cell-style-name="ce58"/>
        <table:table-column table:style-name="co7" table:default-cell-style-name="ce58"/>
        <table:table-column table:style-name="co8" table:default-cell-style-name="ce84"/>
        <table:table-column table:style-name="co9" table:default-cell-style-name="ce58"/>
        <table:table-column table:style-name="co10" table:default-cell-style-name="ce58"/>
        <table:table-column table:style-name="co11" table:default-cell-style-name="ce113"/>
        <table:table-column table:style-name="co12" table:default-cell-style-name="ce58"/>
        <table:table-column table:style-name="co13" table:default-cell-style-name="ce61"/>
        <table:table-column table:style-name="co12" table:default-cell-style-name="ce61"/>
        <table:table-column table:style-name="co14" table:default-cell-style-name="ce61"/>
        <table:table-column table:style-name="co12" table:default-cell-style-name="ce61"/>
        <table:table-column table:style-name="co15" table:default-cell-style-name="ce61"/>
        <table:table-column table:style-name="co12" table:default-cell-style-name="ce61"/>
        <table:table-column table:style-name="co16" table:default-cell-style-name="ce61"/>
        <table:table-column table:style-name="co12" table:default-cell-style-name="ce61"/>
        <table:table-column table:style-name="co14" table:default-cell-style-name="ce61"/>
        <table:table-column table:style-name="co9" table:number-columns-repeated="17" table:default-cell-style-name="ce61"/>
        <table:table-column table:style-name="co9" table:number-columns-repeated="984" table:default-cell-style-name="ce213"/>
        <table:table-row table:style-name="ro1">
          <table:table-cell table:style-name="ce1" office:value-type="string" calcext:value-type="string" table:number-columns-spanned="3" table:number-rows-spanned="2">
            <text:p><text:span text:style-name="T1">Vysvetlivky</text:span></text:p>
            <text:p/>
            <text:p>Podfarbenie bunky:</text:p>
            <text:p>-<text:span text:style-name="T2">zelená</text:span> – zariadenie je použíteľné</text:p>
            <text:p>-biela – zariadenie nespĺňa podmienky na použitie v topológii</text:p>
            <text:p>-<text:span text:style-name="T3">červená</text:span> – zariadenie nefunguje</text:p>
            <text:p/>
            <text:p>Hrubo zvýraznený názov v stĺpci “Názov súboru” indikuje zariadenie, ktoré je momentálne na EVE-ng serveri</text:p>
            <text:p>nastavené ako primárne a používa sa v topolǵiách.</text:p>
          </table:table-cell>
          <table:covered-table-cell table:style-name="ce18"/>
          <table:covered-table-cell table:style-name="ce3"/>
          <table:table-cell table:style-name="ce194"/>
          <table:table-cell table:style-name="ce61"/>
          <table:table-cell table:style-name="ce227" office:value-type="string" calcext:value-type="string" table:number-columns-spanned="3" table:number-rows-spanned="1">
            <text:p>EVE-ng 2.0.3-84</text:p>
          </table:table-cell>
          <table:covered-table-cell table:style-name="ce4"/>
          <table:covered-table-cell/>
          <table:table-cell table:style-name="ce4" office:value-type="string" calcext:value-type="string" table:number-columns-spanned="3" table:number-rows-spanned="1">
            <text:p>GNS3 2.0.3 VM (klient 2.0.3)</text:p>
          </table:table-cell>
          <table:covered-table-cell table:number-columns-repeated="2"/>
          <table:table-cell table:style-name="ce124" office:value-type="string" calcext:value-type="string" table:number-columns-spanned="2" table:number-rows-spanned="1">
            <text:p>EVE-ng 2.0.3-86 (ISO)</text:p>
          </table:table-cell>
          <table:covered-table-cell table:style-name="ce277"/>
          <table:table-cell table:style-name="ce134" office:value-type="string" calcext:value-type="string" table:number-columns-spanned="2" table:number-rows-spanned="1">
            <text:p>EVE-ng 2.0.3-86 (Ubuntu + gns3 balíček)</text:p>
          </table:table-cell>
          <table:covered-table-cell table:style-name="ce277"/>
          <table:table-cell table:style-name="ce134" office:value-type="string" calcext:value-type="string" table:number-columns-spanned="2" table:number-rows-spanned="1">
            <text:p>EVE-ng 2.0.3-86 (Ubuntu + gns3 balíček)</text:p>
          </table:table-cell>
          <table:covered-table-cell table:style-name="ce277"/>
          <table:table-cell table:style-name="ce281" office:value-type="string" calcext:value-type="string" table:number-columns-spanned="2" table:number-rows-spanned="1">
            <text:p>GNS3 2.1.0 VM (klient 2.0.3)</text:p>
          </table:table-cell>
          <table:covered-table-cell/>
          <table:table-cell table:style-name="ce282" office:value-type="string" calcext:value-type="string" table:number-columns-spanned="2" table:number-rows-spanned="1">
            <text:p>GNS3 2.1.0 VM (Ubuntu + gns3 balíček)</text:p>
          </table:table-cell>
          <table:covered-table-cell table:style-name="ce277"/>
          <table:table-cell table:number-columns-repeated="1001"/>
        </table:table-row>
        <table:table-row table:style-name="ro2">
          <table:covered-table-cell table:style-name="ce3"/>
          <table:covered-table-cell table:style-name="ce18"/>
          <table:covered-table-cell table:style-name="ce3"/>
          <table:table-cell table:style-name="ce194"/>
          <table:table-cell table:style-name="ce61"/>
          <table:table-cell table:style-name="ce48" office:value-type="string" calcext:value-type="string" table:number-columns-spanned="3" table:number-rows-spanned="1">
            <text:p>Vmware</text:p>
            <text:p>16 CPU</text:p>
            <text:p>64GB RAM</text:p>
          </table:table-cell>
          <table:covered-table-cell table:style-name="ce71"/>
          <table:covered-table-cell/>
          <table:table-cell table:style-name="ce253" office:value-type="string" calcext:value-type="string" table:number-columns-spanned="3" table:number-rows-spanned="1">
            <text:p>Vmware (lokálny server)</text:p>
            <text:p>4 CPU</text:p>
            <text:p>20GB RAM</text:p>
          </table:table-cell>
          <table:covered-table-cell table:number-columns-repeated="2"/>
          <table:table-cell table:style-name="ce276" office:value-type="string" calcext:value-type="string" table:number-columns-spanned="2" table:number-rows-spanned="1">
            <text:p>Fyzický server</text:p>
            <text:p>Asus RS260-E4/RX8</text:p>
            <text:p>Codename “Vysavač”</text:p>
            <text:p>2x4 (Intel Xeon 5410)</text:p>
            <text:p>48GB RAM</text:p>
            <text:p>Ubuntu 16.04 x64</text:p>
          </table:table-cell>
          <table:covered-table-cell/>
          <table:table-cell table:style-name="ce276" office:value-type="string" calcext:value-type="string" table:number-columns-spanned="2" table:number-rows-spanned="1">
            <text:p><text:span text:style-name="T5">Fyzický server</text:span></text:p>
            <text:p><text:span text:style-name="T5">Asus RS260-E4/RX8</text:span></text:p>
            <text:p><text:span text:style-name="T5">Codename “Vysavač”</text:span></text:p>
            <text:p><text:span text:style-name="T5">2x4 (Intel Xeon 5410)</text:span></text:p>
            <text:p><text:span text:style-name="T5">48GB RAM</text:span></text:p>
            <text:p><text:span text:style-name="T5">Ubuntu 16.04 x64</text:span></text:p>
          </table:table-cell>
          <table:covered-table-cell/>
          <table:table-cell table:style-name="ce276" office:value-type="string" calcext:value-type="string" table:number-columns-spanned="2" table:number-rows-spanned="1">
            <text:p><text:span text:style-name="T5">Fyzický server</text:span></text:p>
            <text:p><text:span text:style-name="T5">Asus RS260-E4/RX8</text:span></text:p>
            <text:p><text:span text:style-name="T5">Codename “Vysavač”</text:span></text:p>
            <text:p><text:span text:style-name="T5">2x4 (Intel Xeon 5410)</text:span></text:p>
            <text:p><text:span text:style-name="T5">48GB RAM</text:span></text:p>
            <text:p><text:span text:style-name="T5">Ubuntu 16.04 x64</text:span></text:p>
          </table:table-cell>
          <table:covered-table-cell/>
          <table:table-cell table:style-name="ce276" office:value-type="string" calcext:value-type="string" table:number-columns-spanned="2" table:number-rows-spanned="1">
            <text:p>LXC kontajner</text:p>
            <text:p>Ubuntu 16.04 x64</text:p>
          </table:table-cell>
          <table:covered-table-cell/>
          <table:table-cell table:style-name="ce276" office:value-type="string" calcext:value-type="string" table:number-columns-spanned="2" table:number-rows-spanned="1">
            <text:p><text:span text:style-name="T5">Fyzický server</text:span></text:p>
            <text:p><text:span text:style-name="T5">Asus RS260-E4/RX8</text:span></text:p>
            <text:p><text:span text:style-name="T5">Codename “Vysavač”</text:span></text:p>
            <text:p><text:span text:style-name="T5">2x4 (Intel Xeon 5410)</text:span></text:p>
            <text:p><text:span text:style-name="T5">48GB RAM</text:span></text:p>
            <text:p><text:span text:style-name="T5">Ubuntu 16.04 x64</text:span></text:p>
          </table:table-cell>
          <table:covered-table-cell/>
          <table:table-cell table:number-columns-repeated="1001"/>
        </table:table-row>
        <table:table-row table:style-name="ro3">
          <table:table-cell table:style-name="ce4" office:value-type="string" calcext:value-type="string">
            <text:p>Zariadenie</text:p>
          </table:table-cell>
          <table:table-cell table:style-name="ce204" office:value-type="string" calcext:value-type="string">
            <text:p>Platforma</text:p>
          </table:table-cell>
          <table:table-cell table:style-name="ce4" office:value-type="string" calcext:value-type="string">
            <text:p>Názov súboru</text:p>
          </table:table-cell>
          <table:table-cell table:style-name="ce48" office:value-type="string" calcext:value-type="string">
            <text:p>Spôsob virtualizácie</text:p>
          </table:table-cell>
          <table:table-cell table:style-name="ce48" office:value-type="string" calcext:value-type="string">
            <text:p>Predvolené prihlasovacie údaje</text:p>
          </table:table-cell>
          <table:table-cell table:style-name="ce48" office:value-type="string" calcext:value-type="string">
            <text:p>Spôsob pripojenia</text:p>
          </table:table-cell>
          <table:table-cell table:style-name="ce4" office:value-type="string" calcext:value-type="string">
            <text:p>Úspešné spustenie</text:p>
          </table:table-cell>
          <table:table-cell table:style-name="ce240" office:value-type="string" calcext:value-type="string">
            <text:p>Poznámky</text:p>
          </table:table-cell>
          <table:table-cell table:style-name="ce48" office:value-type="string" calcext:value-type="string">
            <text:p>Spôsob pripojenia</text:p>
          </table:table-cell>
          <table:table-cell table:style-name="ce4" office:value-type="string" calcext:value-type="string">
            <text:p>Úspešné spustenie</text:p>
          </table:table-cell>
          <table:table-cell table:style-name="ce262" office:value-type="string" calcext:value-type="string">
            <text:p>Poznámky</text:p>
          </table:table-cell>
          <table:table-cell table:style-name="ce4" office:value-type="string" calcext:value-type="string">
            <text:p>Úspešné spustenie</text:p>
          </table:table-cell>
          <table:table-cell table:style-name="ce4" office:value-type="string" calcext:value-type="string">
            <text:p>Poznámky</text:p>
          </table:table-cell>
          <table:table-cell table:style-name="ce4" office:value-type="string" calcext:value-type="string">
            <text:p>Úspešné spustenie</text:p>
          </table:table-cell>
          <table:table-cell table:style-name="ce4" office:value-type="string" calcext:value-type="string">
            <text:p>Poznámky</text:p>
          </table:table-cell>
          <table:table-cell table:style-name="ce4" office:value-type="string" calcext:value-type="string">
            <text:p>Úspešné spustenie</text:p>
          </table:table-cell>
          <table:table-cell table:style-name="ce4" office:value-type="string" calcext:value-type="string">
            <text:p>Poznámky</text:p>
          </table:table-cell>
          <table:table-cell table:style-name="ce4" office:value-type="string" calcext:value-type="string">
            <text:p>Úspešné spustenie</text:p>
          </table:table-cell>
          <table:table-cell table:style-name="ce4" office:value-type="string" calcext:value-type="string">
            <text:p>Poznámky</text:p>
          </table:table-cell>
          <table:table-cell table:style-name="ce4" office:value-type="string" calcext:value-type="string">
            <text:p>Úspešné spustenie</text:p>
          </table:table-cell>
          <table:table-cell table:style-name="ce4" office:value-type="string" calcext:value-type="string">
            <text:p>Poznámky</text:p>
          </table:table-cell>
          <table:table-cell table:style-name="ce58" table:number-columns-repeated="17"/>
          <table:table-cell table:number-columns-repeated="984"/>
        </table:table-row>
        <table:table-row table:style-name="ro4">
          <table:table-cell table:style-name="ce196" office:value-type="string" calcext:value-type="string">
            <text:p>Dynamips</text:p>
          </table:table-cell>
          <table:table-cell table:style-name="ce205"/>
          <table:table-cell table:style-name="ce207"/>
          <table:table-cell table:style-name="ce215" table:number-columns-repeated="3"/>
          <table:table-cell table:style-name="ce207"/>
          <table:table-cell table:style-name="ce241"/>
          <table:table-cell table:style-name="ce215"/>
          <table:table-cell table:style-name="ce207"/>
          <table:table-cell table:style-name="ce263"/>
          <table:table-cell table:style-name="ce207" table:number-columns-repeated="10"/>
          <table:table-cell table:style-name="ce233" table:number-columns-repeated="17"/>
          <table:table-cell table:style-name="ce283" table:number-columns-repeated="984"/>
        </table:table-row>
        <table:table-row table:style-name="ro5">
          <table:table-cell table:style-name="ce197" office:value-type="string" calcext:value-type="string">
            <text:p>Cisco c1700</text:p>
          </table:table-cell>
          <table:table-cell table:style-name="ce197" office:value-type="string" calcext:value-type="string">
            <text:p>Cisco IOS 12.4</text:p>
          </table:table-cell>
          <table:table-cell table:style-name="ce197" office:value-type="string" calcext:value-type="string">
            <text:p>c1710-bk9no3r2sy-mz.124-23</text:p>
            <text:p>c1700-adventerprisek9-mz.124-8.image</text:p>
            <text:p/>
            <text:p><text:span text:style-name="T1">c1710-c1700-adventerprisek9-mz.124-8_0x80618b54_20060515.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c1710 ma dve rozhrania: 'e0' a 'fa0'.</text:p>
            <text:p>-rozhranie 'e0' je v half-duplex mode.</text:p>
            <text:p>-rozhranie 'fa0' je vo full duplex mode</text:p>
            <text:p>-pri prepojeni rozhrani 'e0' a 'fa0' nastane "duplex mismatch". "Duplex mismatch" medzi 'e0' a 'fa0' sa da vyriesit tak, ze zmenime duplex mode na 'e0' na full. Pozor! Zmena duplexu sa da menit iba na rozhrani 'e0', nie na 'fa0'!</text:p>
            <text:p/>
            <text:p>-ODPORUCANE MNOZSTVO RAM: cca. 170 MB (namerane 158 MB MAX)</text:p>
            <text:p/>
            <text:p>-Linky</text:p>
            <text:p><text:a xlink:href="http://docs.gns3.com/1-kBrTplBltp9P3P-AigoMzlDO-ISyL1h3bYpOl5Q8mQ/#h.bkdmg1d37yl5" xlink:type="simple">http://docs.gns3.com/1-kBrTplBltp9P3P-AigoMzlDO-ISyL1h3bYpOl5Q8mQ/#h.bkdmg1d37yl5</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3">
          <table:table-cell table:style-name="ce198" office:value-type="string" calcext:value-type="string">
            <text:p>Cisco c2600</text:p>
          </table:table-cell>
          <table:table-cell table:style-name="ce198" office:value-type="string" calcext:value-type="string">
            <text:p>Cisco IOS 12.3</text:p>
          </table:table-cell>
          <table:table-cell table:style-name="ce198" office:value-type="string" calcext:value-type="string">
            <text:p>c2600-i-mz.123-9.image</text:p>
          </table:table-cell>
          <table:table-cell table:style-name="ce217" office:value-type="string" calcext:value-type="string">
            <text:p>Dynamips</text:p>
          </table:table-cell>
          <table:table-cell table:style-name="ce222"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idle PC nenajde hodnotu, 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6">
          <table:table-cell table:style-name="ce201" office:value-type="string" calcext:value-type="string">
            <text:p>Cisco c2691</text:p>
          </table:table-cell>
          <table:table-cell table:style-name="ce201" office:value-type="string" calcext:value-type="string">
            <text:p>Cisco IOS 12.4</text:p>
          </table:table-cell>
          <table:table-cell table:style-name="ce201" office:value-type="string" calcext:value-type="string">
            <text:p>c2691-entservicesk9-mz.124-13b.image</text:p>
            <text:p>c2691-adventerprisek9-mz.124-25d.image</text:p>
            <text:p/>
            <text:p><text:span text:style-name="T1">c2691-adventerprisek9-mz.124-25d_0x60a48cb8_20100818.image</text:span></text:p>
          </table:table-cell>
          <table:table-cell table:style-name="ce34" office:value-type="string" calcext:value-type="string">
            <text:p>Dynamips</text:p>
          </table:table-cell>
          <table:table-cell table:style-name="ce43" office:value-type="string" calcext:value-type="string">
            <text:p>&lt;bez hesla&gt;</text:p>
          </table:table-cell>
          <table:table-cell table:style-name="ce201" office:value-type="string" calcext:value-type="string">
            <text:p>telnet</text:p>
          </table:table-cell>
          <table:table-cell table:style-name="ce236" office:value-type="string" calcext:value-type="string">
            <text:p>✓</text:p>
          </table:table-cell>
          <table:table-cell table:style-name="ce248" office:value-type="string" calcext:value-type="string">
            <text:p>Aj napriek pokusom som toto zariadenie v EVE-ng nespustil v EVE-ng, hoci som ho spustil v terminali cez dynamips. Zrejme som nieco prehliadol… Zrejme som zvolil nespravny typ rozsirujucich kariet.</text:p>
            <text:p/>
            <text:p>    -320 MB     - vsetky rozhrania</text:p>
            <text:p>    -321-352 MB - len 2 FastEthernet</text:p>
            <text:p>    -353+ MB    - nespusti sa</text:p>
            <text:p>    -ODPORUCANE MNOZSTVO RAM: 320 MB</text:p>
            <text:p>    -Aj ked pridelime tomuto Dynamips zariadeniu urcite mnozstvo operacnej pamate, zariadenie zaberie v skutocnosti v operacnej pamati viac (pri 320MB RAM je to cca. 400MB)</text:p>
          </table:table-cell>
          <table:table-cell table:style-name="ce219" office:value-type="string" calcext:value-type="string">
            <text:p>klient</text:p>
          </table:table-cell>
          <table:table-cell table:style-name="ce236" office:value-type="string" calcext:value-type="string">
            <text:p>✓</text:p>
          </table:table-cell>
          <table:table-cell table:style-name="ce272"/>
          <table:table-cell table:style-name="ce103"/>
          <table:table-cell table:style-name="ce108"/>
          <table:table-cell table:style-name="ce103"/>
          <table:table-cell table:style-name="ce108"/>
          <table:table-cell table:style-name="ce212" table:number-columns-repeated="4"/>
          <table:table-cell table:style-name="ce103"/>
          <table:table-cell table:style-name="ce108"/>
          <table:table-cell table:style-name="ce212" table:number-columns-repeated="17"/>
          <table:table-cell table:style-name="ce286" table:number-columns-repeated="984"/>
        </table:table-row>
        <table:table-row table:style-name="ro4">
          <table:table-cell table:style-name="ce198" office:value-type="string" calcext:value-type="string">
            <text:p>Cisco c3640</text:p>
          </table:table-cell>
          <table:table-cell table:style-name="ce198" office:value-type="string" calcext:value-type="string">
            <text:p>Cisco IOS 12.4</text:p>
          </table:table-cell>
          <table:table-cell table:style-name="ce198" office:value-type="string" calcext:value-type="string">
            <text:p>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3">
          <table:table-cell table:style-name="ce198" office:value-type="string" calcext:value-type="string">
            <text:p>Cisco c3660</text:p>
          </table:table-cell>
          <table:table-cell table:style-name="ce198" office:value-type="string" calcext:value-type="string">
            <text:p>Cisco IOS 12.4</text:p>
          </table:table-cell>
          <table:table-cell table:style-name="ce198" office:value-type="string" calcext:value-type="string">
            <text:p>c3660-jk9o3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55" office:value-type="string" calcext:value-type="string">
            <text:p>✓</text:p>
          </table:table-cell>
          <table:table-cell table:style-name="ce265" office:value-type="string" calcext:value-type="string">
            <text:p>-idle PC nenajde hodnotu, 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adventerprisek9-mz124-1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7">
          <table:table-cell table:style-name="ce197" office:value-type="string" calcext:value-type="string">
            <text:p>Cisco c3725</text:p>
          </table:table-cell>
          <table:table-cell table:style-name="ce197" office:value-type="string" calcext:value-type="string">
            <text:p>Cisco IOS 12.4</text:p>
          </table:table-cell>
          <table:table-cell table:style-name="ce197" office:value-type="string" calcext:value-type="string">
            <text:p>c3725-adventerprisek9-mz.124-15.T14.image</text:p>
            <text:p>c3725-adventerprisek9-mz.124-25d.image</text:p>
            <text:p/>
            <text:p><text:span text:style-name="T1">c3725-adventerprisek9-mz.124-25d_0x60a800f0_20100818.image</text:span></text:p>
            <text:p/>
            <text:p><text:span text:style-name="T6">c3725-adventerprisek9-mz.124-15.T14_0x60c09aa0_20100817.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po pridani etherswitch modulu podporuje aj vlany</text:p>
            <text:p>+ip adresa sa dá nastaviť aj priamo na Ethernet rozhranie (v porovnaní s Cisco Switchom)</text:p>
            <text:p>https://gns3.com/qa/why-can-t-create-vlan-in-gns-3</text:p>
            <text:p>+podporuje OSPF, BGP, VLAN (automatické dopĺňanie pre VLANy nefunguje, ale napr. príkaz “vlan 100” zoberie)</text:p>
            <text:p>+podporuje VFI</text:p>
            <text:p>+nepodporuje l2 vpn</text:p>
            <text:p>-Predvoleny port f0/0 a port na pridavnej karte 'NM-1FE-TX' (v mojom pripade f1/0) zobrazuje chybove hlasenie "duplex mismatch", pretoze je v half-duplex mode (podla "show int f1/0") a vsetky ostatne porty su vo full-duplex mode. nepomaha ani explicitne nastavenie duplexu prikazmi "duplex auto" alebo "duplex full" na obidvoch stranach linky ani zmena imidzu za iny 3725 router. Jedina situacia, key chybu nezobrazuje je vtedy, ked obidva konce linky zapojime do portu na karte 'NM-1FE-TX'. </text:p>
            <text:p/>
            <text:p>=&gt;byt obozretny s pridavnou fast ethernet kartou.</text:p>
            <text:p/>
            <text:p>3725: na pridavnej karte 'NM-16ESW' su vsetky porty typu L2 (switchport). Pred nastavenim IP adresy musime L2 funkcie na porte vypnut prikazom "no switchport". Vsetky porty na rozsirujucej karte 'NM-16ESW' su vo full-duplex mode, takze ziadny "duplex-mismatch" nenastane.</text:p>
            <text:p/>
            <text:p>-320 MB     - vsetky rozhrania</text:p>
            <text:p>    -321-352 MB - len 2 FastEthernet</text:p>
            <text:p>    -353+ MB    - nespusti sa</text:p>
            <text:p>    -ODPORUCANE MNOZSTVO RAM: 320 MB</text:p>
            <text:p>    -Aj ked pridelime tomuto Dynamips zariadeniu urcite mnozstvo operacnej pamate, zariadenie zaberie v skutocnosti v operacnej pamati viac (pri 320MB RAM je to cca. 400MB)</text:p>
            <text:p/>
            <text:p>-Mozna nahrada za c2691 podla</text:p>
            <text:p>https://www.cisco.com/en/US/docs/routers/access/3700/hardware/notes/3725fips.html</text:p>
            <text:p/>
            <text:p>-Podporované technológie</text:p>
            <text:p><text:a xlink:href="https://www.cisco.com/c/en/us/td/docs/routers/access/interfaces/software/feature/guide/eesm_sw.html#pgfId-1921769" xlink:type="simple">https://www.cisco.com/c/en/us/td/docs/routers/access/interfaces/software/feature/guide/eesm_sw.html#pgfId-1921769</text:a></text:p>
            <text:p/>
            <text:p>-Linky</text:p>
            <text:p>http://docs.gns3.com/1-kBrTplBltp9P3P-AigoMzlDO-ISyL1h3bYpOl5Q8mQ/#h.2wmadzgy2ym6</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4">
          <table:table-cell table:style-name="ce198" office:value-type="string" calcext:value-type="string">
            <text:p>Cisco c3745</text:p>
          </table:table-cell>
          <table:table-cell table:style-name="ce198" office:value-type="string" calcext:value-type="string">
            <text:p>Cisco IOS 12.4</text:p>
          </table:table-cell>
          <table:table-cell table:style-name="ce198" office:value-type="string" calcext:value-type="string">
            <text:p>c3745-advipservicesk9-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8">
          <table:table-cell table:style-name="ce198" office:value-type="string" calcext:value-type="string">
            <text:p>Cisco c7200p</text:p>
          </table:table-cell>
          <table:table-cell table:style-name="ce198" office:value-type="string" calcext:value-type="string">
            <text:p>Cisco IOS 15.2</text:p>
          </table:table-cell>
          <table:table-cell table:style-name="ce198" office:value-type="string" calcext:value-type="string">
            <text:p>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je na PowerPC architektúre =&gt; nedá sa spustiť pod Dynamipsom</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adventerprisek9-mz.124-8.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2"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2"/>
          <table:table-cell table:style-name="ce279"/>
          <table:table-cell table:style-name="ce232"/>
          <table:table-cell table:style-name="ce279"/>
          <table:table-cell table:style-name="ce222" table:number-columns-repeated="4"/>
          <table:table-cell table:style-name="ce232"/>
          <table:table-cell table:style-name="ce279"/>
          <table:table-cell table:style-name="ce222" table:number-columns-repeated="17"/>
          <table:table-cell table:style-name="ce285" table:number-columns-repeated="984"/>
        </table:table-row>
        <table:table-row table:style-name="ro9">
          <table:table-cell table:style-name="ce197" office:value-type="string" calcext:value-type="string">
            <text:p>Cisco c7200</text:p>
          </table:table-cell>
          <table:table-cell table:style-name="ce197" office:value-type="string" calcext:value-type="string">
            <text:p>Cisco IOS 15.2</text:p>
          </table:table-cell>
          <table:table-cell table:style-name="ce197" office:value-type="string" calcext:value-type="string">
            <text:p><text:span text:style-name="T5">c7200-adventerprisek9-mz.152-4.M11.image</text:span></text:p>
            <text:p>c7200-advipservicesk9-mz.152-4.S5.image</text:p>
            <text:p>c7200-adventerprisek9-mz.152-4.S6.image</text:p>
            <text:p/>
            <text:p><text:span text:style-name="T1">c7200-adventerprisek9-mz.152-4.M11_0x60189234_20161016.image</text:span></text:p>
            <text:p/>
            <text:p>c7200-adventerprisek9-mz.155-2.XB_0x6018c294_20150804.image</text:p>
            <text:p/>
            <text:p>c7200-adventerprisek9-mz.152-4.S6_0x62a5af34_20140808.image</text:p>
            <text:p/>
            <text:p>c7200-advipservicesk9-mz.152-4.S5_0x6318687c_20140220.image</text:p>
            <text:p/>
            <text:p>c7200-adventerprisek9-mz.153-3.XB12_0x60630d08_20131119.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5">-predvolená hodnota Idle PC bola nesprávna, čo vyťažovalo jedno jadro CPU na 100% (toto je Dynamips router, takze vytazoval iba jedno jadro naplno) -&gt; bola vypočítaná nová, správna Idle PC hodnota, ktorá bola zaznačená a šablóna bola následne upravená.</text:span></text:p>
            <text:p>-ip adresa sa dá nastaviť aj priamo na Ethernet rozhranie (v porovnaní s Cisco Switchom)</text:p>
            <text:p>-podporuje OSPF, BGP, VLAN (automatické dopĺňanie pre VLANy nefunguje, ale napr. príkaz “vlan 100” zoberie)</text:p>
            <text:p>-podporuje VFI</text:p>
            <text:p><text:a xlink:href="https://www.cisco.com/c/en/us/td/docs/ios/12_0s/feature/guide/fsstitch.html#wp1053876" xlink:type="simple">https://www.cisco.com/c/en/us/td/docs/ios/12_0s/feature/guide/fsstitch.html#wp1053876</text:a></text:p>
            <text:p>-nepodporuje VLANy – chýba modul – nie je potrebné pri VPLS</text:p>
            <text:p>l2 vfi vpls autodiscovery - vpls nefunguje na 7200 - iba 7600, CSR vid <text:a xlink:href="https://supportforums.cisco.com/t5/mpls/vpls-plateform/td-p/1351381ale" xlink:type="simple">https://supportforums.cisco.com/t5/mpls/vpls-plateform/td-p/1351381ale</text:a> ake vpls (bgp? alebo iny druh vpls)</text:p>
            <text:p>-predvolene rozhranie f0/0 je v half-duplex mode podla "show interfaces f0/0"</text:p>
            <text:p>-velmi pravdepodobne su aj vsetky ostatne rozhrania vsetkych pridavnych kariet v half-duplex mode, pretoze sa nezobrazuje hlasenie "duplex mismatch" pri zapojeni predvoleneho rozhrania f0/0 s lubovolnym inym rozhranim z lubovolnej rozsirujucej karty.</text:p>
            <text:p/>
            <text:p>-ODPORUCANE MNOZSTVO RAM: cca. 512 MB (namerane 263 MB MAX)</text:p>
            <text:p/>
            <text:p>-Linky</text:p>
            <text:p><text:a xlink:href="http://docs.gns3.com/1-kBrTplBltp9P3P-AigoMzlDO-ISyL1h3bYpOl5Q8mQ/#h.1i702f9cy8ho" xlink:type="simple">http://docs.gns3.com/1-kBrTplBltp9P3P-AigoMzlDO-ISyL1h3bYpOl5Q8mQ/#h.1i702f9cy8ho</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4">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ipvoicek9-mz.124-4.XC4.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745-adventerprisek.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ie sú rozhrania</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ipvoice_iv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chyba: neplatná kópia</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adventerprisek9-mz.124-25c.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entservicesk9-mz.124-13b.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7200</text:p>
          </table:table-cell>
          <table:table-cell table:style-name="ce198" office:value-type="string" calcext:value-type="string">
            <text:p>Cisco IOS 15.2</text:p>
          </table:table-cell>
          <table:table-cell table:style-name="ce198" office:value-type="string" calcext:value-type="string">
            <text:p>c7200-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0">
          <table:table-cell table:style-name="ce197" office:value-type="string" calcext:value-type="string">
            <text:p>Cisco IOL Router</text:p>
          </table:table-cell>
          <table:table-cell table:style-name="ce197" office:value-type="string" calcext:value-type="string">
            <text:p>Cisco IOS 15.X</text:p>
          </table:table-cell>
          <table:table-cell table:style-name="ce208" office:value-type="string" calcext:value-type="string">
            <text:p><text:span text:style-name="T1">i86bi-linux-l3-adventerprisek9-ms-15.7-3.M0a_20171006.bin</text:span></text:p>
            <text:p>i86bi-linux-l3-tpgen-adventerprisek9-12.4_20090615.bin</text:p>
            <text:p>i86bi-linux-l3-tpgen-adventerprisek9-ms-12.4_20090715.bin</text:p>
            <text:p>i86bi-linux-l3-adventerprisek9-15.2-2.3T_20111013.bin</text:p>
            <text:p>i86bi-linux-l3-adventerprisek9-15.3-1.3T_20121025.bin</text:p>
            <text:p>i86bi-linux-l3-adventerprisek9-ms.15.2-4.M1_20120727.bin</text:p>
            <text:p>i86bi-linux-l3-adventerprisek9-ms.15.3-1.3T_20121025.bin</text:p>
            <text:p>i86bi-linux-l3-p-ms-15.0-golden_spike_20121031.bin</text:p>
            <text:p>i86bi-linux-l3-adventerprisek9-15.4-1T_20131123.bin</text:p>
            <text:p>i86bi-linux-l3-adventerprisek9-15.4.1T_20131123.bin</text:p>
            <text:p>i86bi-linux-l3-adventerprisek9-ms.15.4-1T_20131123.bin</text:p>
            <text:p>i86bi-linux-l3-adventerprisek9-ms-15.2-4.M6a_20140415.bin</text:p>
            <text:p>i86bi-linux-l3-adventerprise-ms.15.2-4M6a_20140415.bin</text:p>
            <text:p>i86bi-linux-l3-adventerprisek9-15.4.2T4_20151008.bin</text:p>
            <text:p>i86bi-linux-l3-adventerprisek9-15.5.2T_20150326.bin</text:p>
            <text:p>i86bi-linux-l3-adventerprisek9-ms.15.2.4.S7_20150402.bin</text:p>
            <text:p>i86bi-linux-l3-adventerprisek9-ms-15.6-3.M3a_20170919.bin</text:p>
            <text:p>i86bi-linux-l3-adventerprisek9-ms-15.7-3.M0.1_20170919.bin</text:p>
            <text:p>i86bi-linux-l3-adventerprisek9-ms-15.7-3.M19_20170919.bin</text:p>
            <text:p>i86bi-linux-l3-adventerprise-ms.15.6-3.M3a_20170919.bin</text:p>
            <text:p>i86bi-linux-l3-adventerprise-ms-15.7-3.M0.1_20170919.bin</text:p>
            <text:p>i86bi-linux-l3-adventerprise-ms-15.7-3.M0a_20171006.bin</text:p>
            <text:p>i86bi-linux-l3-adventerprise-ms-15.7-3.M_20170919.bin</text:p>
            <text:p/>
          </table:table-cell>
          <table:table-cell table:style-name="ce218" office:value-type="string" calcext:value-type="string">
            <text:p>IOL wrapper</text:p>
          </table:table-cell>
          <table:table-cell table:style-name="ce223"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2-howto-add-cisco-iou-iol" xlink:type="simple">http://www.eve-ng.net/index.php/documentation/howto-s/62-howto-add-cisco-iou-iol</text:a></text:p>
            <text:p/>
            <text:p>- Na IOL routroch nejdú VLANy (nemá Etherswitch modul) – viď/ <text:a xlink:href="https://gns3.com/qa/why-can-t-create-vlan-in-gns-3" xlink:type="simple">https://gns3.com/qa/why-can-t-create-vlan-in-gns-3</text:a></text:p>
            <text:p/>
            <text:p><text:span text:style-name="T7">-IOL routre ako jedine v EVE-ng podporuju seriove prepojenia</text:span></text:p>
            <text:p><text:span text:style-name="T7">-mimoriadne rychla odozva - jednotky milisekund (pri pingu z IOL routra na IOL router cez IOL switch prvy krat za 5ms, dalsie razy konstantne za 1ms odozvu)</text:span></text:p>
            <text:p/>
            <text:p><text:span text:style-name="T7">-IOL router sa sprava nedefinovane ak prepojime dva DTE resp. DCE konce. Raz to moze fungovat, inokedy nie.</text:span></text:p>
            <text:p/>
            <text:p>-IOL ROUTRE V EVE-NG MAJU SERIOVE ROZHRANIA ROZDELENE PO STYROCH TAK, ZE KAZDA PARNA SKUPINA JE <text:span text:style-name="T1">DCE</text:span>, A KAZDA NEPARNA SKUPINA <text:span text:style-name="T1">DTE</text:span><text:span text:style-name="T6"> napr. s2/x je DCE ale s3/1 je DTE.</text:span></text:p>
            <text:p/>
            <text:p>-router "i86bi_linux-l3-adventerprisek9-ms.152-4.S7.bin" ako jediny ma vsetky Ethernet rozhrania predvolene vo full-duplex mode. Na vsetkych ostatnych IOL routroch su rozhrania predvolene v half-duplex mode, cim vznika "duplex mismatch" medzi rozhraniami. "Duplex mismatch" da vyriesit explicitnou konfiguraciou full-duplex modu prikazom "duplex full" v konfiguracii rozhrania na routri.</text:p>
            <text:p/>
            <text:p>-PRI SMEROVACICH SLUCKACH IOL ROUTER SPADNE !!!</text:p>
            <text:p/>
            <text:p>-Superrychle vkladanie prikazov do konzoly cez Ctrl+Shift+V / prave kliknutie (PuTTY)</text:p>
            <text:p/>
            <text:p>-Linky</text:p>
            <text:p><text:a xlink:href="http://danielkleviansky.com/unsupported-iol-features/" xlink:type="simple">http://danielkleviansky.com/unsupported-iol-features/</text:a></text:p>
            <text:p><text:a xlink:href="https://greenstack.wordpress.com/2015/01/06/cisco-iou-features-for-ccie-training-on-gns3/" xlink:type="simple">https://greenstack.wordpress.com/2015/01/06/cisco-iou-features-for-ccie-training-on-gns3/</text:a></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4">
          <table:table-cell table:style-name="ce199" office:value-type="string" calcext:value-type="string">
            <text:p>Switches</text:p>
          </table:table-cell>
          <table:table-cell table:style-name="ce199"/>
          <table:table-cell table:style-name="ce209"/>
          <table:table-cell table:style-name="ce199" table:number-columns-repeated="3"/>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row>
        <table:table-row table:style-name="ro11">
          <table:table-cell table:style-name="ce197" office:value-type="string" calcext:value-type="string">
            <text:p>Cisco IOL Switch</text:p>
          </table:table-cell>
          <table:table-cell table:style-name="ce197" office:value-type="string" calcext:value-type="string">
            <text:p>Cisco IOS 15.X</text:p>
          </table:table-cell>
          <table:table-cell table:style-name="ce208" office:value-type="string" calcext:value-type="string">
            <text:p><text:span text:style-name="T1">i86bi-linux-l2-adventerprise-ms-15.2-high_iron_20170202.bin</text:span></text:p>
            <text:p>i86bi-linux-l2-upk9-ms-15.0_20120620.bin</text:p>
            <text:p>i86bi-linux-l2-upk9-ms-15.0-golden_spike_20120620.bin</text:p>
            <text:p>i86bi-linux-l2-adventerprisek9-15.1_20130726.bin</text:p>
            <text:p>i86bi-linux-l2-adventerprise-ms-15.1-team_track_20131216.bin</text:p>
            <text:p>i86bi-linux-l2-ipbasek9-15.1g_20130726.bin</text:p>
            <text:p>i86bi-linux-l2-ipbasek9-ms-15.1_20130124.bin</text:p>
            <text:p>i86bi-linux-l2-ipbasek9-ms-15.1-team_track_20130508.bin</text:p>
            <text:p>i86bi-linux-l2-adventerprisek9-15.2d_20151104.bin</text:p>
            <text:p>i86bi-linux-l2-adventerprisek9-ms-15.6-0.9S_20150714.bin</text:p>
            <text:p>i86bi-linux-l2-adventerprisek9-ms-15.6-0.9S_20150714.bin.bin</text:p>
            <text:p>i86bi-linux-l2-advipservicesk9-ms-15.2-high_iron_20151104.bin</text:p>
            <text:p>i86bi-linux-l2-adventerprise-ms-high_iron_20160628.bin</text:p>
            <text:p>i86bi-linux-l2-advipservicesk9-ms-high_iron_20160628.bin</text:p>
            <text:p>i86bi-linux-l2-advipservicesk9-ms-15.2-high_iron_20170202.bin</text:p>
          </table:table-cell>
          <table:table-cell table:style-name="ce218" office:value-type="string" calcext:value-type="string">
            <text:p>IOL wrapper</text:p>
          </table:table-cell>
          <table:table-cell table:style-name="ce197"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rovnako, ako pri Cisco IOL Router)</text:p>
            <text:p/>
            <text:p>-defaultne sa nefunguje príkaz “ip address” na rozhraní Ethernet – riešením je priradiť adresu na VLAN1</text:p>
            <text:p><text:a xlink:href="https://gns3.com/qa/ip-adress-set-on-gns3-iou-cisco-" xlink:type="simple">https://gns3.com/qa/ip-adress-set-on-gns3-iou-cisco-</text:a></text:p>
            <text:p>=&gt; nevhodné pre VPLS (cez VLAN 1 rozhranie sa dá spojiť iba s jedným routrom)</text:p>
            <text:p>+podporuje OSPF, BGP, VLAN</text:p>
            <text:p>-vsetky rozhrania na switchoch su vo full-duplex mode</text:p>
            <text:p>-podobne ako Cisco IOL routre, toto su najlepsie Cisco switche v EVE-ng</text:p>
            <text:p/>
            <text:p><text:span text:style-name="T7">-PRI SMEROVACICH SLUCKACH IOL SWITCH SPADNE</text:span></text:p>
            <text:p/>
            <text:p><text:span text:style-name="T7">-Superrychle vkladanie prikazov do konzoly cez Ctrl+Shift+V / prave kliknutie (PuTTY)</text:span></text:p>
            <text:p/>
            <text:p>-Navody</text:p>
            <text:p><text:a xlink:href="https://learningnetwork.cisco.com/docs/DOC-30404" xlink:type="simple">https://learningnetwork.cisco.com/docs/DOC-30404</text:a></text:p>
            <text:p/>
            <text:p>-Linky</text:p>
            <text:p><text:a xlink:href="http://danielkleviansky.com/unsupported-iol-features/" xlink:type="simple">http://danielkleviansky.com/unsupported-iol-features/</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2">
          <table:table-cell table:style-name="ce197" office:value-type="string" calcext:value-type="string">
            <text:p>Cisco vIOS L2</text:p>
          </table:table-cell>
          <table:table-cell table:style-name="ce197" office:value-type="string" calcext:value-type="string">
            <text:p>Cisco IOS 15.X</text:p>
          </table:table-cell>
          <table:table-cell table:style-name="ce208" office:value-type="string" calcext:value-type="string">
            <text:p>viosl2-ADVENTERPRISEK9-M_15.0-TTC_20140605-FLO_DSGS7</text:p>
            <text:p>viosl2-ADVENTERPRISEK9-M_15.2-4.0.55E</text:p>
            <text:p><text:span text:style-name="T1">viosl2-adventerprisek9-m.15.2_20170321</text:span></text:p>
          </table:table-cell>
          <table:table-cell table:style-name="ce218" office:value-type="string" calcext:value-type="string">
            <text:p>QEMU</text:p>
          </table:table-cell>
          <table:table-cell table:style-name="ce197"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1-howto-add-images-from-virl" xlink:type="simple">http://www.eve-ng.net/index.php/documentation/howto-s/121-howto-add-images-from-virl</text:a></text:p>
            <text:p/>
            <text:p>-vIOS zariadenia som nekonvertoval; funguju aj ako vmdk subory, len som im pridal priponu '.qcow2' - nic sa nestane, ked ich skonvertujeme do QCOW2 formatu</text:p>
            <text:p/>
            <text:p>-Maximalny pocet rozhrani pre Cisco vIOS L2 switch je 16</text:p>
            <text:p><text:span text:style-name="T7">-Rozhrania maju rychlost 1 GB/s</text:span></text:p>
            <text:p/>
            <text:p>-Linky</text:p>
            <text:p><text:a xlink:href="https://www.youtube.com/watch?v=7ToRnfiHG80" xlink:type="simple">https://www.youtube.com/watch?v=7ToRnfiHG80</text:a></text:p>
            <text:p><text:a xlink:href="https://learningnetwork.cisco.com/docs/DOC-30404" xlink:type="simple">https://learningnetwork.cisco.com/docs/DOC-30404</text:a></text:p>
            <text:p><text:a xlink:href="https://learningnetwork.cisco.com/message/561094#561094" xlink:type="simple">https://learningnetwork.cisco.com/message/561094#561094</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3">
          <table:table-cell table:style-name="ce197" office:value-type="string" calcext:value-type="string">
            <text:p>Cisco Nexus NXOSv 7k (Titanium)</text:p>
          </table:table-cell>
          <table:table-cell table:style-name="ce197" office:value-type="string" calcext:value-type="string">
            <text:p>NXOS 7.X</text:p>
          </table:table-cell>
          <table:table-cell table:style-name="ce208" office:value-type="string" calcext:value-type="string">
            <text:p><text:span text:style-name="T1">titanium-d1-kickstart.7.3.0.D1.1_20161101</text:span></text:p>
            <text:p><text:span text:style-name="T6">titanium-d1-kickstart.5.1.2_20101218</text:span></text:p>
            <text:p><text:span text:style-name="T6">titanium-d1-kickstart.7.0.1.ZD.0.216_20140613</text:span></text:p>
            <text:p><text:span text:style-name="T6">titanium-d1-kickstart.7.2.0.D1.1_20150519</text:span></text:p>
          </table:table-cell>
          <table:table-cell table:style-name="ce218" office:value-type="string" calcext:value-type="string">
            <text:p>QEMU</text:p>
          </table:table-cell>
          <table:table-cell table:style-name="ce197" office:value-type="string" calcext:value-type="string">
            <text:p>admin/admin</text:p>
            <text:p/>
            <text:p>Ak sme vyzvany zadat bezpecnejsie heslo, mozeme zvolit napr.:</text:p>
            <text:p/>
            <text:p>CiscoNXOS123</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kickstart verzia tochu protestovala; stacilo ju odstranit z qemu adresara a znovu pridat zo zalohy</text:p>
            <text:p/>
            <text:p>-Podporované technológie</text:p>
            <text:p><text:a xlink:href="https://learningnetwork.cisco.com/docs/DOC-30470" xlink:type="simple">https://learningnetwork.cisco.com/docs/DOC-30470</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4">
          <table:table-cell table:style-name="ce197" office:value-type="string" calcext:value-type="string">
            <text:p>Cisco Nexus NXOSv 9k</text:p>
          </table:table-cell>
          <table:table-cell table:style-name="ce197" office:value-type="string" calcext:value-type="string">
            <text:p>NXOS 7.0.3</text:p>
          </table:table-cell>
          <table:table-cell table:style-name="ce208" office:value-type="string" calcext:value-type="string">
            <text:p><text:span text:style-name="T1">nxosv9k-nxosv-final.7.0.3.I7.1_20170831</text:span></text:p>
            <text:p>nxosv9k-nxosv-final.7.0.3.I5.1</text:p>
            <text:p>nxosv9k-nxosv-final.7.0.3.I6.1_20170516</text:p>
          </table:table-cell>
          <table:table-cell table:style-name="ce218" office:value-type="string" calcext:value-type="string">
            <text:p>QEMU</text:p>
          </table:table-cell>
          <table:table-cell table:style-name="ce197" office:value-type="string" calcext:value-type="string">
            <text:p><text:span text:style-name="T7">-prihlasovacie udaje pre admin ucet sa zadavaju pri prvom spusteni</text:span></text:p>
            <text:p><text:span text:style-name="T7">-pre jednoduchost mozeme zadat</text:span></text:p>
            <text:p/>
            <text:p><text:span text:style-name="T7">admin/CiscoNXOS123</text:span></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pocas supstania v momente, ked zacne zobrazovat spravy ‘PEOP’, napiseme do konzoly </text:p>
            <text:p/>
            <text:p>“yes”</text:p>
            <text:p/>
            <text:p>Tak odpovieme na otazku </text:p>
            <text:p/>
            <text:p>“Abort Auto Provisioning and continue with normal setup ?(yes/no)[n]:”) - tak vypneme vypisy o ‘PEOP’</text:p>
            <text:p/>
            <text:p>-Do you want to enforce secure password standard (yes/no) [y]:</text:p>
            <text:p>  -ak chceme aktivovat vyzadovanie bezpecneho hesla, stlacime Enter</text:p>
            <text:p>  -v opacnom pripade zadame ‘n’ a Enter</text:p>
            <text:p/>
            <text:p>-Would you like to enter the basic configuration dialog (yes/no): no</text:p>
            <text:p/>
            <text:p>-Po zastaveni a znovu spusteni zariadenia sa ocitneme v "loader" mode. Pre pokracovanie v spustani zadame nasledovny prikaz</text:p>
            <text:p>  loader &gt; boot nxos.7.0.3.I6.1.bin</text:p>
            <text:p>Zariadenie nasledne pokracuje uspesne sa spusti.</text:p>
            <text:p/>
            <text:p><text:span text:style-name="T7">-Podporované technológie</text:span></text:p>
            <text:p><text:span text:style-name="T12"><text:a xlink:href="https://www.cisco.com/c/en/us/td/docs/switches/datacenter/nexus9000/sw/7-x/nx-osv/configuration/guide/b_Cisco_Nexus_9000v/b_Cisco_Nexus_9000v_chapter_011.html?referring_site=RE&amp;pos=1&amp;page=https://www.cisco.com/c/en/us/td/docs/switches/datacenter/nexus9000/sw/7-x/nx-osv/configuration/guide/b_NX-OSv_9000/b_NX-OSv_chapter_01.html#concept_CFB4F9FC4EF04A86835CF9C64C4EB8A4" xlink:type="simple">https://www.cisco.com/c/en/us/td/docs/switches/datacenter/nexus9000/sw/7-x/nx-osv/configuration/guide/b_Cisco_Nexus_9000v/b_Cisco_Nexus_9000v_chapter_011.html?referring_site=RE&amp;pos=1&amp;page=https://www.cisco.com/c/en/us/td/docs/switches/datacenter/nexus9000/sw/7-x/nx-osv/configuration/guide/b_NX-OSv_9000/b_NX-OSv_chapter_01.html#concept_CFB4F9FC4EF04A86835CF9C64C4EB8A4</text:a></text:span></text:p>
            <text:p><text:span text:style-name="T12"><text:a xlink:href="https://learningnetwork.cisco.com/docs/DOC-31789#jive_content_id_Supported__Unsupported_Features" xlink:type="simple">https://learningnetwork.cisco.com/docs/DOC-31789#jive_content_id_Supported__Unsupported_Features</text:a></text:span></text:p>
            <text:p/>
            <text:p>-Navody</text:p>
            <text:p><text:a xlink:href="https://learningnetwork.cisco.com/docs/DOC-31788" xlink:type="simple">https://learningnetwork.cisco.com/docs/DOC-31788</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5">
          <table:table-cell table:style-name="ce197" office:value-type="string" calcext:value-type="string">
            <text:p>Arista vEOS</text:p>
          </table:table-cell>
          <table:table-cell table:style-name="ce197" office:value-type="string" calcext:value-type="string">
            <text:p>vEOS 4.20.1F</text:p>
          </table:table-cell>
          <table:table-cell table:style-name="ce208" office:value-type="string" calcext:value-type="string">
            <text:p><text:span text:style-name="T1">veos-lab-4.20.1F-combined_20171116</text:span></text:p>
            <text:p>veos-4.14.5F</text:p>
          </table:table-cell>
          <table:table-cell table:style-name="ce218" office:value-type="string" calcext:value-type="string">
            <text:p>QEMU</text:p>
          </table:table-cell>
          <table:table-cell table:style-name="ce197" office:value-type="string" calcext:value-type="string">
            <text:p>admin/&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0-howto-add-arista-virtual-extensible-operating-system-veos" xlink:type="simple">http://www.eve-ng.net/index.php/documentation/howto-s/60-howto-add-arista-virtual-extensible-operating-system-veos</text:a></text:p>
            <text:p>Ale nepouzil som “Aboot” iso subor (bootloader); namiesto toho som si stiahol “combined” verziu, ktora v sebe obsahuje operacny system vEOS aj s Aboot bootloaderom.</text:p>
            <text:p/>
            <text:p>vEOS a dalsi Arista softver je bezplatne na stiahnutie tu</text:p>
            <text:p><text:a xlink:href="https://www.arista.com/en/support/software-download" xlink:type="simple">https://www.arista.com/en/support/software-download</text:a></text:p>
            <text:p>Jedinou podmienkou je registracia na stranke:</text:p>
            <text:p><text:a xlink:href="https://www.arista.com/en/user-registration" xlink:type="simple">https://www.arista.com/en/user-registration</text:a></text:p>
            <text:p/>
            <text:p>-Navody</text:p>
            <text:p><text:span text:style-name="T12"><text:a xlink:href="https://www.arista.com/en/um-eos" xlink:type="simple">https://www.arista.com/en/um-eos</text:a></text:span></text:p>
            <text:p><text:a xlink:href="https://eos.arista.com/forum/i-need-the-2-0-8-iso-and-veos-4-13-6f-vmdk-images/" xlink:type="simple">https://eos.arista.com/forum/i-need-the-2-0-8-iso-and-veos-4-13-6f-vmdk-images/</text:a></text:p>
            <text:p><text:a xlink:href="https://eos.arista.com/veos-running-eos-in-a-vm/#Download_vEOS" xlink:type="simple">https://eos.arista.com/veos-running-eos-in-a-vm/#Download_vEOS</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6">
          <table:table-cell table:style-name="ce197" office:value-type="string" calcext:value-type="string">
            <text:p>Extreme</text:p>
          </table:table-cell>
          <table:table-cell table:style-name="ce197" office:value-type="string" calcext:value-type="string">
            <text:p>ExtremeXOS 15.3.2.11</text:p>
          </table:table-cell>
          <table:table-cell table:style-name="ce26" office:value-type="string" calcext:value-type="string">
            <text:p>extremexos-15.3.2.11_20130618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extremexos”)</text:p>
            <text:p/>
            <text:p>-Navody</text:p>
            <text:p><text:a xlink:href="https://www.cleancss.com/router-default/EXTREME_NETWORKS/ALL_SWITCHES" xlink:type="simple">https://www.cleancss.com/router-default/EXTREME_NETWORKS/ALL_SWITCHES</text:a></text:p>
            <text:p>Dalsi navod je v “/opt/unetlab/addons/qemu/extremexos_materialy/EXOS_Concepts_Guide_15_4.pdf”</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4">
          <table:table-cell table:style-name="ce199" office:value-type="string" calcext:value-type="string">
            <text:p>QEMU</text:p>
          </table:table-cell>
          <table:table-cell table:style-name="ce199"/>
          <table:table-cell table:style-name="ce209"/>
          <table:table-cell table:style-name="ce199" table:number-columns-repeated="3"/>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row>
        <table:table-row table:style-name="ro14">
          <table:table-cell table:style-name="ce197" office:value-type="string" calcext:value-type="string">
            <text:p>Cisco ASAv</text:p>
          </table:table-cell>
          <table:table-cell table:style-name="ce197" office:value-type="string" calcext:value-type="string">
            <text:p>Cisco Adaptive Security Appliance Software Version 9.X</text:p>
          </table:table-cell>
          <table:table-cell table:style-name="ce208" office:value-type="string" calcext:value-type="string">
            <text:p><text:span text:style-name="T1">asav-991-serial-console-with-asdm-79150_20171130</text:span></text:p>
            <text:p>asav-962-001.zip</text:p>
            <text:p>asav-971-001.zip</text:p>
            <text:p>asav-991-asdm-791-serial</text:p>
            <text:p>asav-asav941-203</text:p>
            <text:p>asav-asav951-201</text:p>
            <text:p>asav-asav952-204-telnet</text:p>
            <text:p>asav-asav962</text:p>
            <text:p>asav-asav971</text:p>
            <text:p>asav-asav971-telnet</text:p>
            <text:p>asav-asav971-telnet-guestfish_mod</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gt;vnc </text:p>
            <text:p>-&gt;telnet (predvolene pre ASAv v EVE-ng, ALE JE POTREBNE VYKONAT UPRAVY V QCOW2 SUBORE)</text:p>
            <text:p>-&gt;ASDM </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73-howto-add-cisco-asav" xlink:type="simple">http://www.eve-ng.net/index.php/documentation/howto-s/73-howto-add-cisco-asav</text:a></text:p>
            <text:p/>
            <text:p>-Nastavenie seriovej konzoly pre pristup cez telnet je opisane v navode “08_8_pridavanie_zariadeni_do_eve_ng_cisco_asav.txt”</text:p>
            <text:p/>
            <text:p>-Pocas supstenia sa opakovane objavuje sprava</text:p>
            <text:p/>
            <text:p>Warning: ASAv platform license state is Unlicensed.</text:p>
            <text:p>Install ASAv platform license for full functionality.</text:p>
            <text:p/>
            <text:p>Tuto spravu mozeme ignorovat – nema ziaden vplyv na funkcnost zariadenia.</text:p>
            <text:p/>
            <text:p>-Kazdou minutou po nabootovani zvysuje spotrebu operacnej pamate – mozny memory leak</text:p>
            <text:p/>
            <text:p>-OTESTOVAT PRI CCNA SECURITY!</text:p>
            <text:p/>
            <text:p>-Unsupported ASA Features</text:p>
            <text:p>The ASAv does not support the following ASA features:</text:p>
            <text:p/>
            <text:p>    Clustering</text:p>
            <text:p>    Multiple context mode</text:p>
            <text:p>    Active/Active failover</text:p>
            <text:p>    EtherChannels</text:p>
            <text:p>    Shared AnyConnect Premium Licenses</text:p>
            <text:p/>
            <text:p><text:a xlink:href="https://certcollection.org/forum/topic/273430-asav9x-collections/page__st__406#entry1210522" xlink:type="simple">https://certcollection.org/forum/topic/273430-asav9x-collections/page__st__406#entry1210522</text:a></text:p>
            <text:p><text:a xlink:href="https://www.cisco.com/c/en/us/td/docs/security/asa/asa98/asav/quick-start/asav-quick/intro-asav.html" xlink:type="simple">https://www.cisco.com/c/en/us/td/docs/security/asa/asa98/asav/quick-start/asav-quick/intro-asav.html</text:a></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6">
          <table:table-cell table:style-name="ce197" office:value-type="string" calcext:value-type="string">
            <text:p>Cisco ASA</text:p>
          </table:table-cell>
          <table:table-cell table:style-name="ce197" office:value-type="string" calcext:value-type="string">
            <text:p>Cisco Adaptive Security Appliance Software Version 9.1(5)16 </text:p>
          </table:table-cell>
          <table:table-cell table:style-name="ce208" office:value-type="string" calcext:value-type="string">
            <text:p><text:span text:style-name="T1">asa-9.1.5.16_20141016</text:span></text:p>
            <text:p>asa-8.4.2_20110615</text:p>
            <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ASDM</text:p>
          </table:table-cell>
          <table:table-cell table:style-name="ce229" office:value-type="string" calcext:value-type="string">
            <text:p>✓</text:p>
          </table:table-cell>
          <table:table-cell table:style-name="ce245" office:value-type="string" calcext:value-type="string">
            <text:p>-Pridanie zariadenia</text:p>
            <text:p><text:span text:style-name="T12"><text:a xlink:href="https://nbctcp.wordpress.com/2015/07/02/unetlab-installation-on-esxi/" xlink:type="simple">https://nbctcp.wordpress.com/2015/07/02/unetlab-installation-on-esxi/</text:a></text:span></text:p>
            <text:p><text:span text:style-name="T7">(hladat klucove slovo “-to install asa”)</text:span></text:p>
            <text:p/>
            <text:p>-NEVHODNA NA POUZIVANIE!! VYTAZUJE PRIDELENE CPU NA 100%!</text:p>
            <text:p/>
            <text:p>-OTESTOVAT PRI CCNA SECURITY!</text:p>
            <text:p/>
            <text:p>-obsahuje licenciu “VPN Plus”</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7">
          <table:table-cell table:style-name="ce197" office:value-type="string" calcext:value-type="string">
            <text:p>Palo Alto</text:p>
          </table:table-cell>
          <table:table-cell table:style-name="ce197" office:value-type="string" calcext:value-type="string">
            <text:p>PanOS 7.0.1</text:p>
          </table:table-cell>
          <table:table-cell table:style-name="ce208" office:value-type="string" calcext:value-type="string">
            <text:p>PA-VM-ESX-7.0.1.ova -&gt; PA-VM-ESX-7.0.1-disk1.vmdk</text:p>
            <text:p>Paloalto-6.1.0</text:p>
            <text:p><text:span text:style-name="T1">paloalto-PA-VM-ESX-7.0.1_20150620</text:span></text:p>
            <text:p>paloalto-6.1.0</text:p>
          </table:table-cell>
          <table:table-cell table:style-name="ce197" office:value-type="string" calcext:value-type="string">
            <text:p>QEMU</text:p>
          </table:table-cell>
          <table:table-cell table:style-name="ce197" office:value-type="string" calcext:value-type="string">
            <text:p>admin/admin</text:p>
          </table:table-cell>
          <table:table-cell table:style-name="ce197" office:value-type="string" calcext:value-type="string">
            <text:p>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9-howto-add-palo-alto-vm-100" xlink:type="simple">http://www.eve-ng.net/index.php/documentation/howto-s/69-howto-add-palo-alto-vm-100</text:a></text:p>
            <text:p/>
            <text:p>-Uvodna konfiguracia sa nachadza v EVE-ng adresari</text:p>
            <text:p>"/opt/unetlab/addons/qemu/paloalto-6.1.0_materialy/First Config.txt"</text:p>
            <text:p/>
            <text:p>-Linky</text:p>
            <text:p><text:a xlink:href="https://live.paloaltonetworks.com/t5/Management-Articles/Software-Release-Notices-PAN-OS-7-0-x/ta-p/55625" xlink:type="simple">https://live.paloaltonetworks.com/t5/Management-Articles/Software-Release-Notices-PAN-OS-7-0-x/ta-p/55625</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5">
          <table:table-cell table:style-name="ce197" office:value-type="string" calcext:value-type="string">
            <text:p>Fortinet Fortigate</text:p>
          </table:table-cell>
          <table:table-cell table:style-name="ce197" office:value-type="string" calcext:value-type="string">
            <text:p>FortiGate-VM64-KVM v5.6.1,build1484,170727 (GA)</text:p>
          </table:table-cell>
          <table:table-cell table:style-name="ce197" office:value-type="string" calcext:value-type="string">
            <text:p><text:span text:style-name="T1">fortinet-analyzer-FAZ-VM64-v5.2.6-build0753_20160317</text:span></text:p>
            <text:p><text:span text:style-name="T1">fortinet-fortigate-FGT-VM64-KVM-v5.6.1-build1484_20170727</text:span></text:p>
            <text:p><text:span text:style-name="T1">fortinet-fortimail-FML-VM64-KVM-v5.3-build593_20160413</text:span></text:p>
            <text:p>fortinet-fortigate-FGT-VM64-KVM-v5.2.3-build0670_20150318</text:p>
            <text:p>fortinet-fortigate-FGT-VM64-KVM-v5.2.5-build0701_20151203</text:p>
            <text:p>fortinet-fortigate-FGT-VM64-KVM-v5.4.3-build1111_20161220</text:p>
            <text:p>fortinet-fortimanager-FMG-VM64-v5.4.2-build1151_20161213</text:p>
            <text:p>fortinet-FOS_VM64_KVM-v5.6.1-build1484-FORTINET.out.kvm</text:p>
            <text:p><text:span text:style-name="T7">FGT_VM64_VMX-v5-build1486-FORTINET.out.ovf.zip (nefungoval)</text:span></text:p>
          </table:table-cell>
          <table:table-cell table:style-name="ce197" office:value-type="string" calcext:value-type="string">
            <text:p>QEMU</text:p>
          </table:table-cell>
          <table:table-cell table:style-name="ce208" office:value-type="string" calcext:value-type="string">
            <text:p>CLI</text:p>
            <text:p>admin/&lt;bez hesla&gt;</text:p>
            <text:p/>
            <text:p>WEB</text:p>
            <text:p>admin/admin</text:p>
          </table:table-cell>
          <table:table-cell table:style-name="ce197" office:value-type="string" calcext:value-type="string">
            <text:p>telnet/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123-howto-add-fortinet-images" xlink:type="simple">http://www.eve-ng.net/index.php/documentation/howto-s/123-howto-add-fortinet-images</text:a></text:p>
            <text:p/>
            <text:p>-Subor “FGT_VM64_VMX-v5-build1486-FORTINET.out.ovf.zip” sa nedal spustit aj napriek EVE-ng navodu pre Fortinet vo formate OVF</text:p>
            <text:p/>
            <text:p><text:span text:style-name="T7">-Pri “fortinet-fortimanager-FMG-VM64-v5.4.2-build1151_20161213” sa neustale vypisuje na terminal hlasenie “SHARED_INIT ERROR</text:span>”</text:p>
            <text:p/>
            <text:p>-Eval license not valid with more than 1 vCPUs or 1024 MB RAM.</text:p>
            <text:p>        =&gt; preto: ODPORUCANE MNOZSTVO RAM: 1024</text:p>
            <text:p>           pocet CPU je v sablone uz nastaveny na 1</text:p>
            <text:p/>
            <text:p>-Linky</text:p>
            <text:p><text:a xlink:href="http://www.cafecomredes.com.br/2015/10/" xlink:type="simple">http://www.cafecomredes.com.br/2015/10/</text:a></text:p>
            <text:p>(hladat “Fortigate”)</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6">
          <table:table-cell table:style-name="ce197" office:value-type="string" calcext:value-type="string">
            <text:p>pfSense</text:p>
          </table:table-cell>
          <table:table-cell table:style-name="ce197" office:value-type="string" calcext:value-type="string">
            <text:p>pfSense 2.4.2 </text:p>
          </table:table-cell>
          <table:table-cell table:style-name="ce197" office:value-type="string" calcext:value-type="string">
            <text:p>pfsense-CE-2.4.2-RELEASE-amd64_20171120</text:p>
          </table:table-cell>
          <table:table-cell table:style-name="ce197" office:value-type="string" calcext:value-type="string">
            <text:p>QEMU</text:p>
          </table:table-cell>
          <table:table-cell table:style-name="ce197" office:value-type="string" calcext:value-type="string">
            <text:p>CLI</text:p>
            <text:p>&lt;bez hesla&gt;</text:p>
            <text:p/>
            <text:p>WEB</text:p>
            <text:p>admin/pfsense</text:p>
          </table:table-cell>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Vid “pridavanie_zariadeni_do_eve_ng_pfsense.txt”</text:p>
            <text:p><text:a xlink:href="https://github.com/OverFlowJAMK/General/wiki/Installing-PFSense-into-OpenStack" xlink:type="simple">https://github.com/OverFlowJAMK/General/wiki/Installing-PFSense-into-OpenStack</text:a></text:p>
            <text:p/>
            <text:p>-uvodne nastavenia:</text:p>
            <text:p>  Configure VLANs?            n </text:p>
            <text:p>  WAN interface:                 vtnet0</text:p>
            <text:p>  LAN interface:                  vtnet1</text:p>
            <text:p>  Do you want to proceed? 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8">
          <table:table-cell table:style-name="ce197" office:value-type="string" calcext:value-type="string">
            <text:p>CheckPoint Security Gateway</text:p>
          </table:table-cell>
          <table:table-cell table:style-name="ce197" office:value-type="string" calcext:value-type="string">
            <text:p>CheckPoint R77.X</text:p>
          </table:table-cell>
          <table:table-cell table:style-name="ce197" office:value-type="string" calcext:value-type="string">
            <text:p><text:span text:style-name="T1">cpsg-R77-20_20140603</text:span></text:p>
            <text:p>cpsg-Check_Point_Install_and_Upgrade_R77.Gaia</text:p>
            <text:p>Cpsg-R77-10</text:p>
            <text:p><text:span text:style-name="T7">Cpsg-R77-20</text:span></text:p>
          </table:table-cell>
          <table:table-cell table:style-name="ce197" office:value-type="string" calcext:value-type="string">
            <text:p>QEMU</text:p>
          </table:table-cell>
          <table:table-cell table:style-name="ce197" office:value-type="string" calcext:value-type="string">
            <text:p>CLI (prihlasovacie udaje su v rovnakom poradi ako imidze)</text:p>
            <text:p/>
            <text:p>admin/CheckPoint</text:p>
            <text:p>admin/supp0rt</text:p>
            <text:p>admin/admin123</text:p>
          </table:table-cell>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
            <text:p>-ISO subor som nainstaloval do VBox virtualky (25GB QCOW disk, 2GB RAM, sietovka Bridged). Potvrdzoval som predvolene nastavenia. Parametre Management rozhrania som volil nahodne. Heslo musi byt aspon stredne silne. Potom instalacii sa zariadenie restartuje. Po zobrazeni login promptu sa prihlasime a zariadenie vypneme. Nasledne zariadenie  znovu zapneme, aby sme sa presvedcili, ze sa zrychlilo spustanie. Potom som QCOW disk importoval do EVE-ng a skonvertoval z QCOW do QCOW2 formatu prikazom:</text:p>
            <text:p/>
            <text:p><text:span text:style-name="T5">sudo /opt/qemu/bin/qemu-img convert -O qcow2 disk.qcow hda.qcow2</text:span></text:p>
            <text:p/>
            <text:p>-Podarilo sa mi zmenit Management rozhranie aj IP adresu, ale nepodarilo sa mi pripojit sa na web rozhranie, ale zariadenie sa da stale konfigurovat cez CLI rozhranie.</text:p>
            <text:p/>
            <text:p>-Zmena Management rozhrania</text:p>
            <text:p><text:a xlink:href="https://sc1.checkpoint.com/documents/R76SP/CP_R76SP_Security_System_WebAdminGuide/105665.htm" xlink:type="simple">https://sc1.checkpoint.com/documents/R76SP/CP_R76SP_Security_System_WebAdminGuide/105665.htm</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9">
          <table:table-cell table:style-name="ce197" office:value-type="string" calcext:value-type="string">
            <text:p>Cisco CSR 1000V</text:p>
          </table:table-cell>
          <table:table-cell table:style-name="ce197" office:value-type="string" calcext:value-type="string">
            <text:p>IOS XE 15.4 (3.17)</text:p>
          </table:table-cell>
          <table:table-cell table:style-name="ce208" office:value-type="string" calcext:value-type="string">
            <text:p><text:span text:style-name="T1">csr1000v-universalk9.03.17.03.S.156-1.S3-std_20161121</text:span></text:p>
            <text:p>csr1000v-9.03.13.01.S</text:p>
            <text:p>csr1000v-universalk9_03.16.00.S_15.5.3S</text:p>
            <text:p>csr1000v-universalk9.03.17.00.S.156-1.S-std_20151125</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l2 vfi vpls autodiscovery – narozdiel od 7200 podporuje tento prikaz =&gt; uplna podpora VPLS (PRS2 semestralka)</text:p>
            <text:p/>
            <text:p><text:span text:style-name="T7">-Podporované technológie</text:span></text:p>
            <text:p><text:a xlink:href="https://learningnetwork.cisco.com/docs/DOC-30471" xlink:type="simple">https://learningnetwork.cisco.com/docs/DOC-30471</text:a></text:p>
            <text:p>a </text:p>
            <text:p><text:a xlink:href="https://www.cisco.com/c/en/us/support/routers/cloud-services-router-1000v-series/products-installation-and-configuration-guides-list.html" xlink:type="simple">https://www.cisco.com/c/en/us/support/routers/cloud-services-router-1000v-series/products-installation-and-configuration-guides-list.html</text:a></text:p>
            <text:p/>
            <text:p>Druhý uvedený link obsahuje všetky technológie, ktoré Cisco CSR smerovače podporujú. Podporované prepínacie technológie a ich konfigurácia je uvedená na stránke v časti “LAN Switching”</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5">
          <table:table-cell table:style-name="ce197" office:value-type="string" calcext:value-type="string">
            <text:p>Cisco CSR 1000V NG</text:p>
          </table:table-cell>
          <table:table-cell table:style-name="ce197" office:value-type="string" calcext:value-type="string">
            <text:p>IOS XE 16.X</text:p>
          </table:table-cell>
          <table:table-cell table:style-name="ce208" office:value-type="string" calcext:value-type="string">
            <text:p><text:span text:style-name="T1">csr1000vng-universalk9.16.07.01-fuji-serial-console_20171120</text:span></text:p>
            <text:p>csr1000vng-universalk9.16.05.02-everest-serial-console</text:p>
            <text:p>csr1000vng-universalk9.16.06.02-everest-serial-console</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nefunguje pristup na konzolu pri </text:p>
            <text:p>“csr1000vng-universalk9.16.2.2-ext.qcow2” – bug v zariadeni – konzola je predvolene vypnuta</text:p>
            <text:p><text:a xlink:href="https://learningnetwork.cisco.com/thread/98979" xlink:type="simple">https://learningnetwork.cisco.com/thread/98979</text:a></text:p>
            <text:p><text:a xlink:href="https://www.reddit.com/r/VIRL/comments/4t1vz8/csr_ios_16_fix/" xlink:type="simple">https://www.reddit.com/r/VIRL/comments/4t1vz8/csr_ios_16_fix/</text:a></text:p>
            <text:p>-ani po uprave startup konfiguracie v eve-ng a jej aktivovani pdla navodu</text:p>
            <text:p><text:a xlink:href="https://www.youtube.com/watch?v=uRmuLvbwAkk" xlink:type="simple">https://www.youtube.com/watch?v=uRmuLvbwAkk</text:a></text:p>
            <text:p>sa tento problem nevyriesil</text:p>
            <text:p/>
            <text:p>-na vsetkych ostatnych zariadeniach funguje telnet konzola: pripona ‘serial’ ha konci nazvu suboru hovori, ze na zariadenie sa pripaja pomocou telnet konzoly namiesto vnc</text:p>
            <text:p>-CSR podporuje aj Cisco CUBE (uzitocne pre VoIP projekt na katedre)</text:p>
            <text:p><text:a xlink:href="https://www.cisco.com/c/en/us/td/docs/ios-xml/ios/voice/cube/configuration/cube-book/voi-virtual-cube.html" xlink:type="simple">https://www.cisco.com/c/en/us/td/docs/ios-xml/ios/voice/cube/configuration/cube-book/voi-virtual-cube.html</text:a></text:p>
            <text:p><text:a xlink:href="https://www.cisco.com/c/en/us/td/docs/ios-xml/ios/voice/cube/configuration/cube-book/voi-cube-overview.html#concept_9AB0601B67264DE29E757ED9255251BA" xlink:type="simple">https://www.cisco.com/c/en/us/td/docs/ios-xml/ios/voice/cube/configuration/cube-book/voi-cube-overview.html#concept_9AB0601B67264DE29E757ED9255251BA</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7">
          <table:table-cell table:style-name="ce197" office:value-type="string" calcext:value-type="string">
            <text:p>Cisco vIOS</text:p>
          </table:table-cell>
          <table:table-cell table:style-name="ce197" office:value-type="string" calcext:value-type="string">
            <text:p>Cisco IOS 15.6</text:p>
          </table:table-cell>
          <table:table-cell table:style-name="ce208" office:value-type="string" calcext:value-type="string">
            <text:p><text:span text:style-name="T1">vios-adventerprisek9-m.vmdk.SPA.156-2.T_20160322</text:span></text:p>
            <text:p>vios-adventerprisek9-m-15.4-1.24-T0.29_20140321</text:p>
            <text:p>vios-adventerprise-m.vmdk.SPA.154-2.T</text:p>
            <text:p>vios-adventerprise-m.vmdk.SPA.154-3.M3</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6" office:value-type="string" calcext:value-type="string">
            <text:p>-vIOS zariadenia som vobec nekonvertoval. Funguju aj ako vmdk subory, len som im pridal priponu '.qcow2'</text:p>
            <text:p/>
            <text:p>-Maximalny pocet rozhrani pre Cisco vIOS router je 15.</text:p>
            <text:p>-Rozhrania maju rychlost 1 GB/s</text:p>
            <text:p/>
            <text:p>-Linky:</text:p>
            <text:p><text:a xlink:href="https://learningnetwork.cisco.com/docs/DOC-30469" xlink:type="simple">https://learningnetwork.cisco.com/docs/DOC-30469</text:a></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20">
          <table:table-cell table:style-name="ce197" office:value-type="string" calcext:value-type="string">
            <text:p>Cisco XRv</text:p>
          </table:table-cell>
          <table:table-cell table:style-name="ce197" office:value-type="string" calcext:value-type="string">
            <text:p>IOS XR 5.3.2</text:p>
          </table:table-cell>
          <table:table-cell table:style-name="ce208" office:value-type="string" calcext:value-type="string">
            <text:p><text:span text:style-name="T1">xrv-iosxrv-k9-demo-6.0.1_20160506</text:span></text:p>
            <text:p>xrv-IOSXRv5.3.2</text:p>
            <text:p>xrv-k9-5.3.1</text:p>
          </table:table-cell>
          <table:table-cell table:style-name="ce197" office:value-type="string" calcext:value-type="string">
            <text:p>QEMU</text:p>
          </table:table-cell>
          <table:table-cell table:style-name="ce197" office:value-type="string" calcext:value-type="string">
            <text:p>admin/admin</text:p>
            <text:p>cisco/cisco</text:p>
            <text:p>(obidve moznosti funguju)</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Podporované technológie</text:p>
            <text:p><text:a xlink:href="https://learningnetwork.cisco.com/docs/DOC-30449" xlink:type="simple">https://learningnetwork.cisco.com/docs/DOC-30449</text:a></text:p>
            <text:p/>
            <text:p>-ODPORUCANE MNOZSTVO RAM = 13GB RAM</text:p>
            <text:p>        -nechal som ho bezat cez noc</text:p>
            <text:p>         (z 5GB to narastlo na 12GB - v skole som ho pustil znova</text:p>
            <text:p>          a trvalo cca 2 hodiny, kym narastol na 12GB)</text:p>
            <text:p>    -1 cpu - priserne pomaly beh a spustanie</text:p>
            <text:p>        Data plane core assignment: 0</text:p>
            <text:p>        Control plane core assignment: 0</text:p>
            <text:p>    -2 cpu - OPTIMUM</text:p>
            <text:p>        Data plane core assignment: 0-1</text:p>
            <text:p>        Control plane core assignment: 0</text:p>
            <text:p>    -3 cpu - system sa spusti, ale mne zamrzol</text:p>
            <text:p>        Data plane core assignment: 1-2</text:p>
            <text:p>        Control plane core assignment: 0</text:p>
            <text:p/>
            <text:p>    OPTIMALNY POCET CPU = 2</text:p>
            <text:p/>
            <text:p>    -Aj ked som sa uz prihlasil do konzoly, stale viac ci menej vytazoval </text:p>
            <text:p>     disk. Navyse boli neustale vytazene obidve pridelene CPU na 100%,</text:p>
            <text:p>     ked som zariadeniu pridelil 2 CPU. =&gt; NEVHODNE NA POUZITIE V TOPOLOGIACH!!!</text:p>
            <text:p/>
            <text:p>-Linky</text:p>
            <text:p><text:a xlink:href="https://www.cisco.com/c/en/us/td/docs/routers/asr9000/software/asr9k_r6-0/general/release/notes/reln-601a9k.html" xlink:type="simple">https://www.cisco.com/c/en/us/td/docs/routers/asr9000/software/asr9k_r6-0/general/release/notes/reln-601a9k.html</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7">
          <table:table-cell table:style-name="ce197" office:value-type="string" calcext:value-type="string">
            <text:p>Cisco XRv9k </text:p>
          </table:table-cell>
          <table:table-cell table:style-name="ce197" office:value-type="string" calcext:value-type="string">
            <text:p>IOS XR 6.0.1</text:p>
          </table:table-cell>
          <table:table-cell table:style-name="ce208" office:value-type="string" calcext:value-type="string">
            <text:p><text:span text:style-name="T1">xrv9k-fullk9-x-6.2.25_20170928</text:span></text:p>
            <text:p><text:span text:style-name="T8">xrv9k-fullk9-x.vrr-6.2.25_20170928 (s podporou VRR – Virtual Route Reflector)</text:span></text:p>
            <text:p>xrv9k-fullk9-x-6.0.1_20160509</text:p>
            <text:p/>
          </table:table-cell>
          <table:table-cell table:style-name="ce197" office:value-type="string" calcext:value-type="string">
            <text:p>QEMU</text:p>
          </table:table-cell>
          <table:table-cell table:style-name="ce197" office:value-type="string" calcext:value-type="string">
            <text:p>-prihlasovacie udaje sa zadavaju pri prvom spusteni</text:p>
            <text:p>-pre jednoduchost mozeme zadat</text:p>
            <text:p/>
            <text:p>admin/admin</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Virtual Route Reflector (Cisco)</text:p>
            <text:p><text:a xlink:href="https://www.cisco.com/c/en/us/products/collateral/ios-nx-os-software/ios-xr-software/whitepaper-c11-731132.html" xlink:type="simple">https://www.cisco.com/c/en/us/products/collateral/ios-nx-os-software/ios-xr-software/whitepaper-c11-731132.html</text:a></text:p>
            <text:p/>
            <text:p><text:span text:style-name="T7">-Podporované technológie</text:span></text:p>
            <text:p><text:span text:style-name="T12"><text:a xlink:href="https://learningnetwork.cisco.com/docs/DOC-30428" xlink:type="simple">https://learningnetwork.cisco.com/docs/DOC-30428</text:a></text:span></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21">
          <table:table-cell table:style-name="ce197" office:value-type="string" calcext:value-type="string">
            <text:p>Juniper vSRX</text:p>
          </table:table-cell>
          <table:table-cell table:style-name="ce197" office:value-type="string" calcext:value-type="string">
            <text:p>JunOS 12.1</text:p>
          </table:table-cell>
          <table:table-cell table:style-name="ce197" office:value-type="string" calcext:value-type="string">
            <text:p><text:span text:style-name="T1">vsrx-12.1X47-D15.4-firefly-perimeter_20141112</text:span></text:p>
            <text:p><text:span text:style-name="T1">vsrx-12.1X47-D20.7-firefly-perimeter_20150303</text:span></text:p>
            <text:p>vsrx-12.1X44-D10.4-domestic </text:p>
          </table:table-cell>
          <table:table-cell table:style-name="ce218" office:value-type="string" calcext:value-type="string">
            <text:p>QEMU</text:p>
          </table:table-cell>
          <table:table-cell table:style-name="ce208" office:value-type="string" calcext:value-type="string">
            <text:p>root/&lt;bez hesla&gt;</text:p>
            <text:p/>
            <text:p><text:span text:style-name="T7">-Na commit konfiguracnych zmien je potrebne heslo. Pre jednoduchost mozeme zadat heslo:</text:span></text:p>
            <text:p/>
            <text:p><text:span text:style-name="T7">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6-howto-add-juniper-vsrx-version-12-x-firefly" xlink:type="simple">http://www.eve-ng.net/index.php/documentation/howto-s/66-howto-add-juniper-vsrx-version-12-x-firefly</text:a></text:p>
            <text:p/>
            <text:p>-MPLS podpora</text:p>
            <text:p><text:a xlink:href="https://gns3.com/discussions/mpls-l2-circuit-thorugh-juniper-" xlink:type="simple">https://gns3.com/discussions/mpls-l2-circuit-thorugh-juniper-</text:a></text:p>
            <text:p/>
            <text:p>set root-authentication plain-text-password</text:p>
            <text:p/>
            <text:p>-Linky</text:p>
            <text:p><text:a xlink:href="https://www.juniper.net/documentation/en_US/junos/topics/reference/command-summary/request-system-reboot.html" xlink:type="simple">https://www.juniper.net/documentation/en_US/junos/topics/reference/command-summary/request-system-reboot.html</text:a></text:p>
          </table:table-cell>
          <table:table-cell table:style-name="ce218"/>
          <table:table-cell table:style-name="ce256" office:value-type="string" calcext:value-type="string">
            <text:p>OTESTOVAŤ!</text:p>
          </table:table-cell>
          <table:table-cell table:style-name="ce83"/>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9">
          <table:table-cell table:style-name="ce197" office:value-type="string" calcext:value-type="string">
            <text:p>Juniper vSRX</text:p>
          </table:table-cell>
          <table:table-cell table:style-name="ce197" office:value-type="string" calcext:value-type="string">
            <text:p>JunOS 15.1</text:p>
          </table:table-cell>
          <table:table-cell table:style-name="ce26" office:value-type="string" calcext:value-type="string">
            <text:p><text:span text:style-name="T9">vsrxng-15.1X49-D20.2_20150913 (spusta sa rychlejsie)</text:span></text:p>
            <text:p><text:span text:style-name="T9">vsrxng-15.1X49-D80.4_20170323</text:span></text:p>
          </table:table-cell>
          <table:table-cell table:style-name="ce218" office:value-type="string" calcext:value-type="string">
            <text:p>QEMU</text:p>
          </table:table-cell>
          <table:table-cell table:style-name="ce223" office:value-type="string" calcext:value-type="string">
            <text:p>root/&lt;bez hesla&gt;</text:p>
            <text:p/>
            <text:p><text:span text:style-name="T7">-Na commit konfiguracnych zmien je potrebne heslo. Pre jednoduchost mozeme zadat heslo:</text:span></text:p>
            <text:p/>
            <text:p><text:span text:style-name="T7">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2-howto-add-juniper-vsrx-ng-15-x-and-later" xlink:type="simple">http://www.eve-ng.net/index.php/documentation/howto-s/122-howto-add-juniper-vsrx-ng-15-x-and-later</text:a></text:p>
            <text:p/>
            <text:p><text:span text:style-name="T7">-podporuje MPLS</text:span></text:p>
            <text:p><text:span text:style-name="T7">-vsrxng-15.1X49-D80.4_20170323 ma pravdepodobne memory leaky. lebo neustale rastie kazdou minutou o 2MB po prihlaseni</text:span></text:p>
            <text:p/>
            <text:p>-Linky</text:p>
            <text:p><text:a xlink:href="https://certcollection.org/forum/topic/279534-vmx-full-public-release/page__st__98#entry1163426" xlink:type="simple">https://certcollection.org/forum/topic/279534-vmx-full-public-release/page__st__98#entry1163426</text:a></text:p>
            <text:p><text:a xlink:href="https://certcollection.org/forum/topic/279534-vmx-full-public-release/page__st__98#entry1163197" xlink:type="simple">https://certcollection.org/forum/topic/279534-vmx-full-public-release/page__st__98#entry1163197</text:a></text:p>
            <text:p><text:a xlink:href="https://www.juniper.net/us/en/products-services/security/srx-series/vsrx/" xlink:type="simple">https://www.juniper.net/us/en/products-services/security/srx-series/vsrx/</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6">
          <table:table-cell table:style-name="ce197" office:value-type="string" calcext:value-type="string">
            <text:p>Juniper Olive</text:p>
          </table:table-cell>
          <table:table-cell table:style-name="ce197" office:value-type="string" calcext:value-type="string">
            <text:p>JunOS 12.1</text:p>
          </table:table-cell>
          <table:table-cell table:style-name="ce26" office:value-type="string" calcext:value-type="string">
            <text:p>olive-12.1-R1-9_20120324</text:p>
          </table:table-cell>
          <table:table-cell table:style-name="ce218" office:value-type="string" calcext:value-type="string">
            <text:p>QEMU</text:p>
          </table:table-cell>
          <table:table-cell table:style-name="ce223" office:value-type="string" calcext:value-type="string">
            <text:p>root/&lt;bez hesla&gt;</text:p>
            <text:p/>
            <text:p><text:span text:style-name="T7">-Na commit konfiguracnych zmien je potrebne heslo. Pre jednoduchost mozeme zadat heslo:</text:span></text:p>
            <text:p/>
            <text:p><text:span text:style-name="T7">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olive”)</text:p>
            <text:p/>
            <text:p>-podporuje MPLS, ale iba so statickym LDP!</text:p>
            <text:p><text:a xlink:href="https://forums.juniper.net/t5/Routing/Configure-Static-MPLS-on-Olive/td-p/32210" xlink:type="simple">https://forums.juniper.net/t5/Routing/Configure-Static-MPLS-on-Olive/td-p/32210</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22">
          <table:table-cell table:style-name="ce201" office:value-type="string" calcext:value-type="string">
            <text:p>Juniper vMX</text:p>
          </table:table-cell>
          <table:table-cell table:style-name="ce201" office:value-type="string" calcext:value-type="string">
            <text:p>JunOS 12.1</text:p>
          </table:table-cell>
          <table:table-cell table:style-name="ce201" office:value-type="string" calcext:value-type="string">
            <text:p>vmx-junos-12-1R1.9</text:p>
          </table:table-cell>
          <table:table-cell table:style-name="ce219" office:value-type="string" calcext:value-type="string">
            <text:p>QEMU</text:p>
          </table:table-cell>
          <table:table-cell table:style-name="ce55" office:value-type="string" calcext:value-type="string">
            <text:p>root/&lt;bez hesla&gt;</text:p>
            <text:p/>
            <text:p>-Na commit konfiguracnych zmien je potrebne heslo. Pre jednoduchost mozeme zadat heslo:</text:p>
            <text:p/>
            <text:p>root/juniper123</text:p>
          </table:table-cell>
          <table:table-cell table:style-name="ce212" office:value-type="string" calcext:value-type="string">
            <text:p>telnet</text:p>
          </table:table-cell>
          <table:table-cell table:style-name="ce236" office:value-type="string" calcext:value-type="string">
            <text:p>✓</text:p>
          </table:table-cell>
          <table:table-cell table:style-name="ce248" office:value-type="string" calcext:value-type="string">
            <text:p>-Pridanie zariadenia</text:p>
            <text:p><text:a xlink:href="https://nbctcp.wordpress.com/2015/07/02/unetlab-installation-on-esxi/" xlink:type="simple">https://nbctcp.wordpress.com/2015/07/02/unetlab-installation-on-esxi/</text:a></text:p>
            <text:p>(hladat “-to install vmx”)</text:p>
            <text:p>-Dobry navod so zlymi parametrami</text:p>
            <text:p><text:span text:style-name="T12"><text:a xlink:href="http://nil.uniza.sk/network-simulation-and-modelling/unetlab/unified-network-lab-how-run-juniper-junos-vmx-141r1" xlink:type="simple">http://nil.uniza.sk/network-simulation-and-modelling/unetlab/unified-network-lab-how-run-juniper-junos-vmx-141r1</text:a></text:span></text:p>
            <text:p/>
            <text:p>-Heslo pre root ucet je NUTNE na commit – ulozenie konfiguracnych zmien</text:p>
            <text:p>-nepodporuje MPLS, rovnako ako Juniper Olive 12.1</text:p>
            <text:p/>
            <text:p><text:span text:style-name="T7">-treba pre istotu spravit viac pouzivatelskych uctov, inak sa nemusime prihlasit ako root po nastaveni commit hesla [login failed], a zostaneme vymknuty)</text:span></text:p>
            <text:p><text:span text:style-name="T7">-nepodporuje IS-IS</text:span></text:p>
            <text:p/>
            <text:p><text:span text:style-name="T7">-NEFUNGUJU ROZHRANIA!!! Rozhrania sa neobjavia vo vypise prikazu “show interfaces terse” (ani vtnet, ani em), nezavisle na pocte procesorov a operacnej pamate</text:span></text:p>
            <text:p/>
            <text:p>-Pokial spustanie zariadenia skonci pri “db&gt;” prikazovom riadku, zadame don prikaz</text:p>
            <text:p/>
            <text:p>cont </text:p>
            <text:p/>
            <text:p>Juniper sa restartuje a uspesne sa spusti.</text:p>
            <text:p/>
            <text:p>-V pripade, ze chceme Juniper restartovat, zadame prikaz “request system reboot”</text:p>
            <text:p/>
            <text:p>-Navody</text:p>
            <text:p><text:a xlink:href="https://kb.juniper.net/InfoCenter/index?page=content&amp;id=KB20635&amp;actp=METADATA" xlink:type="simple">https://kb.juniper.net/InfoCenter/index?page=content&amp;id=KB20635&amp;actp=METADATA</text:a></text:p>
            <text:p><text:a xlink:href="https://www.juniper.net/documentation/en_US/junos/topics/reference/command-summary/request-system-reboot.html" xlink:type="simple">https://www.juniper.net/documentation/en_US/junos/topics/reference/command-summary/request-system-reboot.html</text:a></text:p>
            <text:p/>
            <text:p>-Linky</text:p>
            <text:p><text:a xlink:href="https://lists.nongnu.org/archive/html/qemu-discuss/2013-01/msg00015.html" xlink:type="simple">https://lists.nongnu.org/archive/html/qemu-discuss/2013-01/msg00015.html</text:a></text:p>
          </table:table-cell>
          <table:table-cell table:style-name="ce219"/>
          <table:table-cell table:style-name="ce259" office:value-type="string" calcext:value-type="string">
            <text:p>OTESTOVAŤ!</text:p>
          </table:table-cell>
          <table:table-cell table:style-name="ce272"/>
          <table:table-cell table:style-name="ce236"/>
          <table:table-cell table:style-name="ce108"/>
          <table:table-cell table:style-name="ce236"/>
          <table:table-cell table:style-name="ce108"/>
          <table:table-cell table:style-name="ce212" table:number-columns-repeated="4"/>
          <table:table-cell table:style-name="ce236"/>
          <table:table-cell table:style-name="ce108"/>
          <table:table-cell table:style-name="ce212" table:number-columns-repeated="17"/>
          <table:table-cell table:style-name="ce286" table:number-columns-repeated="984"/>
        </table:table-row>
        <table:table-row table:style-name="ro23">
          <table:table-cell table:style-name="ce197" office:value-type="string" calcext:value-type="string">
            <text:p>Juniper vMX</text:p>
          </table:table-cell>
          <table:table-cell table:style-name="ce197" office:value-type="string" calcext:value-type="string">
            <text:p>JunOS 14.1</text:p>
          </table:table-cell>
          <table:table-cell table:style-name="ce27" office:value-type="string" calcext:value-type="string">
            <text:p>vmx-14.1R1.10_20140607</text:p>
          </table:table-cell>
          <table:table-cell table:style-name="ce218" office:value-type="string" calcext:value-type="string">
            <text:p>QEMU</text:p>
          </table:table-cell>
          <table:table-cell table:style-name="ce223" office:value-type="string" calcext:value-type="string">
            <text:p>lab/lab123</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2.1</text:p>
            <text:p/>
            <text:p>-je iba 32 bitová =&gt; ODPORUCANE MNOZSTVO PARAMETRE = 4096 MB</text:p>
            <text:p>     lebo pri spustani sa objavilo hlasenie</text:p>
            <text:p>        "16809984K of memory above 4GB ignored"</text:p>
          </table:table-cell>
          <table:table-cell table:style-name="ce218"/>
          <table:table-cell table:style-name="ce256"/>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6">
          <table:table-cell table:style-name="ce197" office:value-type="string" calcext:value-type="string">
            <text:p>Juniper vMX</text:p>
          </table:table-cell>
          <table:table-cell table:style-name="ce197" office:value-type="string" calcext:value-type="string">
            <text:p>JunOS 15.1</text:p>
          </table:table-cell>
          <table:table-cell table:style-name="ce26" office:value-type="string" calcext:value-type="string">
            <text:p>vmx-15.1F6.9_20160616</text:p>
          </table:table-cell>
          <table:table-cell table:style-name="ce218" office:value-type="string" calcext:value-type="string">
            <text:p>QEMU</text:p>
          </table:table-cell>
          <table:table-cell table:style-name="ce223" office:value-type="string" calcext:value-type="string">
            <text:p>root/&lt;bez hesla&gt;</text:p>
            <text:p/>
            <text:p><text:span text:style-name="T7">-Na commit konfiguracnych zmien je potrebne heslo. Pre jednoduchost mozeme zadat heslo:</text:span></text:p>
            <text:p/>
            <text:p><text:span text:style-name="T7">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4.1</text:p>
          </table:table-cell>
          <table:table-cell table:style-name="ce218"/>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24">
          <table:table-cell table:style-name="ce197" office:value-type="string" calcext:value-type="string">
            <text:p>Juniper vMX VCP/VFP</text:p>
          </table:table-cell>
          <table:table-cell table:style-name="ce197" office:value-type="string" calcext:value-type="string">
            <text:p>JunOS 15.1</text:p>
          </table:table-cell>
          <table:table-cell table:style-name="ce28" office:value-type="string" calcext:value-type="string">
            <text:p><text:span text:style-name="T10">vmxvcp-15.1F6.9_201606161</text:span></text:p>
            <text:p><text:span text:style-name="T10">vmxvfp-15.1F6.9_20160616</text:span></text:p>
          </table:table-cell>
          <table:table-cell table:style-name="ce218" office:value-type="string" calcext:value-type="string">
            <text:p>QEMU</text:p>
          </table:table-cell>
          <table:table-cell table:style-name="ce223" office:value-type="string" calcext:value-type="string">
            <text:p><text:span text:style-name="T7">VCP: root/&lt;bez hesla&gt;</text:span></text:p>
            <text:p><text:span text:style-name="T7">VFP: root/root</text:span></text:p>
            <text:p/>
            <text:p><text:span text:style-name="T7">-Na commit konfiguracnych zmien je potrebne heslo. Pre jednoduchost mozeme zadat heslo (na VCP):</text:span></text:p>
            <text:p/>
            <text:p><text:span text:style-name="T7">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7.3 VCP/VFP</text:p>
          </table:table-cell>
          <table:table-cell table:style-name="ce218"/>
          <table:table-cell table:style-name="ce256" office:value-type="string" calcext:value-type="string">
            <text:p>OTESTOVAŤ!</text:p>
          </table:table-cell>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row>
        <table:table-row table:style-name="ro16">
          <table:table-cell table:style-name="ce197" office:value-type="string" calcext:value-type="string">
            <text:p>Juniper vMX</text:p>
          </table:table-cell>
          <table:table-cell table:style-name="ce197" office:value-type="string" calcext:value-type="string">
            <text:p>JunOS 17.3</text:p>
          </table:table-cell>
          <table:table-cell table:style-name="ce26" office:value-type="string" calcext:value-type="string">
            <text:p>vmx-17.3R1.10_20170731</text:p>
          </table:table-cell>
          <table:table-cell table:style-name="ce218" office:value-type="string" calcext:value-type="string">
            <text:p>QEMU</text:p>
          </table:table-cell>
          <table:table-cell table:style-name="ce223" office:value-type="string" calcext:value-type="string">
            <text:p>root/&lt;bez hesla&gt;</text:p>
            <text:p/>
            <text:p><text:span text:style-name="T7">-Na commit konfiguracnych zmien je potrebne heslo. Pre jednoduchost mozeme zadat heslo:</text:span></text:p>
            <text:p/>
            <text:p><text:span text:style-name="T7">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odporuje Seamless MPLS</text:p>
          </table:table-cell>
          <table:table-cell table:style-name="ce218"/>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29" office:value-type="string" calcext:value-type="string">
            <text:p>✓</text:p>
          </table:table-cell>
          <table:table-cell table:style-name="ce208" table:number-columns-repeated="3"/>
          <table:table-cell table:style-name="ce229"/>
          <table:table-cell table:style-name="ce278"/>
          <table:table-cell table:style-name="ce208" table:number-columns-repeated="17"/>
          <table:table-cell table:style-name="ce284" table:number-columns-repeated="984"/>
        </table:table-row>
        <table:table-row table:style-name="ro25">
          <table:table-cell table:style-name="ce197" office:value-type="string" calcext:value-type="string">
            <text:p>Juniper vMX VCP/VFP</text:p>
          </table:table-cell>
          <table:table-cell table:style-name="ce197" office:value-type="string" calcext:value-type="string">
            <text:p>JunOS 17.3</text:p>
          </table:table-cell>
          <table:table-cell table:style-name="ce27" office:value-type="string" calcext:value-type="string">
            <text:p><text:span text:style-name="T9">vmxvcp-17.3R1.10_20170731</text:span></text:p>
            <text:p><text:span text:style-name="T9">vmxvfp-17.3R1.10_20170731</text:span></text:p>
          </table:table-cell>
          <table:table-cell table:style-name="ce218" office:value-type="string" calcext:value-type="string">
            <text:p>QEMU</text:p>
          </table:table-cell>
          <table:table-cell table:style-name="ce223" office:value-type="string" calcext:value-type="string">
            <text:p>VCP: root/&lt;bez hesla&gt;</text:p>
            <text:p>VFP: root/root</text:p>
            <text:p/>
            <text:p><text:span text:style-name="T7">-Na commit konfiguracnych zmien je potrebne heslo. Pre jednoduchost mozeme zadat heslo (na VCP):</text:span></text:p>
            <text:p/>
            <text:p><text:span text:style-name="T7">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trva trochu dlhsie, kym sa rozhrania objavia</text:p>
            <text:p/>
            <text:p>-Pre vypnutie otravneho hlasenia “Auto Image Upgrade” zadame tieto prikazy, ALE AZ POTOM, CO SA OBJAVIA ROZHRANIA VO VYSTUPE PRIKAZU “show interfaces terse”:</text:p>
            <text:p/>
            <text:p>        Cli</text:p>
            <text:p>        edit</text:p>
            <text:p>        delete chassis auto-image-upgrade</text:p>
            <text:p>        commit</text:p>
            <text:p>        quit</text:p>
            <text:p/>
            <text:p>Ak nam nepojde urobit ‘commit’, zadame prikazy</text:p>
            <text:p/>
            <text:p>        set system root-authentication plain-text-password</text:p>
            <text:p>        commit </text:p>
            <text:p/>
            <text:p>-Po chvili necinnosti konzola zamrzne. Zatvorenim a znovu otvorenim terminalu/telnet relacie sa konzola “zobudi”</text:p>
            <text:p/>
            <text:p>-platform_set_re_misc_properties_common: renaming em0 -&gt; fxp0</text:p>
            <text:p>(zaujimave) – znak, že vcp a vfp spolu komunikuju?</text:p>
            <text:p/>
            <text:p>-Pri prideleni 1 CPU VMX VFP sa po prihlaseni sa do VMX VFP zobrazi chyba</text:p>
            <text:p>        "vFP Error! Insufficient number of CPUs 1</text:p>
            <text:p>         root: vFP Error! Insufficient number of CPUs 1"</text:p>
            <text:p>    -Pri prideleni 2 CPU VMX VFP sa po prihlaseni sa do VMX VFP zobrazi chyba</text:p>
            <text:p>        "vFP Error! Insufficient number of CPUs 2</text:p>
            <text:p>         root: vFP Error! Insufficient number of CPUs 2"</text:p>
            <text:p>    -VMX VFP musi mat pridelene 3 CPU, aby bolo prevadzkyschopne!</text:p>
            <text:p>    -vsetky rozhrania ge-x/y/z sa vo vcp vo vypise prikazu</text:p>
            <text:p>        "show interfaces terse"</text:p>
            <text:p>     objavia priblizne po 2 minutach po prihlaseni</text:p>
            <text:p/>
            <text:p>-ZMENIT VMXVCP.PHP SABLONU</text:p>
            <text:p>     -&gt;ODPORUCANE MNOZSTVO RAM = 14336 MB</text:p>
            <text:p/>
            <text:p>-ZMENIT VMXVFP.PHP SABLONU</text:p>
            <text:p>     -&gt;ODPORUCANE MNOZSTVO RAM = 5120 MB</text:p>
            <text:p/>
            <text:p/>
            <text:p>-Pri prideleni zdrojov</text:p>
            <text:p>        -VCP - 1 CPU, 20000 MB RAM</text:p>
            <text:p>        -VFP - 3 CPU, 20000 MB RAM</text:p>
            <text:p>     boli vytazene 2 CPU na 100%!!! =&gt; nevhodne pre pouzitie v topologiach, ale ked chceme pracovat s najnovsimi technologiami, tak sa tomu neda vyhnut.</text:p>
            <text:p/>
            <text:p/>
            <text:p>-Tipy a triky</text:p>
            <text:p><text:a xlink:href="http://noshut.ru/2015/09/how-to-run-juniper-vmx-in-unetlab/" xlink:type="simple">http://noshut.ru/2015/09/how-to-run-juniper-vmx-in-unetlab/</text:a></text:p>
          </table:table-cell>
          <table:table-cell table:style-name="ce218"/>
          <table:table-cell table:style-name="ce256" office:value-type="string" calcext:value-type="string">
            <text:p>OTESTOVAŤ!</text:p>
          </table:table-cell>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row>
        <table:table-row table:style-name="ro26">
          <table:table-cell table:style-name="ce197" office:value-type="string" calcext:value-type="string">
            <text:p>Nokia vSR 7750</text:p>
          </table:table-cell>
          <table:table-cell table:style-name="ce197" office:value-type="string" calcext:value-type="string">
            <text:p>Alcaatel-Lucent TiMOS</text:p>
          </table:table-cell>
          <table:table-cell table:style-name="ce206" office:value-type="string" calcext:value-type="string">
            <text:p><text:span text:style-name="T8">timos-B-13.0.R4_ver1_20150729</text:span></text:p>
            <text:p><text:span text:style-name="T8">timos-C-14.0.R6_ver1_20162111</text:span></text:p>
            <text:p><text:span text:style-name="T8">timoscpm-B-13.0.R4_ver1_20150729</text:span></text:p>
            <text:p><text:span text:style-name="T8">timoscpm-C-14.0.R6_ver1_20162111</text:span></text:p>
            <text:p><text:span text:style-name="T8">timosiom-B-13.0.R4_ver1_20150729</text:span></text:p>
            <text:p><text:span text:style-name="T8">timosiom-C-14.0.R6_ver1_20162111</text:span></text:p>
            <text:p><text:span text:style-name="T7">timos-12.0.R6</text:span></text:p>
            <text:p><text:span text:style-name="T7">timos-B-13.0.R1</text:span></text:p>
            <text:p><text:span text:style-name="T7">timos-B-13.0.R4_ver2_20150729</text:span></text:p>
            <text:p><text:span text:style-name="T7">timos-C-13.0.R1_20150227</text:span></text:p>
            <text:p><text:span text:style-name="T7">timos-C-14.0.R6_ver2_20162111</text:span></text:p>
            <text:p><text:span text:style-name="T7">timoscpm-B-13.0.R1</text:span></text:p>
            <text:p><text:span text:style-name="T7">timoscpm-B-13.0.R4_ver2_20150729</text:span></text:p>
            <text:p><text:span text:style-name="T7">timoscpm-C-13.0.R1_20150227</text:span></text:p>
            <text:p><text:span text:style-name="T7">timoscpm-C-14.0.R6_ver2_20162111</text:span></text:p>
            <text:p><text:span text:style-name="T7">timosiom-B-13.0.R1</text:span></text:p>
            <text:p><text:span text:style-name="T7">timosiom-B-13.0.R4_ver2_20150729</text:span></text:p>
            <text:p><text:span text:style-name="T7">timosiom-C-13.0.R1_20150227</text:span></text:p>
            <text:p><text:span text:style-name="T7">timosiom-C-14.0.R6_ver2_20162111</text:span></text:p>
            <text:p><text:span text:style-name="T7">timos-B-13.0.R1</text:span></text:p>
          </table:table-cell>
          <table:table-cell table:style-name="ce218" office:value-type="string" calcext:value-type="string">
            <text:p>QEMU</text:p>
          </table:table-cell>
          <table:table-cell table:style-name="ce223" office:value-type="string" calcext:value-type="string">
            <text:p>admin/admi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3-howto-add-nokia-vsr" xlink:type="simple">http://www.eve-ng.net/index.php/documentation/howto-s/113-howto-add-nokia-vsr</text:a></text:p>
            <text:p/>
            <text:p>-UPOZORNENIE!!! NOKIA VSR ROUTRE SU BEZ LICENCIE, COHO DOSLEDKOM JE, ZE SA RESTARTUJU KAZDU HODINU! JE DOLEZITE UKLADAT SI KONFIGURACIU PRIEBEZNE PRIKAZOM</text:p>
            <text:p/>
            <text:p>“admin save”</text:p>
            <text:p/>
            <text:p>-Mozeme pridat aj ako jeden uzol “Nokia VSR-I” alebo ako ”control” a “forwarding” vrstvu (CPM a IOM)</text:p>
            <text:p><text:span text:style-name="T13">-EVE-ng odporuca pridavat novsie verzie (14+) Nokia vSR ako sklada z CPM a IOM casti, lebo ak ho pridame ako jeden uzol (VSR-I), potom sa zacykli (neustale sa bude restartovat). P</text:span><text:span text:style-name="T14">reto do projektu pridame CPM aj IOM uzol, ktore prepojime pomocou “SF” (Switching Fabric) rozhrania. </text:span></text:p>
            <text:p>-Konfigurujeme a na konzolu sa pripajame do CPM uzla.</text:p>
            <text:p>-IOM uzol sluzi na prepajanie s dalsimi uzlami,</text:p>
            <text:p/>
            <text:p/>
            <text:p/>
            <text:p>-Nokia (timos resp. timoscpm) sa stazuje, ze ma iba jedno CPU, a ze kvoli tomu nemusia niektore funkcie pracovat spravne.</text:p>
            <text:p/>
            <text:p>Running in a KVM/QEMU virtual machine</text:p>
            <text:p> sysSmpDisabled WARNING: #######################################################</text:p>
            <text:p> sysSmpDisabled WARNING: Simulating a multicore board on a single core simulator</text:p>
            <text:p> sysSmpDisabled WARNING: Some features will behave differently</text:p>
            <text:p> sysSmpDisabled WARNING: * SMP is not being simulated</text:p>
            <text:p> sysSmpDisabled WARNING: * not running 64-bit architecture</text:p>
            <text:p> sysSmpDisabled WARNING: #######################################################</text:p>
            <text:p/>
            <text:p>Preto sa router spusti v 32 bitovom mode, namiesto 64 bitoveho</text:p>
            <text:p/>
            <text:p>-Nokia routre potrebuju aspon 2 CPU, aj ked primarne je vytazene iba </text:p>
            <text:p> 1 CPU</text:p>
            <text:p> -lepsie je nezvysovat RAM na viac ako 2048 -&gt; 2048 je odporucane mnozstvo</text:p>
            <text:p>  operacnej pamate pre nokia (timos) zariadenia do verzie 13.</text:p>
            <text:p>  Od verzie 14 timos vie vyuzit pre iom aj cpm 3071MB pamate.</text:p>
            <text:p/>
            <text:p>    ZVYSIT MNOZSTVO PRIDELENEJ RAM PRE TIMOS, TIMOSIOM A TIMOSCPM NA</text:p>
            <text:p>    3072 MB?</text:p>
            <text:p>    to by znamenalo, ze timos je schopny pracovat iba s 3072 MB pamate</text:p>
            <text:p>    (vid "Total Memory" v boot vypise pre VSR-I, IOM aj CPM).</text:p>
            <text:p/>
            <text:p/>
            <text:p/>
            <text:p> -Nokie sa spravaju velmi cudne pri viac ako 2048MB RAM.</text:p>
            <text:p>  Pri 4096 GB mi timos-B-13.0.R4_ver1_20150729 rozdeleny na timosiom (2CPU) </text:p>
            <text:p>  a timoscpm (2CPU)</text:p>
            <text:p>  napisal hlasenie</text:p>
            <text:p>    "64Bit extending memory support to 5+Gig"</text:p>
            <text:p>  a spustenie trvalo ovela dlhsie, nez pri 2048MB RAM.</text:p>
            <text:p>  timoscpm-B-13.0.R4_ver1_20150729 sa pri 4096MB RAM dokonca spustal v 32bit </text:p>
            <text:p>  mode (chcel sa spustit aj v 64 bitovom, ale zasekol sa tam a ja som nechcel</text:p>
            <text:p>  stracat cas cakanim na to, kym sa zobudi).</text:p>
            <text:p>  Tento jav nenastal pri timos verzii &gt;=14.</text:p>
            <text:p> -Tiez je zaujimve, ze timos-B-13.0.R4_ver1_20150729 rozdeleny na timosiom </text:p>
            <text:p>  a timoscpm pri 2048MB pridelenej RAM v skutocnosti zaberal v operacnej pamati</text:p>
            <text:p>  viac miesta, nez ked som dal aj cpm aj iom modulu po 4096MB RAM. timoscpm </text:p>
            <text:p>  sa spustil v 64 bitovom mode, zatial co timosiom v 32 bitovom.</text:p>
            <text:p>  Timos od verzie 14 pri 2048MB RAM a 2 CPU sa konzistentne spusti v 64 </text:p>
            <text:p>  mode (aj cpm, aj iom) a pri 2048MB RAM a 1 CPU sa konzistentne spusti </text:p>
            <text:p>  v 32 bitovom mode (aj cpm, aj iom).</text:p>
            <text:p> -Pre timos vo verzii &lt;=13 je preferovany sposob pridavania do topologie</text:p>
            <text:p>  ako jedno zariadenie "Nokia VSR-I" s 1 CPU,</text:p>
            <text:p>    </text:p>
            <text:p>    pretoze zabera menej operacnej pamate a menej vytazuje CPU, </text:p>
            <text:p>    nez keby sme ho pridali ako dva uzly cpm a iom.</text:p>
            <text:p/>
            <text:p> -Pre timos vo verzii 14=&gt; je preferovany sposob pridavania do topologie</text:p>
            <text:p>  ako dve zariadenia "Nokia CPM" (1 CPU) a "Nokia IOM" (1 CPU).</text:p>
            <text:p>    </text:p>
            <text:p>    pretoze tak donutime timos, aby sa spustil v 32 bitovom mode, co ma za</text:p>
            <text:p>    nasledok nizsiu spotrebu operacnej pamate, nez keby sme ho pridali ako </text:p>
            <text:p>    jeden uzol vsr-i.</text:p>
            <text:p/>
            <text:p>  Ak pridame zariadenie ako jeden uzol "Nokia VSR-I", potom sa zariadenie</text:p>
            <text:p>  bude spustat dookola (bootloop) bez ohladu na mnozstvo pridelenych CPU </text:p>
            <text:p>  alebo RAM.</text:p>
            <text:p>  </text:p>
            <text:p/>
            <text:p/>
            <text:p>timos-B-13.0.R4_ver1_20150729</text:p>
            <text:p>    -vzdy sa spusti v 32 bitovom mode (pri 1 CPU da Warning) nezavisle</text:p>
            <text:p>     na pocte pridelenych CPU</text:p>
            <text:p/>
            <text:p>timoscpm-B-13.0.R4_ver1_20150729</text:p>
            <text:p>    -vzdy sa spusti v 32 bitovom mode (pri 1 CPU da Warning) nezavisle</text:p>
            <text:p>     na pocte pridelenych CPU</text:p>
            <text:p/>
            <text:p>timosiom-B-13.0.R4_ver1_20150729</text:p>
            <text:p>    -pri 1 CPU sa spusti v 32 bitovom mode</text:p>
            <text:p>    -pri 2+ CPU sa spusti v 64 bitovom mode</text:p>
            <text:p/>
            <text:p/>
            <text:p>timoscpm-C-14.0.R6_ver1_20162111</text:p>
            <text:p>    -pri 1 CPU sa spusti v 32 bitovom mode</text:p>
            <text:p>    -pri 2+ CPU sa spusti v 64 bitovom mode</text:p>
            <text:p/>
            <text:p>timosiom-C-14.0.R6_ver1_20162111</text:p>
            <text:p>    -pri 1 CPU sa spusti v 32 bitovom mode</text:p>
            <text:p>    -pri 2+ CPU sa spusti v 64 bitovom mode</text:p>
            <text:p/>
            <text:p>timoscpm-C-14.0.R6_ver1_20162111__timosiom-C-14.0.R6_ver1_20162111</text:p>
            <text:p/>
            <text:p/>
            <text:p>    FINALNE PARAMETRE NOKIA (TIMOS) ZARIADENI</text:p>
            <text:p/>
            <text:p>    -3072 MB RAM je maximum, co timos v 32 bit mode vie vyuzit, nezavisle</text:p>
            <text:p>     na mnozstve alokovanej pamate (vid hlasenie "Total Memory:" vo vypise</text:p>
            <text:p>     pri spustani)</text:p>
            <text:p>    -Ked sa timos spusti v 64 bitovom mode, potom vie vyuzit aj viac ako</text:p>
            <text:p>     3072 MB RAM.</text:p>
            <text:p>     Timos vo verzii &lt;=13 sa napr. pri 20 GB RAM spustal dlhsie, pricom zostal</text:p>
            <text:p>     chvilu na hlaseni</text:p>
            <text:p>        "64Bit extending memory support to 20+Gig"</text:p>
            <text:p>     a nakoniec efektivne vyuzil, ako vzdy, o 1 MB menej t.j. 19999 MB,</text:p>
            <text:p>     co je zrejme z vypisu zo spustania v sprave</text:p>
            <text:p>        "Total Memory: 19999MB ..."</text:p>
            <text:p>     Timov vo verzii &gt;=14 sa spustal pri 20 GB bez takehoto hlasenia a trvalo</text:p>
            <text:p>     mu to kratsie.</text:p>
            <text:p>     Vyssie uvedene plati aj pre VSR-I (1 uzol), aj pre CPM s IOM (2 uzly)</text:p>
            <text:p/>
            <text:p>    timos-B-13.0.R4_ver1_20150729</text:p>
            <text:p>        -pri 1  CPU (32 bit):   3072 MB</text:p>
            <text:p>        -pri 2+ CPU (32 bit):   3072 MB</text:p>
            <text:p>            -timos vo verzii &lt;=13 sa spusti ako 1 VSR-I uzol v 32 bitovom</text:p>
            <text:p>             mode nezavisle na pocte CPU alebo RAM</text:p>
            <text:p>    </text:p>
            <text:p>    timoscpm-B-13.0.R4_ver1_20150729</text:p>
            <text:p>        -pri 1  CPU (32 bit):   3072 MB</text:p>
            <text:p>        -pri 2+ CPU (64 bit):   3072 MB</text:p>
            <text:p/>
            <text:p>    timosiom-B-13.0.R4_ver1_20150729</text:p>
            <text:p>        -pri 1  CPU (32 bit):   3072 MB</text:p>
            <text:p>        -pri 2+ CPU (32 bit):   3072 MB</text:p>
            <text:p>            -timosiom vo verzii &lt;=13 sa spusti v 32 bitovom mode nezavisle</text:p>
            <text:p>             na pocte CPU alebo RAM</text:p>
            <text:p>---------------------------------------------</text:p>
            <text:p>    timos-C-14.0.R6_ver1_20162111</text:p>
            <text:p>        -pri 1  CPU (32 bit):   bootloop (nezavisle na mnozstve RAM)</text:p>
            <text:p>            -bootloop sposobuje 100% vytazenie 1 jadra procesora!</text:p>
            <text:p>        -pri 2+ CPU (64 bit):   3072 MB </text:p>
            <text:p>                                (2934 MB po dokonceni spustania v pokoji)</text:p>
            <text:p/>
            <text:p>    timoscpm-C-14.0.R6_ver1_20162111</text:p>
            <text:p>        -pri 1  CPU (32 bit):   3072 MB</text:p>
            <text:p>        -pri 2+ CPU (64 bit):   3072 MB</text:p>
            <text:p/>
            <text:p>    timosiom-C-14.0.R6_ver1_20162111</text:p>
            <text:p>        -pri 1  CPU (32 bit):   3072 MB</text:p>
            <text:p>        -pri 2+ CPU (64 bit):   3072 MB</text:p>
            <text:p/>
            <text:p>-Upozornenie</text:p>
            <text:p><text:a xlink:href="https://certcollection.org/forum/topic/314237-cisco-iosv-l2-v152-qemu-kvm-and-vmware-images/page__st__28#entry1197194" xlink:type="simple">https://certcollection.org/forum/topic/314237-cisco-iosv-l2-v152-qemu-kvm-and-vmware-images/page__st__28#entry1197194</text:a></text:p>
            <text:p/>
            <text:p>-Navody</text:p>
            <text:p><text:a xlink:href="https://dariusfreamon.wordpress.com/2013/12/12/alcatel-lucent-7750-sr-router-default-console-password/" xlink:type="simple">https://dariusfreamon.wordpress.com/2013/12/12/alcatel-lucent-7750-sr-router-default-console-password/</text:a></text:p>
            <text:p><text:a xlink:href="https://certcollection.org/forum/topic/254054-virtual-7750-sr-120r4/#entry913993" xlink:type="simple">https://certcollection.org/forum/topic/254054-virtual-7750-sr-120r4/#entry913993</text:a></text:p>
            <text:p/>
            <text:p>-Linky</text:p>
            <text:p><text:a xlink:href="https://certcollection.org/forum/topic/279534-vmx-full-public-release/page__st__84#entry1142547" xlink:type="simple">https://certcollection.org/forum/topic/279534-vmx-full-public-release/page__st__84#entry1142547</text:a></text:p>
            <text:p><text:a xlink:href="http://www.alcatelunleashed.com/viewtopic.php?t=25592" xlink:type="simple">http://www.alcatelunleashed.com/viewtopic.php?t=25592</text:a></text:p>
          </table:table-cell>
          <table:table-cell table:style-name="ce218"/>
          <table:table-cell table:style-name="ce256"/>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row>
        <table:table-row table:style-name="ro27">
          <table:table-cell table:style-name="ce197" office:value-type="string" calcext:value-type="string">
            <text:p>Mikrotik CHR (Cloud Hosted Router)</text:p>
          </table:table-cell>
          <table:table-cell table:style-name="ce197" office:value-type="string" calcext:value-type="string">
            <text:p>RouterOS 6.38.1</text:p>
          </table:table-cell>
          <table:table-cell table:style-name="ce197" office:value-type="string" calcext:value-type="string">
            <text:p><text:span text:style-name="T1">mikrotik-chr-6.41.1_20180202</text:span></text:p>
            <text:p>mikrotik-6.38.1</text:p>
            <text:p>mikrotik-chr-6.40.5_20171107</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office:value-type="string" calcext:value-type="string">
            <text:p>telnet </text:p>
            <text:p>Winbox</text:p>
          </table:table-cell>
          <table:table-cell table:style-name="ce229" office:value-type="string" calcext:value-type="string">
            <text:p>✓</text:p>
          </table:table-cell>
          <table:table-cell table:style-name="ce242" office:value-type="string" calcext:value-type="string">
            <text:p>-Pridanie zariadenia</text:p>
            <text:p><text:span text:style-name="T7">Mozeme stiahnut aj z oficialnej stranky</text:span></text:p>
            <text:p><text:span text:style-name="T12"><text:a xlink:href="https://mikrotik.com/download/archive" xlink:type="simple">https://mikrotik.com/download/archive</text:a></text:span></text:p>
            <text:p/>
            <text:p>-zariadenie je mozne konfigurovat aj z WinBox aplikacie</text:p>
            <text:p>-winbox pre linux</text:p>
            <text:p><text:a xlink:href="https://github.com/mriza/winbox-installer" xlink:type="simple">https://github.com/mriza/winbox-installer</text:a></text:p>
            <text:p/>
            <text:p>-Navody</text:p>
            <text:p><text:a xlink:href="https://www.youtube.com/watch?v=Vy6CzYdrLJc" xlink:type="simple">https://www.youtube.com/watch?v=Vy6CzYdrLJc</text:a></text:p>
            <text:p><text:a xlink:href="http://wiki.mikrotik.com/wiki/Manual:First_time_startup" xlink:type="simple">http://wiki.mikrotik.com/wiki/Manual:First_time_startup</text:a></text:p>
            <text:p><text:a xlink:href="http://forum.802101.com/topic40.html" xlink:type="simple">http://forum.802101.com/topic40.html</text:a></text:p>
            <text:p><text:a xlink:href="http://isp-servis.com/?p=363" xlink:type="simple">http://isp-servis.com/?p=363</text:a></text:p>
          </table:table-cell>
          <table:table-cell table:style-name="ce218"/>
          <table:table-cell table:style-name="ce229" office:value-type="string" calcext:value-type="string">
            <text:p>✓</text:p>
          </table:table-cell>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5">
          <table:table-cell table:style-name="ce197" office:value-type="string" calcext:value-type="string">
            <text:p>HP VSR1000</text:p>
          </table:table-cell>
          <table:table-cell table:style-name="ce197" office:value-type="string" calcext:value-type="string">
            <text:p>HPE Comware Software 7.1.X</text:p>
          </table:table-cell>
          <table:table-cell table:style-name="ce197" office:value-type="string" calcext:value-type="string">
            <text:p><text:span text:style-name="T1">hpvsr-7.10.R0204P01_20150202</text:span></text:p>
            <text:p><text:span text:style-name="T1">hpvsr-VSR1000_HPE-CMW710-R0327L01-X64_20170631</text:span></text:p>
            <text:p>hpvsr-VSR1000_HPE-CMW710-E0518-X64</text:p>
            <text:p>hpvsr-VSR1000_HPE-CMW710-R0204P01-X64_20150202</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HP ponuka VSR sofver bezplatne na stiahnutie z oficialnej stranky</text:p>
            <text:p><text:a xlink:href="https://h10145.www1.hp.com/Downloads/SoftwareReleases.aspx?ProductNumber=JG811AAE&amp;lang=en&amp;cc=us&amp;prodSeriesId=5443163" xlink:type="simple">https://h10145.www1.hp.com/Downloads/SoftwareReleases.aspx?ProductNumber=JG811AAE&amp;lang=en&amp;cc=us&amp;prodSeriesId=5443163</text:a></text:p>
            <text:p/>
            <text:p>-Pocas spustania je dobre prerusit automaticku konfiguraciu rozhrani klavesovou skratkou “Ctrl + C” alebo “Ctrl + D” - zbytocne to zdrzuje</text:p>
            <text:p/>
            <text:p>POZOR! V priprade, ze pouzivame Vinagre ako VNC viewer, musime vypnut klavesove skratky: View -&gt; odskrtneme “Keyboard shortcuts”</text:p>
            <text:p/>
            <text:p>-Pri 20000MB RAM sa obidve HPcka spravali cudne</text:p>
            <text:p>    -Pri 4096MB RAM sa spustili spravne.</text:p>
            <text:p/>
            <text:p>-Navody</text:p>
            <text:p><text:a xlink:href="http://brezular.com/2014/07/31/hp-vsr1001-virtual-services-router-on-gns3/" xlink:type="simple">http://brezular.com/2014/07/31/hp-vsr1001-virtual-services-router-on-gns3/</text:a></text:p>
            <text:p><text:a xlink:href="https://lkhill.com/hp-vsr1000-getting-started/" xlink:type="simple">https://lkhill.com/hp-vsr1000-getting-started/</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2">
          <table:table-cell table:style-name="ce197" office:value-type="string" calcext:value-type="string">
            <text:p>VyOS</text:p>
          </table:table-cell>
          <table:table-cell table:style-name="ce197" office:value-type="string" calcext:value-type="string">
            <text:p>VyOS 1.1.8</text:p>
          </table:table-cell>
          <table:table-cell table:style-name="ce197" office:value-type="string" calcext:value-type="string">
            <text:p><text:span text:style-name="T1">vyos-1.1.8-amd64_20171111</text:span></text:p>
            <text:p>vyos-117</text:p>
            <text:p>vyos-1.1.8-amd64-vnc</text:p>
          </table:table-cell>
          <table:table-cell table:style-name="ce218" office:value-type="string" calcext:value-type="string">
            <text:p>QEMU</text:p>
          </table:table-cell>
          <table:table-cell table:style-name="ce208" office:value-type="string" calcext:value-type="string">
            <text:p>vyos/vyos</text:p>
          </table:table-cell>
          <table:table-cell table:style-name="ce223"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pridavanie_zariadeni_do_eve_ng_vyos”</text:p>
            <text:p/>
            <text:p>-Da sa stiahnut z oficialnej stranky</text:p>
            <text:p><text:a xlink:href="https://vyos.io/" xlink:type="simple">https://vyos.io/</text:a></text:p>
            <text:p>Pre spravnu funkcnost telnet konzoly treba VyOS nainstalovat z ISO suboru podla EVE-ng navodu na instalaciu Linux zariadeni. Pri konverzii z OVA suboru telnet konzola nefunguje.</text:p>
            <text:p/>
            <text:p>-pre root prikazy funguje sudo</text:p>
            <text:p/>
            <text:p>Tipy:</text:p>
            <text:p><text:a xlink:href="http://z0b.kapsi.fi/vyatta_vbox.php" xlink:type="simple">http://z0b.kapsi.fi/vyatta_vbox.php</text:a></text:p>
            <text:p><text:a xlink:href="http://brezular.com/2014/07/12/vyos-x64-installation-on-qemu/" xlink:type="simple">http://brezular.com/2014/07/12/vyos-x64-installation-on-qemu/</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0">
          <table:table-cell table:style-name="ce197" office:value-type="string" calcext:value-type="string">
            <text:p>F5 BIG-IP</text:p>
          </table:table-cell>
          <table:table-cell table:style-name="ce197" office:value-type="string" calcext:value-type="string">
            <text:p>BIG-IP 11</text:p>
            <text:p><text:span text:style-name="T5">BIG-IP 12</text:span></text:p>
          </table:table-cell>
          <table:table-cell table:style-name="ce197" office:value-type="string" calcext:value-type="string">
            <text:p><text:span text:style-name="T1">bigip-12.0.0-2_20150821</text:span></text:p>
            <text:p><text:span text:style-name="T1">bigip-12.1.2-configured_20161130</text:span></text:p>
            <text:p>bigip-11.5.1_20140312</text:p>
            <text:p>bigip-BIGIP-11.5.3.2.10.196.ALL-scsi</text:p>
            <text:p>bigip-BIGIP-12.1.2.0.0.249 </text:p>
            <text:p><text:span text:style-name="T7">BIGIP-11.5.3.2.10.196.ALL-scsi.ova</text:span></text:p>
            <text:p><text:span text:style-name="T7">BIGIP-12.1.2.0.0.249.iso</text:span></text:p>
            <text:p/>
          </table:table-cell>
          <table:table-cell table:style-name="ce218" office:value-type="string" calcext:value-type="string">
            <text:p>QEMU</text:p>
          </table:table-cell>
          <table:table-cell table:style-name="ce208" office:value-type="string" calcext:value-type="string">
            <text:p>CLI</text:p>
            <text:p>root/default</text:p>
            <text:p/>
            <text:p>Web</text:p>
            <text:p>admin/admin</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8-howto-add-f5-bigip" xlink:type="simple">http://www.eve-ng.net/index.php/documentation/howto-s/68-howto-add-f5-bigip</text:a></text:p>
            <text:p/>
            <text:p>-”BIGIP-12.1.2.0.0.249.iso” bolo instalovane vo VirtualBoxe na 8GB VMDK dynamicky alokovany HDD s 2GB RAM a sietovka nastavena na Bridged s Promiscuous mode na Allow all. Instalacia sa vykona automaticky, po nej sa zariadenie restartuje. Prihlasime sa pod predvolenymi prihlasovacimi udajmi do CLI a prikazom “ip a” skontrolujeme, ci sa IP adresa priradila na “eth0”. Potom v prehliadaci otvorime tuto adresu. Pockame, kym sa neobjavi prihlasovacia obrazovka – dovtedy tam bude “Configuration utility restarting ...”. To trva cca 15 minut. Po zobrazeni prihlasovacej obrazovky sa prihlasime pod predvolenymi udajmi do web rozhrania. Po uspesnom prihlaseni sa odhlasime. Z CLI vypneme zariadenie prikazom “poweroff”. Po vypnuti zariadenia bol VMDK disk importovany do EVE-ng a skonvertovany do QCOW2 prikazom</text:p>
            <text:p/>
            <text:p>sudo /opt/qemu/bin/qemu-img convert -O qcow2 disk.vmdk hda.qcow2</text:p>
            <text:p/>
            <text:p>-Pri telnet konzole sice neuvidime spravy pri spustani, ale nakoniec uvidime prihlasovaciu obrazovku.</text:p>
            <text:p>-Pri telnet konzole sa moze stat, ze nam konzola zdanlivo zamrzne. Staci telnet spojenie ukoncit (Ctrl+] a ‘quit’) a znovu sa pripojit. Konzola sa znova ozivi.</text:p>
            <text:p/>
            <text:p>-Management rozhranie je eth0 a je nastavene na DHCP</text:p>
            <text:p/>
            <text:p>-Navody</text:p>
            <text:p><text:a xlink:href="https://www.question-defense.com/2011/03/29/f5-big-ip-ltm-virtual-edition-default-gui-login" xlink:type="simple">https://www.question-defense.com/2011/03/29/f5-big-ip-ltm-virtual-edition-default-gui-login</text:a></text:p>
            <text:p><text:a xlink:href="https://www.youtube.com/watch?v=-7NnkJiVvY0" xlink:type="simple">https://www.youtube.com/watch?v=-7NnkJiVvY0</text:a></text:p>
            <text:p><text:a xlink:href="https://www.youtube.com/watch?v=88Tgwk7MfUo" xlink:type="simple">https://www.youtube.com/watch?v=88Tgwk7MfUo</text:a></text:p>
            <text:p><text:a xlink:href="https://www.youtube.com/watch?v=UufRG2eeFmQ" xlink:type="simple">https://www.youtube.com/watch?v=UufRG2eeFmQ</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1">
          <table:table-cell table:style-name="ce197" office:value-type="string" calcext:value-type="string">
            <text:p>Radware Alteon VA</text:p>
          </table:table-cell>
          <table:table-cell table:style-name="ce197" office:value-type="string" calcext:value-type="string">
            <text:p>Alteon OS 30.5</text:p>
          </table:table-cell>
          <table:table-cell table:style-name="ce197" office:value-type="string" calcext:value-type="string">
            <text:p>AlteonVAVmware.zip</text:p>
            <text:p>=&gt; AlteonOS-30-5-0-0.ova</text:p>
            <text:p>=&gt; <text:span text:style-name="T1">alteon-AlteonOS-30-5-0-0_20160511</text:span></text:p>
          </table:table-cell>
          <table:table-cell table:style-name="ce218" office:value-type="string" calcext:value-type="string">
            <text:p>QEMU</text:p>
          </table:table-cell>
          <table:table-cell table:style-name="ce208" office:value-type="string" calcext:value-type="string">
            <text:p>admin/admin</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klucove slovo “-to install radware”)</text:p>
            <text:p/>
            <text:p>-Da sa stiahnut aj z oficialnej stranky</text:p>
            <text:p><text:span text:style-name="T12"><text:a xlink:href="https://www.radware.com/resources/softwaredownloads/network-admin-software/" xlink:type="simple">https://www.radware.com/resources/softwaredownloads/network-admin-software/</text:a></text:span></text:p>
            <text:p>resp. </text:p>
            <text:p><text:span text:style-name="T12"><text:a xlink:href="https://www.radware.com/resources/softwaredownloads/networkadminsoftware-lpc-6442457848/" xlink:type="simple">https://www.radware.com/resources/softwaredownloads/networkadminsoftware-lpc-6442457848/</text:a></text:span></text:p>
            <text:p>Stahujeme verziu pre VMware, nie verziu pre KVM, pretoze v KVM verzii nie je QCOW2 subor ale iba archivy a adresare. Vo VMware verzii su naproti tomu dva OVA subory, s ktorymi sa da pracovat po konverzii aj v EVE-ng.</text:p>
            <text:p/>
            <text:p>-Pridanie zariadenie je podobne ako pri Palo Alto</text:p>
            <text:p><text:a xlink:href="http://www.eve-ng.net/index.php/documentation/howto-s/69-howto-add-palo-alto-vm-100" xlink:type="simple">http://www.eve-ng.net/index.php/documentation/howto-s/69-howto-add-palo-alto-vm-100</text:a></text:p>
            <text:p/>
            <text:p>-Zariadenie sa mi nepodarilo pridat do VirtualBoxu – chcel som ho predkonfigurovat, kvoli rychlejsiemu spustaniu</text:p>
            <text:p/>
            <text:p><text:a xlink:href="https://support.radware.com/app/answers/answer_view/a_id/16040/~/alteon-user-accounts-and-access-levels" xlink:type="simple">https://support.radware.com/app/answers/answer_view/a_id/16040/~/alteon-user-accounts-and-access-levels</text:a><text:a xlink:href="https://www.youtube.com/watch?v=I0qNxT7_YHI&amp;feature=youtu.be" xlink:type="simple">https://www.youtube.com/watch?v=I0qNxT7_YHI&amp;feature=youtu.be</text:a></text:p>
            <text:p><text:span text:style-name="T5"><text:a xlink:href="https://www.youtube.com/watch?v=styV5Aox0Zs&amp;feature=youtu.be" xlink:type="simple">https://www.youtube.com/watch?v=styV5Aox0Zs&amp;feature=youtu.be</text:a></text:spa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8">
          <table:table-cell table:style-name="ce197" office:value-type="string" calcext:value-type="string">
            <text:p>Radware Alteon APsolute Vision</text:p>
          </table:table-cell>
          <table:table-cell table:style-name="ce197" office:value-type="string" calcext:value-type="string">
            <text:p>Vision 3.60</text:p>
          </table:table-cell>
          <table:table-cell table:style-name="ce197" office:value-type="string" calcext:value-type="string">
            <text:p>AlteonVAVmware.zip</text:p>
            <text:p>=&gt; Vision_with_APM_3_60_00_Vmware_1139_prod.ova</text:p>
            <text:p><text:span text:style-name="T7">=&gt; alteon-Vision-with-APM-3.60.00.Vmware_1139_prod</text:span></text:p>
          </table:table-cell>
          <table:table-cell table:style-name="ce218" office:value-type="string" calcext:value-type="string">
            <text:p>QEMU</text:p>
          </table:table-cell>
          <table:table-cell table:style-name="ce208" office:value-type="string" calcext:value-type="string">
            <text:p>Web + CLI</text:p>
            <text:p>radware/radware</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text:span text:style-name="T5">-Pridanie zariadenie (podobne ako pri Palo Alto)</text:span></text:p>
            <text:p><text:span text:style-name="T5">http://www.eve-ng.net/index.php/documentation/howto-s/69-howto-add-palo-alto-vm-100</text:span></text:p>
            <text:p/>
            <text:p>-Predkonfiguracia vo VirtualBoxe</text:p>
            <text:p>  -kedze zariadenie sa pri prvotnom spusteni nastavuje dlhsie, predkonfiguroval som ho vo Vboxe. Narozdiel od Alteon VA, sa toto zariadenie spustilo spravne. Po uvodnych nastaveniach sa zariadenie restartovalo. Po prihlaseni s predvolenymi prihlasovacimi udajmi bolo potrebne vykonat uvodne nastavenia, kde som nastavil “Management interface” na rozhranie “G1”. Potom som zariadenie vypol a zapol znova. Zaplo sa rychlejsie.</text:p>
            <text:p/>
            <text:p>-Skusil som sa prihlasit do web rozhrania ako “radware/radware”, ale neuspesne – vyzadovalo licenciu, ktoru som nemal.</text:p>
            <text:p/>
            <text:p>Potom som importoval VMDK subor do EVE-ng a skonvertoval som ho do QCOW2 formatu.</text:p>
            <text:p/>
            <text:p>-Predvolene prihlasovacie udaje (CLI)</text:p>
            <text:p><text:a xlink:href="https://support.radware.com/app/answers/answer_view/a_id/14866/~/default-credentials-for-logging-onto-apsolute-vision" xlink:type="simple">https://support.radware.com/app/answers/answer_view/a_id/14866/~/default-credentials-for-logging-onto-apsolute-vision</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5">
          <table:table-cell table:style-name="ce197" office:value-type="string" calcext:value-type="string">
            <text:p>Cisco Prime Infra</text:p>
          </table:table-cell>
          <table:table-cell table:style-name="ce197" office:value-type="string" calcext:value-type="string">
            <text:p>ADE-OS-3.1</text:p>
          </table:table-cell>
          <table:table-cell table:style-name="ce197" office:value-type="string" calcext:value-type="string">
            <text:p><text:span text:style-name="T1">prime-PI-VA-3.2.0.0.258_merged_20170620</text:span></text:p>
            <text:p>prime-PI-VA-3.2.0.0.258</text:p>
            <text:p>prime-PI-VA-3.2.0.0.258-configured</text:p>
            <text:p>PI-VA-3.2.0.0.258.zip.001 +</text:p>
            <text:p>PI-VA-3.2.0.0.258.zip.002 +</text:p>
            <text:p>PI-VA-3.2.0.0.258.zip.003</text:p>
            <text:p>= PI-VA-3.2.0.0.258.zip</text:p>
            <text:p>=&gt; PI-VA-3.2.0.0.258.ova</text:p>
          </table:table-cell>
          <table:table-cell table:style-name="ce218" office:value-type="string" calcext:value-type="string">
            <text:p>QEMU</text:p>
          </table:table-cell>
          <table:table-cell table:style-name="ce208" office:value-type="string" calcext:value-type="string">
            <text:p>setup (prve spustenie)</text:p>
            <text:p/>
            <text:p>-potom mame take prihlasovacie udaje, ake si nastavime v uvodnom nastaveni vyssie uvedenym prikazom</text:p>
            <text:p/>
            <text:p>-Pre predkonfigurovanu verziu Prime Infra su prihlasovacie udaje (CLI aj web):</text:p>
            <text:p/>
            <text:p>admin/PrimeInfra123</text:p>
          </table:table-cell>
          <table:table-cell table:style-name="ce208" office:value-type="string" calcext:value-type="string">
            <text:p>vnc (predvolene aj pre zariadenie, aj pre sablonu)</text:p>
            <text:p/>
            <text:p>telnet </text:p>
          </table:table-cell>
          <table:table-cell table:style-name="ce229" office:value-type="string" calcext:value-type="string">
            <text:p>✓</text:p>
          </table:table-cell>
          <table:table-cell table:style-name="ce242" office:value-type="string" calcext:value-type="string">
            <text:p>-Spojenie casti archivov</text:p>
            <text:p><text:a xlink:href="https://unix.stackexchange.com/questions/40480/how-to-unzip-a-multipart-spanned-zip-on-linux" xlink:type="simple">https://unix.stackexchange.com/questions/40480/how-to-unzip-a-multipart-spanned-zip-on-linux</text:a></text:p>
            <text:p/>
            <text:p>-Pridanie zariadenia</text:p>
            <text:p><text:a xlink:href="http://www.eve-ng.net/index.php/documentation/howto-s/117-howto-add-cisco-prime-infra" xlink:type="simple">http://www.eve-ng.net/index.php/documentation/howto-s/117-howto-add-cisco-prime-infra</text:a></text:p>
            <text:p/>
            <text:p><text:span text:style-name="T5">-pri telnet konzole nebudeme vediet, kedy sa objavi prihlasovacia obrazovka (mozeme napr. priebezne stlacat napr. Enter)</text:span></text:p>
            <text:p/>
            <text:p>-Po zobrazeni prihlasovacej obrazovky zadame prikaz</text:p>
            <text:p>   setup</text:p>
            <text:p>-Vykoname uvodne nastavenie. Nastavenia su opisane v subore</text:p>
            <text:p>“pridavanie_zariadeni_do_eve_ng_cisco_prime_infra”</text:p>
            <text:p/>
            <text:p>-Linky</text:p>
            <text:p><text:a xlink:href="https://www.cisco.com/c/en/us/td/docs/net_mgmt/prime/infrastructure/3-2/release/notes/cpi_rn.html" xlink:type="simple">https://www.cisco.com/c/en/us/td/docs/net_mgmt/prime/infrastructure/3-2/release/notes/cpi_rn.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8">
          <table:table-cell table:style-name="ce197" office:value-type="string" calcext:value-type="string">
            <text:p>Cumulus VX</text:p>
          </table:table-cell>
          <table:table-cell table:style-name="ce197" office:value-type="string" calcext:value-type="string">
            <text:p>CumulusVX 3.5.0</text:p>
          </table:table-cell>
          <table:table-cell table:style-name="ce197" office:value-type="string" calcext:value-type="string">
            <text:p><text:span text:style-name="T1">cumulus-linux-3.5.2-vx-amd64-vmware_20180123</text:span></text:p>
            <text:p>cumulus-linux-3.5.0-vx-amd64-vmware</text:p>
          </table:table-cell>
          <table:table-cell table:style-name="ce218" office:value-type="string" calcext:value-type="string">
            <text:p>QEMU</text:p>
          </table:table-cell>
          <table:table-cell table:style-name="ce208" office:value-type="string" calcext:value-type="string">
            <text:p>cumulus/CumulusLinux!</text:p>
          </table:table-cell>
          <table:table-cell table:style-name="ce208" office:value-type="string" calcext:value-type="string">
            <text:p>telnet/vnc</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cumulus”)</text:p>
            <text:p/>
            <text:p>-z oficialnej stranky</text:p>
            <text:p><text:a xlink:href="https://cumulusnetworks.com/products/cumulus-vx/download/" xlink:type="simple">https://cumulusnetworks.com/products/cumulus-vx/download/</text:a></text:p>
            <text:p>stiahneme Cumulus VX v najnovsej verzii PRE VMWARE!</text:p>
            <text:p/>
            <text:p>-pre root prikazy funguje sudo</text:p>
            <text:p/>
            <text:p>-Navody</text:p>
            <text:p><text:span text:style-name="T12"><text:a xlink:href="https://support.cumulusnetworks.com/hc/en-us/sections/200398876" xlink:type="simple">https://support.cumulusnetworks.com/hc/en-us/sections/200398876</text:a></text:span></text:p>
            <text:p><text:a xlink:href="https://cumulusnetworks.com/learn/web-scale-networking-resources/product-collateral/cumulus-linux-architecture/" xlink:type="simple">https://cumulusnetworks.com/learn/web-scale-networking-resources/product-collateral/cumulus-linux-architecture/</text:a></text:p>
            <text:p><text:a xlink:href="https://support.cumulusnetworks.com/hc/en-us/articles/201787646-What-is-the-Default-User-Name-and-Password-in-Cumulus-Linux-" xlink:type="simple">https://support.cumulusnetworks.com/hc/en-us/articles/201787646-What-is-the-Default-User-Name-and-Password-in-Cumulus-Linux-</text:a></text:p>
            <text:p><text:a xlink:href="http://go.cumulusnetworks.com/e/32472/display-VX-/8yq2y8/591265884" xlink:type="simple">http://go.cumulusnetworks.com/e/32472/display-VX-/8yq2y8/591265884</text:a></text:p>
            <text:p><text:a xlink:href="http://go.cumulusnetworks.com/e/32472/2017-12-24/97l36p/591265884" xlink:type="simple">http://go.cumulusnetworks.com/e/32472/2017-12-24/97l36p/591265884</text:a></text:p>
            <text:p/>
            <text:p>-Linky</text:p>
            <text:p><text:a xlink:href="https://support.cumulusnetworks.com/hc/en-us/articles/115015782767-Cumulus-VX-3-5-Release-Notes" xlink:type="simple">https://support.cumulusnetworks.com/hc/en-us/articles/115015782767-Cumulus-VX-3-5-Release-Notes</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7">
          <table:table-cell table:style-name="ce197" office:value-type="string" calcext:value-type="string">
            <text:p>Citrix Netscaler</text:p>
          </table:table-cell>
          <table:table-cell table:style-name="ce206" office:value-type="string" calcext:value-type="string">
            <text:p>Citrix Netscaler 10.5.55.8</text:p>
          </table:table-cell>
          <table:table-cell table:style-name="ce26" office:value-type="string" calcext:value-type="string">
            <text:p>nsvpx-10.5.55.8_20150126</text:p>
          </table:table-cell>
          <table:table-cell table:style-name="ce218" office:value-type="string" calcext:value-type="string">
            <text:p>QEMU</text:p>
          </table:table-cell>
          <table:table-cell table:style-name="ce208" office:value-type="string" calcext:value-type="string">
            <text:p>NetScaler CLI:</text:p>
            <text:p>nsroot/nsroot</text:p>
            <text:p/>
            <text:p>BASH (Recovery) CLI</text:p>
            <text:p><text:span text:style-name="T5">nrecover/nsroot </text:span></text:p>
          </table:table-cell>
          <table:table-cell table:style-name="ce208" office:value-type="string" calcext:value-type="string">
            <text:p>telnet/vnc/web</text:p>
          </table:table-cell>
          <table:table-cell table:style-name="ce229" office:value-type="string" calcext:value-type="string">
            <text:p>✓</text:p>
          </table:table-cell>
          <table:table-cell table:style-name="ce247" office:value-type="string" calcext:value-type="string">
            <text:p>-Pridanie zariadenia</text:p>
            <text:p><text:a xlink:href="http://www.eve-ng.net/index.php/documentation/howto-s/71-howto-add-citrix-netscaler" xlink:type="simple">http://www.eve-ng.net/index.php/documentation/howto-s/71-howto-add-citrix-netscaler</text:a></text:p>
            <text:p><text:a xlink:href="https://nbctcp.wordpress.com/2015/07/02/unetlab-installation-on-esxi/" xlink:type="simple">https://nbctcp.wordpress.com/2015/07/02/unetlab-installation-on-esxi/</text:a></text:p>
            <text:p>(hladat “-to install nsvpx”)</text:p>
            <text:p/>
            <text:p>-Pocas spustania zariadenia pri telnet konzole sa nezobrazuje priebeh spustania, v porovnani s vnc pristupom. Nakoniec sa ale zobrazi vyzva na prihlasenie.</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9">
          <table:table-cell table:style-name="ce197" office:value-type="string" calcext:value-type="string">
            <text:p>Cisco vWLC (Wireless LAN Controller)</text:p>
          </table:table-cell>
          <table:table-cell table:style-name="ce197" office:value-type="string" calcext:value-type="string">
            <text:p>Cisco vWLC 8.1.111.0</text:p>
          </table:table-cell>
          <table:table-cell table:style-name="ce197" office:value-type="string" calcext:value-type="string">
            <text:p><text:span text:style-name="T8">vwlc-8.1.111_20150725 – funguje</text:span></text:p>
            <text:p>AIR-CTVM-K9-8-1-102-0.rar - nefunguje</text:p>
            <text:p>AIR_CTVM_LARGE-K9_8_3_102_0.ova – nefunguje</text:p>
          </table:table-cell>
          <table:table-cell table:style-name="ce218" office:value-type="string" calcext:value-type="string">
            <text:p>QEMU</text:p>
          </table:table-cell>
          <table:table-cell table:style-name="ce208" office:value-type="string" calcext:value-type="string">
            <text:p>Prihlasovacie udaje sa zadavaju pri prvom spusteni.</text:p>
            <text:p/>
            <text:p>Pre jednoduchost mozeme pre “Administrative User Name”zvolit napr.:</text:p>
            <text:p>admin </text:p>
            <text:p>a ako heslo</text:p>
            <text:p>vWLC123</text:p>
            <text:p>t.j.</text:p>
            <text:p>admin/vWLC123</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0-howto-add-cisco-vwlc-virtual-wireless-lan-controller" xlink:type="simple">http://www.eve-ng.net/index.php/documentation/howto-s/70-howto-add-cisco-vwlc-virtual-wireless-lan-controller</text:a></text:p>
            <text:p>-Po pridani zariadenia do QEMU adresara v EVE.ng vojdeme do adresara s vWLC a vykoname prikaz:</text:p>
            <text:p/>
            <text:p>  sudo chown root:root *</text:p>
            <text:p/>
            <text:p>-Nepodarilo sa mi spustit “AIR-CTVM*” zariadenia ani podla EVE-ng navodu na EVE-ng serveri, ani lokalne po importovani OVA vo VirtualBoxe (ani po pridani ISO suboru do bootovacieho procesu vo VirtualBoxe podla EVE-ng navodu) – restartoval sa v slucke</text:p>
            <text:p><text:a xlink:href="http://www.eve-ng.net/index.php/documentation/howto-s/70-howto-add-cisco-vwlc-virtual-wireless-lan-controller" xlink:type="simple">http://www.eve-ng.net/index.php/documentation/howto-s/70-howto-add-cisco-vwlc-virtual-wireless-lan-controller</text:a></text:p>
            <text:p/>
            <text:p>-Podarilo sa mi ale spustit vWLC 8.1.111. Zariadeniu chvilku trva, kym zacne nieco vypisovat na konzolu. Potom vykoname uvodne nastavenia.</text:p>
            <text:p/>
            <text:p>-Linky</text:p>
            <text:p><text:a xlink:href="https://www.cisco.com/c/en/us/td/docs/wireless/controller/release/notes/crn81mr1.html" xlink:type="simple">https://www.cisco.com/c/en/us/td/docs/wireless/controller/release/notes/crn81mr1.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3">
          <table:table-cell table:style-name="ce197" office:value-type="string" calcext:value-type="string">
            <text:p>Cisco IPS</text:p>
          </table:table-cell>
          <table:table-cell table:style-name="ce197" office:value-type="string" calcext:value-type="string">
            <text:p>Cisco IPS 7.0.8-E4 </text:p>
            <text:p>(IPS-4240)</text:p>
          </table:table-cell>
          <table:table-cell table:style-name="ce26" office:value-type="string" calcext:value-type="string">
            <text:p>cips-7.0.8_20120518 </text:p>
          </table:table-cell>
          <table:table-cell table:style-name="ce218" office:value-type="string" calcext:value-type="string">
            <text:p>QEMU</text:p>
          </table:table-cell>
          <table:table-cell table:style-name="ce208" office:value-type="string" calcext:value-type="string">
            <text:p>cisco/ciscoips123</text:p>
          </table:table-cell>
          <table:table-cell table:style-name="ce208" office:value-type="string" calcext:value-type="string">
            <text:p>telnet</text:p>
          </table:table-cell>
          <table:table-cell table:style-name="ce229" office:value-type="string" calcext:value-type="string">
            <text:p>✓</text:p>
          </table:table-cell>
          <table:table-cell table:style-name="ce242"/>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6">
          <table:table-cell table:style-name="ce197" office:value-type="string" calcext:value-type="string">
            <text:p>Cisco vWAAS</text:p>
          </table:table-cell>
          <table:table-cell table:style-name="ce197" office:value-type="string" calcext:value-type="string">
            <text:p>Cisco vWAAS 5.5.3</text:p>
          </table:table-cell>
          <table:table-cell table:style-name="ce26" office:value-type="string" calcext:value-type="string">
            <text:p>vwaas-5.5.3-b59_20150415 </text:p>
          </table:table-cell>
          <table:table-cell table:style-name="ce218" office:value-type="string" calcext:value-type="string">
            <text:p>QEMU</text:p>
          </table:table-cell>
          <table:table-cell table:style-name="ce208" office:value-type="string" calcext:value-type="string">
            <text:p>-Heslo pre “admin” ucet sa zadava pri prvom spusteni.</text:p>
            <text:p/>
            <text:p>-Pre jednoduchost mozeme zvolit napr.:</text:p>
            <text:p/>
            <text:p>admin </text:p>
            <text:p>t.j.</text:p>
            <text:p>admin/admin</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2-howto-add-cisco-vwaas" xlink:type="simple">http://www.eve-ng.net/index.php/documentation/howto-s/72-howto-add-cisco-vwaas</text:a></text:p>
            <text:p/>
            <text:p>-zariadenie sa uspesne spustilo, aj ked som namiesto troch virtio suborov mal iba jede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4">
          <table:table-cell table:style-name="ce197" office:value-type="string" calcext:value-type="string">
            <text:p>A10 vThunder</text:p>
          </table:table-cell>
          <table:table-cell table:style-name="ce197" office:value-type="string" calcext:value-type="string">
            <text:p>Advanced Core OS (ACOS) 4.1.0-P3-38</text:p>
          </table:table-cell>
          <table:table-cell table:style-name="ce26" office:value-type="string" calcext:value-type="string">
            <text:p>a10-vThunder_410_P3_20160616</text:p>
          </table:table-cell>
          <table:table-cell table:style-name="ce218" office:value-type="string" calcext:value-type="string">
            <text:p>QEMU</text:p>
          </table:table-cell>
          <table:table-cell table:style-name="ce208" office:value-type="string" calcext:value-type="string">
            <text:p>admin/a10</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a10”)</text:p>
            <text:p/>
            <text:p>-Pri bootovani s telnet konzolou sa sice zobrazila vyzva na prihlasenie, ale okamzite po prihlaseni sa zobrazi chyba a zariadenie zamrzne. Zariadenie sa ale spusti spravne pri VNC konzole.</text:p>
            <text:p/>
            <text:p>-Navody</text:p>
            <text:p><text:a xlink:href="https://files.a10networks.com/vadc/forums/topic/vthunder-30-days-trial-default-loginpass-not-working/#post-1966" xlink:type="simple">https://files.a10networks.com/vadc/forums/topic/vthunder-30-days-trial-default-loginpass-not-working/#post-1966</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3">
          <table:table-cell table:style-name="ce201" office:value-type="string" calcext:value-type="string">
            <text:p>Cisco ACS</text:p>
          </table:table-cell>
          <table:table-cell table:style-name="ce201" office:value-type="string" calcext:value-type="string">
            <text:p>Cisco ACS 5.8.1.4</text:p>
          </table:table-cell>
          <table:table-cell table:style-name="ce201" office:value-type="string" calcext:value-type="string">
            <text:p>acs-5.8.1.4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pri spustani sa zasekne na hlaske "Failed to spawn readahead ..."; na prihlasovaciu obrazovku sa neda dost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30">
          <table:table-cell table:style-name="ce201" office:value-type="string" calcext:value-type="string">
            <text:p>Cisco vNAM</text:p>
          </table:table-cell>
          <table:table-cell table:style-name="ce201" office:value-type="string" calcext:value-type="string">
            <text:p>MontaVista Linux Professional Edition 5.0.0 (0704097)</text:p>
          </table:table-cell>
          <table:table-cell table:style-name="ce201" office:value-type="string" calcext:value-type="string">
            <text:p>vnam-6.2.1 </text:p>
          </table:table-cell>
          <table:table-cell table:style-name="ce219" office:value-type="string" calcext:value-type="string">
            <text:p>QEMU</text:p>
          </table:table-cell>
          <table:table-cell table:style-name="ce212" office:value-type="string" calcext:value-type="string">
            <text:p>root/&lt;bez hesla&gt;</text:p>
          </table:table-cell>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nepodarilo sa mi prihlasit do zariadenia. Po prihlaseni vypisalo chybovu hlasku "failed to load shared libraries". Pravdepodobne je zariadenie poskodene.</text:p>
            <text:p><text:a xlink:href="https://supportforums.cisco.com/t5/physical-security/media-1-missing-after-reboot-cps-ucs-2ru-k9/m-p/2859467" xlink:type="simple">https://supportforums.cisco.com/t5/physical-security/media-1-missing-after-reboot-cps-ucs-2ru-k9/m-p/2859467</text:a></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4">
          <table:table-cell table:style-name="ce201" office:value-type="string" calcext:value-type="string">
            <text:p>Aruba ClearPass</text:p>
          </table:table-cell>
          <table:table-cell table:style-name="ce201" office:value-type="string" calcext:value-type="string">
            <text:p>ClearPass 6.4.0</text:p>
          </table:table-cell>
          <table:table-cell table:style-name="ce201"/>
          <table:table-cell table:style-name="ce219"/>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9" office:value-type="string" calcext:value-type="string">
            <text:p>-kernel panic pri kazdom spusteni a restart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3">
          <table:table-cell table:style-name="ce201" office:value-type="string" calcext:value-type="string">
            <text:p>Cisco Firepower</text:p>
          </table:table-cell>
          <table:table-cell table:style-name="ce201"/>
          <table:table-cell table:style-name="ce201" office:value-type="string" calcext:value-type="string">
            <text:p>firepower-DEFC-5.4.0-763_datum</text:p>
            <text:p>firepower-NGIPS-5.4.0-763_datum</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30">
          <table:table-cell table:style-name="ce201" office:value-type="string" calcext:value-type="string">
            <text:p>Cisco Firepower 6</text:p>
          </table:table-cell>
          <table:table-cell table:style-name="ce201"/>
          <table:table-cell table:style-name="ce201" office:value-type="string" calcext:value-type="string">
            <text:p>firepower6-FMC-6.2.0-362_datum</text:p>
            <text:p>firepower6-FTD-6.2.0-362_datum</text:p>
            <text:p>firepower6-NGIPS-6.1.0-330_datum</text:p>
            <text:p>firepower6-NGIPS-6.2.0-362_datum</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dockerui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shipyard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DSM</text:p>
          </table:table-cell>
          <table:table-cell table:style-name="ce201" office:value-type="string" calcext:value-type="string">
            <text:p>EVE-ng Plus + vlastna sablona</text:p>
          </table:table-cell>
          <table:table-cell table:style-name="ce201" office:value-type="string" calcext:value-type="string">
            <text:p>dsm-5.2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office:value-type="string" calcext:value-type="string">
            <text:p>Hillstone SG6000</text:p>
          </table:table-cell>
          <table:table-cell table:style-name="ce201" office:value-type="string" calcext:value-type="string">
            <text:p>EVE-ng Plus + vlastna sablona</text:p>
          </table:table-cell>
          <table:table-cell office:value-type="string" calcext:value-type="string">
            <text:p>hillstone-sg6000</text:p>
          </table:table-cell>
          <table:table-cell table:style-name="ce194" office:value-type="string" calcext:value-type="string">
            <text:p>QEMU</text:p>
          </table:table-cell>
          <table:table-cell table:style-name="ce61"/>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194"/>
          <table:table-cell table:style-name="ce258" office:value-type="string" calcext:value-type="string">
            <text:p>OTESTOVAŤ!</text:p>
          </table:table-cell>
          <table:table-cell table:number-columns-repeated="2"/>
          <table:table-cell table:style-name="ce194"/>
          <table:table-cell/>
          <table:table-cell table:style-name="ce194"/>
          <table:table-cell table:number-columns-repeated="5"/>
          <table:table-cell table:style-name="ce194"/>
          <table:table-cell table:number-columns-repeated="1001"/>
        </table:table-row>
        <table:table-row table:style-name="ro3">
          <table:table-cell table:style-name="ce201" office:value-type="string" calcext:value-type="string">
            <text:p>Huawei USG6000V</text:p>
          </table:table-cell>
          <table:table-cell table:style-name="ce201" office:value-type="string" calcext:value-type="string">
            <text:p>EVE-ng Plus + vlastna sablona</text:p>
          </table:table-cell>
          <table:table-cell table:style-name="ce201" office:value-type="string" calcext:value-type="string">
            <text:p>USG6000V.zip - nefunguje</text:p>
            <text:p>huaweiusg6kv-usg – funguje, ale neviem prihlasovacie udaje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text:span text:style-name="T7">-USG6000V.zip sa v</text:span>ypol pocas spustania aj v EVE-ng aj vo VirtualBoxe</text:p>
            <text:p>-dalsi imidz sa sice spusti, ale 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Ikuai</text:p>
          </table:table-cell>
          <table:table-cell table:style-name="ce201" office:value-type="string" calcext:value-type="string">
            <text:p>EVE-ng Plus + vlastna sablona</text:p>
          </table:table-cell>
          <table:table-cell table:style-name="ce201" office:value-type="string" calcext:value-type="string">
            <text:p>Ikuai-8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Nagios</text:p>
          </table:table-cell>
          <table:table-cell table:style-name="ce201" office:value-type="string" calcext:value-type="string">
            <text:p>EVE-ng Plus + vlastna sablona</text:p>
          </table:table-cell>
          <table:table-cell table:style-name="ce201" office:value-type="string" calcext:value-type="string">
            <text:p>nagios-5.4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OpenE</text:p>
          </table:table-cell>
          <table:table-cell table:style-name="ce201" office:value-type="string" calcext:value-type="string">
            <text:p>EVE-ng Plus + vlastna sablona</text:p>
          </table:table-cell>
          <table:table-cell table:style-name="ce201" office:value-type="string" calcext:value-type="string">
            <text:p>opene-7.0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OpenStack</text:p>
          </table:table-cell>
          <table:table-cell table:style-name="ce201" office:value-type="string" calcext:value-type="string">
            <text:p>EVE-ng Plus + vlastna sablona</text:p>
          </table:table-cell>
          <table:table-cell table:style-name="ce201" office:value-type="string" calcext:value-type="string">
            <text:p>openstack-newton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OpwnWRT</text:p>
          </table:table-cell>
          <table:table-cell table:style-name="ce201" office:value-type="string" calcext:value-type="string">
            <text:p>EVE-ng Plus + vlastna sablona</text:p>
          </table:table-cell>
          <table:table-cell table:style-name="ce201" office:value-type="string" calcext:value-type="string">
            <text:p>openwrt-latest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Panabit</text:p>
          </table:table-cell>
          <table:table-cell table:style-name="ce201" office:value-type="string" calcext:value-type="string">
            <text:p>EVE-ng Plus + vlastna sablona</text:p>
          </table:table-cell>
          <table:table-cell table:style-name="ce201" office:value-type="string" calcext:value-type="string">
            <text:p>panabit-v17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Seafile</text:p>
          </table:table-cell>
          <table:table-cell table:style-name="ce201" office:value-type="string" calcext:value-type="string">
            <text:p>EVE-ng Plus + vlastna sablona</text:p>
          </table:table-cell>
          <table:table-cell table:style-name="ce201" office:value-type="string" calcext:value-type="string">
            <text:p>seafile-6.0.9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Zabbix</text:p>
          </table:table-cell>
          <table:table-cell table:style-name="ce201" office:value-type="string" calcext:value-type="string">
            <text:p>EVE-ng Plus + vlastna sablona</text:p>
          </table:table-cell>
          <table:table-cell table:style-name="ce201" office:value-type="string" calcext:value-type="string">
            <text:p>zabbix-3.0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4">
          <table:table-cell table:style-name="ce199" office:value-type="string" calcext:value-type="string">
            <text:p>Koncove zariadenia</text:p>
          </table:table-cell>
          <table:table-cell table:style-name="ce199"/>
          <table:table-cell table:style-name="ce209" table:number-columns-repeated="4"/>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row>
        <table:table-row table:style-name="ro4">
          <table:table-cell table:style-name="ce197" office:value-type="string" calcext:value-type="string">
            <text:p>VPCS</text:p>
          </table:table-cell>
          <table:table-cell table:style-name="ce197" office:value-type="string" calcext:value-type="string">
            <text:p>Virtual PC Simulator</text:p>
          </table:table-cell>
          <table:table-cell table:style-name="ce208" office:value-type="string" calcext:value-type="string">
            <text:p>VPCS</text:p>
          </table:table-cell>
          <table:table-cell table:style-name="ce218" office:value-type="string" calcext:value-type="string">
            <text:p>CPU (bez virtualizácie)</text:p>
          </table:table-cell>
          <table:table-cell table:style-name="ce208"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Nastavenie IP adresy</text:p>
          </table:table-cell>
          <table:table-cell table:style-name="ce218"/>
          <table:table-cell table:style-name="ce256" office:value-type="string" calcext:value-type="string">
            <text:p>OTESTOVAŤ!</text:p>
          </table:table-cell>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8">
          <table:table-cell table:style-name="ce197" office:value-type="string" calcext:value-type="string">
            <text:p>Linux</text:p>
          </table:table-cell>
          <table:table-cell table:style-name="ce197" office:value-type="string" calcext:value-type="string">
            <text:p>Debian 9.3.0 x64 XFCE</text:p>
          </table:table-cell>
          <table:table-cell table:style-name="ce197" office:value-type="string" calcext:value-type="string">
            <text:p>debian-9.3.0-amd64-netinst.iso</text:p>
            <text:p>=&gt; <text:span text:style-name="T1">linux-debian-9.3.0-x64-xfce_20171209</text:span></text:p>
          </table:table-cell>
          <table:table-cell table:style-name="ce218" office:value-type="string" calcext:value-type="string">
            <text:p>QEMU</text:p>
          </table:table-cell>
          <table:table-cell table:style-name="ce208" office:value-type="string" calcext:value-type="string">
            <text:p>root/linux kernel</text:p>
            <text:p>user/linux kernel</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Nainstalovane balicky</text:p>
            <text:p>sudo aptitude bash-completion wireshark wireshark-qt</text:p>
            <text:p/>
            <text:p>-pouzivatelske konto bolo pridane do skupin “sudo” a “wireshark”</text:p>
            <text:p/>
            <text:p>gpasswd -a user sudo</text:p>
            <text:p><text:span text:style-name="T7">gpasswd -a user wireshark</text:span></text:p>
            <text:p/>
            <text:p><text:span text:style-name="T7">-Na zaciatku som dal virtualke 100 GB disk. Trvalo by skoro 2 dni, kym by som ho odoslal na server. Preto som sa ho rozhodol zmensit prikazmi na</text:span></text:p>
            <text:p/>
            <text:p><text:span text:style-name="T12"><text:a xlink:href="https://pve.proxmox.com/wiki/Shrink_Qcow2_Disk_Files" xlink:type="simple">https://pve.proxmox.com/wiki/Shrink_Qcow2_Disk_Files</text:a></text:span></text:p>
            <text:p><text:span text:style-name="T7">(hladat “Shrink the Disk File”)</text:span></text:p>
            <text:p><text:span text:style-name="T7">Kvoli lepsiemu vykonu virtualky som pouzil nekomprimujuci sposob konverzie prikazom</text:span></text:p>
            <text:p/>
            <text:p><text:span text:style-name="T7">sudo qemu-img convert -O qcow2 image.qcow2_backup image.qcow2</text:span></text:p>
            <text:p/>
            <text:p><text:span text:style-name="T7">mv debian.qcow2 debian.qcow2.backup</text:span></text:p>
            <text:p><text:span text:style-name="T7">sudo qemu-img convert -O qcow2 debian.qcow2.backup hda.qcow2</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7">
          <table:table-cell table:style-name="ce197" office:value-type="string" calcext:value-type="string">
            <text:p>Linux</text:p>
          </table:table-cell>
          <table:table-cell table:style-name="ce197" office:value-type="string" calcext:value-type="string">
            <text:p>Alpine 3.7.0 CLI</text:p>
          </table:table-cell>
          <table:table-cell table:style-name="ce26" office:value-type="string" calcext:value-type="string">
            <text:p>linux-alpine-virt-3.7.0-x86</text:p>
          </table:table-cell>
          <table:table-cell table:style-name="ce218" office:value-type="string" calcext:value-type="string">
            <text:p>QEMU</text:p>
          </table:table-cell>
          <table:table-cell table:style-name="ce208" office:value-type="string" calcext:value-type="string">
            <text:p>root/&lt;bez hesla&gt;</text:p>
          </table:table-cell>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vzdialeny pristup cez TELNET (seriova konzola predvolene aktivna), ale zaroven funguje aj VNC konzola</text:p>
            <text:p/>
            <text:p>-Nastavenia siete</text:p>
            <text:p><text:a xlink:href="http://wiki.alpinelinux.org/wiki/Configure_Networking" xlink:type="simple">http://wiki.alpinelinux.org/wiki/Configure_Networking</text:a></text:p>
            <text:p/>
            <text:p>-Instalacia grafickeho prostredia (XFCE) (vyzaduje VNC vzdialeny pristup)</text:p>
            <text:p><text:a xlink:href="https://wiki.alpinelinux.org/wiki/XFCE_Setup" xlink:type="simple">https://wiki.alpinelinux.org/wiki/XFCE_Setup</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7">
          <table:table-cell table:style-name="ce197" office:value-type="string" calcext:value-type="string">
            <text:p>Linux Ostinato</text:p>
          </table:table-cell>
          <table:table-cell table:style-name="ce197" office:value-type="string" calcext:value-type="string">
            <text:p>Linux Ostinato 8.0</text:p>
          </table:table-cell>
          <table:table-cell table:style-name="ce26" office:value-type="string" calcext:value-type="string">
            <text:p>ostinato-drone-8.0 (z balicka “eve-ng-addons-ostinato-drone”) </text:p>
          </table:table-cell>
          <table:table-cell table:style-name="ce218" office:value-type="string" calcext:value-type="string">
            <text:p>QEMU</text:p>
          </table:table-cell>
          <table:table-cell table:style-name="ce208" office:value-type="string" calcext:value-type="string">
            <text:p>eve/eve</text:p>
          </table:table-cell>
          <table:table-cell table:style-name="ce208" office:value-type="string" calcext:value-type="string">
            <text:p>telnet/vnc/web</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1-howto-add-linux-ostinato" xlink:type="simple">http://www.eve-ng.net/index.php/documentation/howto-s/111-howto-add-linux-ostinato</text:a></text:p>
            <text:p/>
            <text:p>-Po pridani zariadenia do EVE-ng servera sa vytvori adresar s nazvom “ostinato-drone-X” (X reprezentuje verziu) v <text:span text:style-name="T15">adresari /opt/unetlab/addons/qemu/</text:span></text:p>
            <text:p/>
            <text:p><text:span text:style-name="T7">-Do topologie pridame zariadenie cez sablonu “Ostinato”</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7">
          <table:table-cell table:style-name="ce197" office:value-type="string" calcext:value-type="string">
            <text:p>Linux Netem</text:p>
          </table:table-cell>
          <table:table-cell table:style-name="ce197" office:value-type="string" calcext:value-type="string">
            <text:p>Netem 2.0.3-61</text:p>
          </table:table-cell>
          <table:table-cell table:style-name="ce26" office:value-type="string" calcext:value-type="string">
            <text:p><text:span text:style-name="T11">netem 2.0.3-61 </text:span><text:span text:style-name="T9">(z balicka “eve-ng-addons-netem”) </text:span></text:p>
          </table:table-cell>
          <table:table-cell table:style-name="ce218" office:value-type="string" calcext:value-type="string">
            <text:p>QEMU</text:p>
          </table:table-cell>
          <table:table-cell table:style-name="ce208" office:value-type="string" calcext:value-type="string">
            <text:p>eve/eve</text:p>
          </table:table-cell>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0-howto-add-linux-netem" xlink:type="simple">http://www.eve-ng.net/index.php/documentation/howto-s/110-howto-add-linux-netem</text:a></text:p>
            <text:p/>
            <text:p><text:span text:style-name="T7">-Po pridani zariadenia do EVE-ng servera sa vytvori adresar s nazvom “linux-netem” v adresari /opt/unetlab/addons/qemu/</text:span></text:p>
            <text:p/>
            <text:p>-Do topologie pridame zariadenie cez sablonu “Linux”</text:p>
            <text:p>  -Image: “linux-netem”</text:p>
            <text:p>  -Console: telnet</text:p>
            <text:p/>
            <text:p>-Graficky webovy frontend ku NETEM</text:p>
            <text:p><text:a xlink:href="https://www.reddit.com/r/linux/comments/3hgkzl/simple_web_ui_to_help_simulate_poor_network/" xlink:type="simple">https://www.reddit.com/r/linux/comments/3hgkzl/simple_web_ui_to_help_simulate_poor_network/</text:a></text:p>
            <text:p><text:a xlink:href="https://github.com/codekoala/network-shaper" xlink:type="simple">https://github.com/codekoala/network-shaper</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4">
          <table:table-cell office:value-type="string" calcext:value-type="string">
            <text:p>Linux</text:p>
          </table:table-cell>
          <table:table-cell office:value-type="string" calcext:value-type="string">
            <text:p>Debian 8.6.0 x64 CLI</text:p>
          </table:table-cell>
          <table:table-cell office:value-type="string" calcext:value-type="string">
            <text:p>linux-debian-8.6.0</text:p>
          </table:table-cell>
          <table:table-cell table:style-name="ce194" office:value-type="string" calcext:value-type="string">
            <text:p>QEMU</text:p>
          </table:table-cell>
          <table:table-cell table:style-name="ce61" office:value-type="string" calcext:value-type="string">
            <text:p>cloud/cloud</text:p>
          </table:table-cell>
          <table:table-cell table:style-name="ce61"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4">
          <table:table-cell office:value-type="string" calcext:value-type="string">
            <text:p>Linux</text:p>
          </table:table-cell>
          <table:table-cell office:value-type="string" calcext:value-type="string">
            <text:p>CentOS 7 x64 CLI</text:p>
          </table:table-cell>
          <table:table-cell office:value-type="string" calcext:value-type="string">
            <text:p>linux-centos-7-x64</text:p>
          </table:table-cell>
          <table:table-cell table:style-name="ce194" office:value-type="string" calcext:value-type="string">
            <text:p>QEMU</text:p>
          </table:table-cell>
          <table:table-cell table:style-name="ce61" office:value-type="string" calcext:value-type="string">
            <text:p>cloud/cloud</text:p>
          </table:table-cell>
          <table:table-cell table:style-name="ce61"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4">
          <table:table-cell office:value-type="string" calcext:value-type="string">
            <text:p>Linux</text:p>
          </table:table-cell>
          <table:table-cell office:value-type="string" calcext:value-type="string">
            <text:p>Xubuntu 16.04 x64 XFCE</text:p>
          </table:table-cell>
          <table:table-cell office:value-type="string" calcext:value-type="string">
            <text:p>linux-xubuntu-16-04-1-x64</text:p>
          </table:table-cell>
          <table:table-cell table:style-name="ce194" office:value-type="string" calcext:value-type="string">
            <text:p>QEMU</text:p>
          </table:table-cell>
          <table:table-cell table:style-name="ce61" office:value-type="string" calcext:value-type="string">
            <text:p>cloud/cloud</text:p>
          </table:table-cell>
          <table:table-cell table:style-name="ce61"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3">
          <table:table-cell office:value-type="string" calcext:value-type="string">
            <text:p>Linux</text:p>
          </table:table-cell>
          <table:table-cell office:value-type="string" calcext:value-type="string">
            <text:p>TinyCore</text:p>
          </table:table-cell>
          <table:table-cell office:value-type="string" calcext:value-type="string">
            <text:p>TinyCore-current.iso</text:p>
          </table:table-cell>
          <table:table-cell table:style-name="ce194" office:value-type="string" calcext:value-type="string">
            <text:p>QEMU</text:p>
          </table:table-cell>
          <table:table-cell table:style-name="ce61" office:value-type="string" calcext:value-type="string">
            <text:p>&lt;bez hesla&gt;</text:p>
          </table:table-cell>
          <table:table-cell table:style-name="ce61" office:value-type="string" calcext:value-type="string">
            <text:p>vnc</text:p>
          </table:table-cell>
          <table:table-cell table:style-name="ce234" office:value-type="string" calcext:value-type="string">
            <text:p>✓</text:p>
          </table:table-cell>
          <table:table-cell office:value-type="string" calcext:value-type="string">
            <text:p>-uspesne sa spusti, ale kurzor mysi nie je synchronizovany v guest systeme a nema nastroje na beznu pracu so sietou</text:p>
          </table:table-cell>
          <table:table-cell table:style-name="ce194"/>
          <table:table-cell table:style-name="ce258"/>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31">
          <table:table-cell table:style-name="ce9" office:value-type="string" calcext:value-type="string">
            <text:p>Windows</text:p>
          </table:table-cell>
          <table:table-cell table:style-name="ce9" office:value-type="string" calcext:value-type="string">
            <text:p>Windows 10 Pro x86</text:p>
          </table:table-cell>
          <table:table-cell table:style-name="ce29" office:value-type="string" calcext:value-type="string">
            <text:p><text:span text:style-name="T9">Win10_1709_EnglishInternational_x32.iso</text:span></text:p>
            <text:p><text:span text:style-name="T9">=&gt; win-10-pro-x86-1709_20170930</text:span></text:p>
          </table:table-cell>
          <table:table-cell table:style-name="ce39" office:value-type="string" calcext:value-type="string">
            <text:p>QEMU</text:p>
          </table:table-cell>
          <table:table-cell table:style-name="ce47" office:value-type="string" calcext:value-type="string">
            <text:p>student/KisFriUniza</text:p>
          </table:table-cell>
          <table:table-cell table:style-name="ce47" office:value-type="string" calcext:value-type="string">
            <text:p>vnc/rdp</text:p>
          </table:table-cell>
          <table:table-cell table:style-name="ce59" office:value-type="string" calcext:value-type="string">
            <text:p>✓</text:p>
          </table:table-cell>
          <table:table-cell table:style-name="ce75" office:value-type="string" calcext:value-type="string">
            <text:p><text:span text:style-name="T7">-Pridanie zariadenia</text:span></text:p>
            <text:p>./eve_ng/08_9_vytvorenie_windows_10_kvm_virtualky_s_virtio_ovladacmi-CIASTOCNY_NEUSPECH.txt</text:p>
            <text:p/>
            <text:p><text:span text:style-name="T7">-Legalny a aktivovany Windows klucom z mojho DreamSpark uctu</text:span></text:p>
            <text:p><text:span text:style-name="T7">-Windows optimalizovany na minimalizaciu spotreby operacnej pamate a diskovych operacii</text:span></text:p>
            <text:p><text:span text:style-name="T7">-Nainstalovane VIRTIO ovladace pre vyssi vykon disku, sietovych zariadeni a celkovy vykon systemu</text:span></text:p>
            <text:p><text:span text:style-name="T12"><text:a xlink:href="https://forum.proxmox.com/threads/differences-between-ide-virtio-scsi.8356/" xlink:type="simple">https://forum.proxmox.com/threads/differences-between-ide-virtio-scsi.8356/</text:a></text:span></text:p>
            <text:p><text:span text:style-name="T7">-Paging file (stranovaci subor) vypnuty, kvoli zvyseniu vykonu pri narocnejsich aplikaciach</text:span></text:p>
            <text:p><text:span text:style-name="T7">-Nainstalovane programy</text:span></text:p>
            <text:p><text:span text:style-name="T7">Firefox, Java JRE, VLC, Wireshark</text:span></text:p>
            <text:p/>
            <text:p><text:span text:style-name="T7">-RDP NA VSETKYCH WINDOWSOCH SA MUSI ZAPNUT EXPLICITNE!! VNC bude fungovat stale.</text:span></text:p>
            <text:p/>
            <text:p><text:span text:style-name="T7">Ale nespusti sa – zasekne sa na bootovacej obrazovke</text:span></text:p>
          </table:table-cell>
          <table:table-cell table:style-name="ce39"/>
          <table:table-cell table:style-name="ce86" office:value-type="string" calcext:value-type="string">
            <text:p>VYTVORIT IMIDZ!</text:p>
          </table:table-cell>
          <table:table-cell table:style-name="ce102"/>
          <table:table-cell table:style-name="ce59"/>
          <table:table-cell table:style-name="ce39"/>
          <table:table-cell table:style-name="ce59"/>
          <table:table-cell table:style-name="ce39"/>
          <table:table-cell table:style-name="ce47" table:number-columns-repeated="4"/>
          <table:table-cell table:style-name="ce59"/>
          <table:table-cell table:style-name="ce39"/>
          <table:table-cell table:style-name="ce47" table:number-columns-repeated="17"/>
          <table:table-cell table:style-name="ce122" table:number-columns-repeated="984"/>
        </table:table-row>
        <table:table-row table:style-name="ro4">
          <table:table-cell table:style-name="ce197" office:value-type="string" calcext:value-type="string">
            <text:p>Windows Server</text:p>
          </table:table-cell>
          <table:table-cell table:style-name="ce197" office:value-type="string" calcext:value-type="string">
            <text:p>Windows Server 2016 x64</text:p>
          </table:table-cell>
          <table:table-cell table:style-name="ce197" office:value-type="string" calcext:value-type="string">
            <text:p>win-windows-server-2016-x64</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office:value-type="string" calcext:value-type="string">
            <text:p>vnc/rdp</text:p>
          </table:table-cell>
          <table:table-cell table:style-name="ce229" office:value-type="string" calcext:value-type="string">
            <text:p>✓</text:p>
          </table:table-cell>
          <table:table-cell table:style-name="ce242"/>
          <table:table-cell table:style-name="ce218"/>
          <table:table-cell table:style-name="ce256" office:value-type="string" calcext:value-type="string">
            <text:p>OTESTOVAŤ!</text:p>
          </table:table-cell>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4">
          <table:table-cell table:style-name="ce201" office:value-type="string" calcext:value-type="string">
            <text:p>Windows</text:p>
          </table:table-cell>
          <table:table-cell table:style-name="ce201" office:value-type="string" calcext:value-type="string">
            <text:p>Windows 7 x86</text:p>
          </table:table-cell>
          <table:table-cell table:style-name="ce212" office:value-type="string" calcext:value-type="string">
            <text:p>Win7-Lite-hda</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office:value-type="string" calcext:value-type="string">
            <text:p>vnc/rdp</text:p>
          </table:table-cell>
          <table:table-cell table:style-name="ce236" office:value-type="string" calcext:value-type="string">
            <text:p>✓</text:p>
          </table:table-cell>
          <table:table-cell table:style-name="ce76" office:value-type="string" calcext:value-type="string">
            <text:p>funguje, ale ma skarede ikonky</text:p>
          </table:table-cell>
          <table:table-cell table:style-name="ce219"/>
          <table:table-cell table:style-name="ce259"/>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4">
          <table:table-cell table:style-name="ce201" office:value-type="string" calcext:value-type="string">
            <text:p>Windows</text:p>
          </table:table-cell>
          <table:table-cell table:style-name="ce201" office:value-type="string" calcext:value-type="string">
            <text:p>Windows 7 Professional x86</text:p>
          </table:table-cell>
          <table:table-cell table:style-name="ce212" office:value-type="string" calcext:value-type="string">
            <text:p>win-7PE-PC+</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office:value-type="string" calcext:value-type="string">
            <text:p>vnc/rdp</text:p>
          </table:table-cell>
          <table:table-cell table:style-name="ce236" office:value-type="string" calcext:value-type="string">
            <text:p>✓</text:p>
          </table:table-cell>
          <table:table-cell table:style-name="ce248"/>
          <table:table-cell table:style-name="ce219"/>
          <table:table-cell table:style-name="ce259"/>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4">
          <table:table-cell table:style-name="ce199" table:number-columns-repeated="2"/>
          <table:table-cell table:style-name="ce209" table:number-columns-repeated="4"/>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row>
        <table:table-row table:style-name="ro4">
          <table:table-cell table:style-name="ce194"/>
          <table:table-cell table:style-name="ce203"/>
          <table:table-cell table:style-name="ce194" table:number-columns-repeated="2"/>
          <table:table-cell table:style-name="ce61" table:number-columns-repeated="2"/>
          <table:table-cell table:style-name="ce71"/>
          <table:table-cell/>
          <table:table-cell table:style-name="ce194"/>
          <table:table-cell table:number-columns-repeated="2"/>
          <table:table-cell table:style-name="ce71"/>
          <table:table-cell table:style-name="ce226"/>
          <table:table-cell table:style-name="ce194"/>
          <table:table-cell table:style-name="ce226"/>
          <table:table-cell table:number-columns-repeated="4"/>
          <table:table-cell table:style-name="ce194"/>
          <table:table-cell table:style-name="ce226"/>
          <table:table-cell table:number-columns-repeated="1001"/>
        </table:table-row>
        <table:table-row table:style-name="ro4">
          <table:table-cell table:number-columns-repeated="5"/>
          <table:table-cell table:style-name="ce226"/>
          <table:table-cell table:number-columns-repeated="1016"/>
        </table:table-row>
        <table:table-row table:style-name="ro4">
          <table:table-cell table:style-name="ce10" office:value-type="string" calcext:value-type="string">
            <text:p>Pre vyhladanie Cisco zariadeni podla podporovanej funkcionality vid link <text:a xlink:href="http://cfn.cloudapps.cisco.com/ITDIT/CFN/jsp/index.jsp" xlink:type="simple">http://cfn.cloudapps.cisco.com/ITDIT/CFN/jsp/index.jsp</text:a></text:p>
          </table:table-cell>
          <table:table-cell table:style-name="ce15"/>
          <table:table-cell table:style-name="ce22"/>
          <table:table-cell table:style-name="ce33" table:number-columns-repeated="2"/>
          <table:table-cell table:style-name="ce37"/>
          <table:table-cell table:style-name="ce33"/>
          <table:table-cell table:style-name="ce65"/>
          <table:table-cell table:style-name="ce33" table:number-columns-repeated="2"/>
          <table:table-cell table:style-name="ce87"/>
          <table:table-cell table:style-name="ce33"/>
          <table:table-cell table:style-name="ce93" table:number-columns-repeated="26"/>
          <table:table-cell table:style-name="ce23" table:number-columns-repeated="984"/>
        </table:table-row>
        <table:table-row table:style-name="ro4">
          <table:table-cell table:style-name="ce10" office:value-type="string" calcext:value-type="string">
            <text:p><text:span text:style-name="T4">Pre vyhladanie Juniper zariadeni podla podporovanej funkcionality vid link </text:span><text:span text:style-name="T4"><text:a xlink:href="https://apps.juniper.net/feature-explorer/" xlink:type="simple">https://apps.juniper.net/feature-explorer/</text:a></text:span></text:p>
          </table:table-cell>
          <table:table-cell table:style-name="ce16"/>
          <table:table-cell table:style-name="ce23" table:number-columns-repeated="2"/>
          <table:table-cell table:style-name="ce37" table:number-columns-repeated="2"/>
          <table:table-cell table:style-name="ce49"/>
          <table:table-cell table:style-name="ce65"/>
          <table:table-cell table:style-name="ce23" table:number-columns-repeated="3"/>
          <table:table-cell table:style-name="ce49"/>
          <table:table-cell table:style-name="ce23" table:number-columns-repeated="1010"/>
        </table:table-row>
        <table:table-row table:style-name="ro4">
          <table:table-cell table:style-name="ce194"/>
          <table:table-cell table:style-name="ce203"/>
          <table:table-cell table:style-name="ce213" table:number-columns-repeated="2"/>
          <table:table-cell table:style-name="ce226" table:number-columns-repeated="2"/>
          <table:table-cell table:style-name="ce238"/>
          <table:table-cell/>
          <table:table-cell table:style-name="ce213" table:number-columns-repeated="3"/>
          <table:table-cell table:style-name="ce238"/>
          <table:table-cell table:style-name="ce213" table:number-columns-repeated="26"/>
          <table:table-cell table:number-columns-repeated="984"/>
        </table:table-row>
        <table:table-row table:style-name="ro4">
          <table:table-cell table:number-columns-repeated="5"/>
          <table:table-cell table:style-name="ce226"/>
          <table:table-cell table:number-columns-repeated="1016"/>
        </table:table-row>
        <table:table-row table:style-name="ro4" table:number-rows-repeated="19">
          <table:table-cell table:number-columns-repeated="3"/>
          <table:table-cell table:style-name="ce194"/>
          <table:table-cell table:style-name="ce61"/>
          <table:table-cell table:style-name="ce226"/>
          <table:table-cell table:number-columns-repeated="1016"/>
        </table:table-row>
        <table:table-row table:style-name="ro4" table:number-rows-repeated="30">
          <table:table-cell table:number-columns-repeated="3"/>
          <table:table-cell table:style-name="ce203"/>
          <table:table-cell table:style-name="ce200"/>
          <table:table-cell table:style-name="ce226"/>
          <table:table-cell table:number-columns-repeated="1016"/>
        </table:table-row>
        <table:table-row table:style-name="ro4" table:number-rows-repeated="13">
          <table:table-cell table:number-columns-repeated="5"/>
          <table:table-cell table:style-name="ce226"/>
          <table:table-cell table:number-columns-repeated="1016"/>
        </table:table-row>
        <table:table-row table:style-name="ro4" table:number-rows-repeated="1048409">
          <table:table-cell table:number-columns-repeated="1022"/>
        </table:table-row>
        <table:table-row table:style-name="ro4">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2" style:language-asian="zh" style:country-asian="CN" style:font-name-complex="DejaVu Sans2"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06">00/00/0000</text:date>, <text:time style:data-style-name="N2" text:time-value="23:02:16.7442427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2:45:10.454136519</meta:creation-date>
    <dc:date>2018-04-06T23:15:40.194326367</dc:date>
    <meta:editing-duration>P22DT16H49M17S</meta:editing-duration>
    <meta:editing-cycles>613</meta:editing-cycles>
    <meta:generator>LibreOffice/6.0.0.3$Linux_X86_64 LibreOffice_project/00m0$Build-3</meta:generator>
    <meta:document-statistic meta:table-count="1" meta:cell-count="792" meta:object-count="0"/>
  </office:meta>
</office:document-meta>
</file>